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91mm"/>
    </style:style>
    <style:style style:name="co3" style:family="table-column">
      <style:table-column-properties fo:break-before="auto" style:column-width="36.9mm"/>
    </style:style>
    <style:style style:name="co4" style:family="table-column">
      <style:table-column-properties fo:break-before="auto" style:column-width="43.5mm"/>
    </style:style>
    <style:style style:name="co5" style:family="table-column">
      <style:table-column-properties fo:break-before="auto" style:column-width="15.95mm"/>
    </style:style>
    <style:style style:name="co6" style:family="table-column">
      <style:table-column-properties fo:break-before="auto" style:column-width="14.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3.63mm"/>
    </style:style>
    <style:style style:name="co9" style:family="table-column">
      <style:table-column-properties fo:break-before="auto" style:column-width="44.87mm"/>
    </style:style>
    <style:style style:name="co10" style:family="table-column">
      <style:table-column-properties fo:break-before="auto" style:column-width="18.68mm"/>
    </style:style>
    <style:style style:name="co11" style:family="table-column">
      <style:table-column-properties fo:break-before="auto" style:column-width="20.2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 style:data-style-name="N100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4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 style:data-style-name="N122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fo:wrap-option="wrap" style:vertical-align="top"/>
    </style:style>
    <style:style style:name="ce2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24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ffff" fo:wrap-option="wrap" style:vertical-align="top"/>
    </style:style>
    <style:style style:name="ce28" style:family="table-cell" style:parent-style-name="Default" style:data-style-name="N122">
      <style:table-cell-properties fo:background-color="#e6e6ff" fo:wrap-option="wrap" style:vertical-align="top"/>
    </style:style>
    <style:style style:name="ce29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 style:data-style-name="N113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00" fo:wrap-option="wrap" style:vertical-align="top"/>
    </style:style>
    <style:style style:name="ce35" style:family="table-cell" style:parent-style-name="Default">
      <style:table-cell-properties fo:background-color="#ffffff" fo:wrap-option="wrap" style:vertical-align="top"/>
    </style:style>
    <style:style style:name="ce36" style:family="table-cell" style:parent-style-name="Default">
      <style:table-cell-properties fo:background-color="#e6e6ff" fo:wrap-option="wrap" style:vertical-align="top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bottom"/>
      <style:paragraph-properties fo:text-align="start" fo:margin-left="0mm"/>
    </style:style>
    <style:style style:name="ce38" style:family="table-cell" style:parent-style-name="Default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font-name="Arial" style:font-name-asian="Droid Sans Fallback" style:font-name-complex="DejaVu Sans"/>
    </style:style>
    <style:style style:name="ce4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3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22">
      <style:table-cell-properties fo:background-color="#ffcc00" fo:wrap-option="wrap" style:vertical-align="top"/>
    </style:style>
    <style:style style:name="ce45" style:family="table-cell" style:parent-style-name="Default" style:data-style-name="N122">
      <style:table-cell-properties fo:background-color="#ffffff" style:vertical-align="top"/>
    </style:style>
    <style:style style:name="ce46" style:family="table-cell" style:parent-style-name="Default" style:data-style-name="N122">
      <style:table-cell-properties fo:background-color="#e6e6ff" style:vertical-align="top"/>
    </style:style>
    <style:style style:name="ce47" style:family="table-cell" style:parent-style-name="Default" style:data-style-name="N115">
      <style:table-cell-properties fo:background-color="#ccff00" fo:wrap-option="wrap" style:vertical-align="top"/>
    </style:style>
    <style:style style:name="ce48" style:family="table-cell" style:parent-style-name="Default" style:data-style-name="N115">
      <style:table-cell-properties fo:background-color="#ffffff" fo:wrap-option="wrap" style:vertical-align="top"/>
    </style:style>
    <style:style style:name="ce49" style:family="table-cell" style:parent-style-name="Default" style:data-style-name="N115">
      <style:table-cell-properties fo:background-color="#e6e6ff" fo:wrap-option="wrap" style:vertical-align="top"/>
    </style:style>
    <style:style style:name="ce50" style:family="table-cell" style:parent-style-name="Default" style:data-style-name="N115">
      <style:table-cell-properties fo:background-color="#ffffff" fo:wrap-option="wrap" style:vertical-align="top"/>
      <style:text-properties fo:font-weight="bold" style:font-weight-asian="bold" style:font-weight-complex="bold"/>
    </style:style>
    <style:style style:name="ce51" style:family="table-cell" style:parent-style-name="Default" style:data-style-name="N115">
      <style:table-cell-properties fo:wrap-option="wrap" style:vertical-align="top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ccff00" style:text-align-source="fix" style:repeat-content="false" fo:wrap-option="wrap" style:vertical-align="bottom"/>
      <style:paragraph-properties fo:text-align="center" fo:margin-left="0mm"/>
    </style:style>
    <style:style style:name="ce55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6" style:family="table-cell" style:parent-style-name="Default">
      <style:table-cell-properties fo:background-color="#ffffff"/>
    </style:style>
  </office:automatic-styles>
  <office:body>
    <office:spreadsheet>
      <table:table table:name="Sheet1" table:style-name="ta1" table:print-ranges="Sheet1.A1:Sheet1.L168">
        <table:table-column table:style-name="co1" table:default-cell-style-name="ce6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2"/>
          <table:table-cell table:style-name="ce20"/>
          <table:table-cell table:style-name="ce12" table:number-columns-repeated="2"/>
          <table:table-cell table:style-name="ce26"/>
          <table:table-cell table:style-name="ce29"/>
          <table:table-cell table:style-name="ce18"/>
          <table:table-cell table:style-name="ce12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7"/>
          <table:table-cell table:style-name="ce52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13"/>
          <table:table-cell table:style-name="ce21" table:number-columns-repeated="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13"/>
          <table:covered-table-cell table:style-name="ce21"/>
          <table:table-cell table:style-name="ce34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4"/>
          <table:table-cell table:style-name="ce53"/>
        </table:table-row>
        <table:table-row table:style-name="ro2"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Value</text:p>
          </table:table-cell>
          <table:table-cell table:style-name="ce22" office:value-type="string" calcext:value-type="string">
            <text:p>Note</text:p>
          </table:table-cell>
          <table:table-cell table:style-name="ce22" office:value-type="string" calcext:value-type="string">
            <text:p>Parts</text:p>
          </table:table-cell>
          <table:table-cell table:style-name="ce22" office:value-type="string" calcext:value-type="string">
            <text:p>Code</text:p>
          </table:table-cell>
          <table:table-cell table:style-name="ce13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style-name="ce37" office:value-type="string" calcext:value-type="string">
            <text:p>Code</text:p>
          </table:table-cell>
          <table:table-cell table:style-name="ce14" office:value-type="string" calcext:value-type="string">
            <text:p>Unit price</text:p>
          </table:table-cell>
          <table:table-cell table:style-name="ce22" office:value-type="string" calcext:value-type="string">
            <text:p>Total</text:p>
          </table:table-cell>
          <table:table-cell table:style-name="ce54" office:value-type="string" calcext:value-type="string">
            <text:p>Combined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50 V</text:p>
          </table:table-cell>
          <table:table-cell table:style-name="ce15" office:value-type="string" calcext:value-type="string">
            <text:p>C10, C13, C14</text:p>
          </table:table-cell>
          <table:table-cell table:style-name="ce15" office:value-type="string" calcext:value-type="string">
            <text:p>2496997</text:p>
          </table:table-cell>
          <table:table-cell table:style-name="ce27" office:value-type="float" office:value="0.0311" calcext:value-type="float">
            <text:p>0,031</text:p>
          </table:table-cell>
          <table:table-cell table:style-name="ce30" table:formula="of:=IF([.E4]=&quot;-&quot;;&quot;&quot;;IF([.A4]=&quot;&quot;;[.F4];[.A4]*[.F4]))" office:value-type="currency" office:currency="GBP" office:value="0.0933" calcext:value-type="currency">
            <text:p>£0,09</text:p>
          </table:table-cell>
          <table:table-cell table:style-name="ce35"/>
          <table:table-cell table:style-name="ce38" office:value-type="string" calcext:value-type="string">
            <text:p>CC1206ZRY5V9105</text:p>
          </table:table-cell>
          <table:table-cell table:style-name="ce45" office:value-type="float" office:value="0.0108" calcext:value-type="float">
            <text:p>0,011</text:p>
          </table:table-cell>
          <table:table-cell table:style-name="ce48" table:formula="of:=IF([.I4]=&quot;-&quot;;&quot;&quot;;IF([.A4]=&quot;&quot;;[.J4];[.A4]*[.J4]))" office:value-type="currency" office:currency="EUR" office:value="0.0324" calcext:value-type="currency">
            <text:p>0,03 €</text:p>
          </table:table-cell>
          <table:table-cell table:style-name="ce55" table:formula="of:=IF([.A4]&lt;&gt;&quot;&quot;; IF([.E4]&lt;&gt;&quot;-&quot; ; IF([.K4] &gt; [.G4]*[.$L$1];[.G4]*[.$L$1];[.K4]);[.K4]);&quot;&quot;)" office:value-type="currency" office:currency="EUR" office:value="0.0324" calcext:value-type="currency">
            <text:p>0,032 €</text:p>
          </table:table-cell>
        </table:table-row>
        <table:table-row table:style-name="ro4">
          <table:table-cell table:style-name="ce5" office:value-type="string" calcext:value-type="string">
            <text:p>7</text:p>
          </table:table-cell>
          <table:table-cell table:style-name="ce16" office:value-type="string" calcext:value-type="string">
            <text:p>100n</text:p>
          </table:table-cell>
          <table:table-cell table:style-name="ce16"/>
          <table:table-cell table:style-name="ce24" office:value-type="string" calcext:value-type="string">
            <text:p>C11, C15, C19, C26, C29, C36, C41</text:p>
          </table:table-cell>
          <table:table-cell table:style-name="ce16" office:value-type="float" office:value="1759167" calcext:value-type="float">
            <text:p>1759167</text:p>
          </table:table-cell>
          <table:table-cell table:style-name="ce28" office:value-type="float" office:value="0.0065" calcext:value-type="float">
            <text:p>0,007</text:p>
          </table:table-cell>
          <table:table-cell table:style-name="ce31" table:formula="of:=IF([.E5]=&quot;-&quot;;&quot;&quot;;IF([.A5]=&quot;&quot;;[.F5];[.A5]*[.F5]))" office:value-type="currency" office:currency="GBP" office:value="0.045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4KBCNNNC</text:p>
          </table:table-cell>
          <table:table-cell table:style-name="ce46" office:value-type="float" office:value="0.00608" calcext:value-type="float">
            <text:p>0,006</text:p>
          </table:table-cell>
          <table:table-cell table:style-name="ce49" table:formula="of:=IF([.I5]=&quot;-&quot;;&quot;&quot;;IF([.A5]=&quot;&quot;;[.J5];[.A5]*[.J5]))" office:value-type="currency" office:currency="EUR" office:value="0.04256" calcext:value-type="currency">
            <text:p>0,04 €</text:p>
          </table:table-cell>
          <table:table-cell table:style-name="ce55" table:formula="of:=IF([.A5]&lt;&gt;&quot;&quot;; IF([.E5]&lt;&gt;&quot;-&quot; ; IF([.K5] &gt; [.G5]*[.$L$1];[.G5]*[.$L$1];[.K5]);[.K5]);&quot;&quot;)" office:value-type="currency" office:currency="EUR" office:value="0.04256" calcext:value-type="currency">
            <text:p>0,04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10, 50 V</text:p>
          </table:table-cell>
          <table:table-cell table:style-name="ce15" office:value-type="string" calcext:value-type="string">
            <text:p>C12, C20</text:p>
          </table:table-cell>
          <table:table-cell table:style-name="ce15" office:value-type="string" calcext:value-type="string">
            <text:p>1828859</text:p>
          </table:table-cell>
          <table:table-cell table:style-name="ce27" office:value-type="float" office:value="0.494" calcext:value-type="float">
            <text:p>0,494</text:p>
          </table:table-cell>
          <table:table-cell table:style-name="ce30" table:formula="of:=IF([.E6]=&quot;-&quot;;&quot;&quot;;IF([.A6]=&quot;&quot;;[.F6];[.A6]*[.F6]))" office:value-type="currency" office:currency="GBP" office:value="0.988" calcext:value-type="currency">
            <text:p>£0,99</text:p>
          </table:table-cell>
          <table:table-cell table:style-name="ce35"/>
          <table:table-cell table:style-name="ce38" office:value-type="string" calcext:value-type="string">
            <text:p>GRM32DF51H106ZA01L</text:p>
          </table:table-cell>
          <table:table-cell table:style-name="ce45" office:value-type="float" office:value="0.18" calcext:value-type="float">
            <text:p>0,180</text:p>
          </table:table-cell>
          <table:table-cell table:style-name="ce48" table:formula="of:=IF([.I6]=&quot;-&quot;;&quot;&quot;;IF([.A6]=&quot;&quot;;[.J6];[.A6]*[.J6]))" office:value-type="currency" office:currency="EUR" office:value="0.36" calcext:value-type="currency">
            <text:p>0,36 €</text:p>
          </table:table-cell>
          <table:table-cell table:style-name="ce55" table:formula="of:=IF([.A6]&lt;&gt;&quot;&quot;; IF([.E6]&lt;&gt;&quot;-&quot; ; IF([.K6] &gt; [.G6]*[.$L$1];[.G6]*[.$L$1];[.K6]);[.K6]);&quot;&quot;)" office:value-type="currency" office:currency="EUR" office:value="0.36" calcext:value-type="currency">
            <text:p>0,3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EEEFK1J470P</text:p>
          </table:table-cell>
          <table:table-cell table:style-name="ce16" office:value-type="string" calcext:value-type="string">
            <text:p>47 uF, Ø8 mm, 63 V</text:p>
          </table:table-cell>
          <table:table-cell table:style-name="ce24" office:value-type="string" calcext:value-type="string">
            <text:p>C16</text:p>
          </table:table-cell>
          <table:table-cell table:style-name="ce16" office:value-type="string" calcext:value-type="string">
            <text:p>9696032</text:p>
          </table:table-cell>
          <table:table-cell table:style-name="ce28" office:value-type="float" office:value="0.489" calcext:value-type="float">
            <text:p>0,489</text:p>
          </table:table-cell>
          <table:table-cell table:style-name="ce31" table:formula="of:=IF([.E7]=&quot;-&quot;;&quot;&quot;;IF([.A7]=&quot;&quot;;[.F7];[.A7]*[.F7]))" office:value-type="currency" office:currency="GBP" office:value="0.489" calcext:value-type="currency">
            <text:p>£0,49</text:p>
          </table:table-cell>
          <table:table-cell table:style-name="ce36"/>
          <table:table-cell table:style-name="ce39" office:value-type="string" calcext:value-type="string">
            <text:p>EEEFK1J470P </text:p>
          </table:table-cell>
          <table:table-cell table:style-name="ce46" office:value-type="float" office:value="0.45835" calcext:value-type="float">
            <text:p>0,458</text:p>
          </table:table-cell>
          <table:table-cell table:style-name="ce49" table:formula="of:=IF([.I7]=&quot;-&quot;;&quot;&quot;;IF([.A7]=&quot;&quot;;[.J7];[.A7]*[.J7]))" office:value-type="currency" office:currency="EUR" office:value="0.45835" calcext:value-type="currency">
            <text:p>0,46 €</text:p>
          </table:table-cell>
          <table:table-cell table:style-name="ce55" table:formula="of:=IF([.A7]&lt;&gt;&quot;&quot;; IF([.E7]&lt;&gt;&quot;-&quot; ; IF([.K7] &gt; [.G7]*[.$L$1];[.G7]*[.$L$1];[.K7]);[.K7]);&quot;&quot;)" office:value-type="currency" office:currency="EUR" office:value="0.45835" calcext:value-type="currency">
            <text:p>0,45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17, C32</text:p>
          </table:table-cell>
          <table:table-cell table:style-name="ce15" office:value-type="string" calcext:value-type="string">
            <text:p>1759212</text:p>
          </table:table-cell>
          <table:table-cell table:style-name="ce27" office:value-type="float" office:value="0.0303" calcext:value-type="float">
            <text:p>0,030</text:p>
          </table:table-cell>
          <table:table-cell table:style-name="ce30" table:formula="of:=IF([.E8]=&quot;-&quot;;&quot;&quot;;IF([.A8]=&quot;&quot;;[.F8];[.A8]*[.F8]))" office:value-type="currency" office:currency="GBP" office:value="0.0606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331JBANNNC</text:p>
          </table:table-cell>
          <table:table-cell table:style-name="ce45" office:value-type="float" office:value="0.01356" calcext:value-type="float">
            <text:p>0,014</text:p>
          </table:table-cell>
          <table:table-cell table:style-name="ce48" table:formula="of:=IF([.I8]=&quot;-&quot;;&quot;&quot;;IF([.A8]=&quot;&quot;;[.J8];[.A8]*[.J8]))" office:value-type="currency" office:currency="EUR" office:value="0.02712" calcext:value-type="currency">
            <text:p>0,03 €</text:p>
          </table:table-cell>
          <table:table-cell table:style-name="ce55" table:formula="of:=IF([.A8]&lt;&gt;&quot;&quot;; IF([.E8]&lt;&gt;&quot;-&quot; ; IF([.K8] &gt; [.G8]*[.$L$1];[.G8]*[.$L$1];[.K8]);[.K8]);&quot;&quot;)" office:value-type="currency" office:currency="EUR" office:value="0.02712" calcext:value-type="currency">
            <text:p>0,02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EEEFK1J101P</text:p>
          </table:table-cell>
          <table:table-cell table:style-name="ce16" office:value-type="string" calcext:value-type="string">
            <text:p>100 uF, Ø8 mm, 63 V</text:p>
          </table:table-cell>
          <table:table-cell table:style-name="ce24" office:value-type="string" calcext:value-type="string">
            <text:p>C18</text:p>
          </table:table-cell>
          <table:table-cell table:style-name="ce16" office:value-type="string" calcext:value-type="string">
            <text:p>9696040</text:p>
          </table:table-cell>
          <table:table-cell table:style-name="ce28" office:value-type="float" office:value="0.481" calcext:value-type="float">
            <text:p>0,481</text:p>
          </table:table-cell>
          <table:table-cell table:style-name="ce31" table:formula="of:=IF([.E9]=&quot;-&quot;;&quot;&quot;;IF([.A9]=&quot;&quot;;[.F9];[.A9]*[.F9]))" office:value-type="currency" office:currency="GBP" office:value="0.481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EEEFK1J101P</text:p>
          </table:table-cell>
          <table:table-cell table:style-name="ce46" office:value-type="float" office:value="0.38" calcext:value-type="float">
            <text:p>0,380</text:p>
          </table:table-cell>
          <table:table-cell table:style-name="ce49" table:formula="of:=IF([.I9]=&quot;-&quot;;&quot;&quot;;IF([.A9]=&quot;&quot;;[.J9];[.A9]*[.J9]))" office:value-type="currency" office:currency="EUR" office:value="0.38" calcext:value-type="currency">
            <text:p>0,38 €</text:p>
          </table:table-cell>
          <table:table-cell table:style-name="ce55" table:formula="of:=IF([.A9]&lt;&gt;&quot;&quot;; IF([.E9]&lt;&gt;&quot;-&quot; ; IF([.K9] &gt; [.G9]*[.$L$1];[.G9]*[.$L$1];[.K9]);[.K9]);&quot;&quot;)" office:value-type="currency" office:currency="EUR" office:value="0.38" calcext:value-type="currency">
            <text:p>0,38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120p</text:p>
          </table:table-cell>
          <table:table-cell table:style-name="ce15"/>
          <table:table-cell table:style-name="ce15" office:value-type="string" calcext:value-type="string">
            <text:p>C21, C49</text:p>
          </table:table-cell>
          <table:table-cell table:style-name="ce15" office:value-type="string" calcext:value-type="string">
            <text:p>1414667</text:p>
          </table:table-cell>
          <table:table-cell table:style-name="ce27" office:value-type="float" office:value="0.0285" calcext:value-type="float">
            <text:p>0,029</text:p>
          </table:table-cell>
          <table:table-cell table:style-name="ce30" table:formula="of:=IF([.E10]=&quot;-&quot;;&quot;&quot;;IF([.A10]=&quot;&quot;;[.F10];[.A10]*[.F10]))" office:value-type="currency" office:currency="GBP" office:value="0.057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L21C121JBANNNP </text:p>
          </table:table-cell>
          <table:table-cell table:style-name="ce45" office:value-type="float" office:value="0.0075" calcext:value-type="float">
            <text:p>0,008</text:p>
          </table:table-cell>
          <table:table-cell table:style-name="ce48" table:formula="of:=IF([.I10]=&quot;-&quot;;&quot;&quot;;IF([.A10]=&quot;&quot;;[.J10];[.A10]*[.J10]))" office:value-type="currency" office:currency="EUR" office:value="0.015" calcext:value-type="currency">
            <text:p>0,02 €</text:p>
          </table:table-cell>
          <table:table-cell table:style-name="ce55" table:formula="of:=IF([.A10]&lt;&gt;&quot;&quot;; IF([.E10]&lt;&gt;&quot;-&quot; ; IF([.K10] &gt; [.G10]*[.$L$1];[.G10]*[.$L$1];[.K10]);[.K10]);&quot;&quot;)" office:value-type="currency" office:currency="EUR" office:value="0.015" calcext:value-type="currency">
            <text:p>0,01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4n7</text:p>
          </table:table-cell>
          <table:table-cell table:style-name="ce16"/>
          <table:table-cell table:style-name="ce24" office:value-type="string" calcext:value-type="string">
            <text:p>C22</text:p>
          </table:table-cell>
          <table:table-cell table:style-name="ce16" office:value-type="string" calcext:value-type="string">
            <text:p>2496786</text:p>
          </table:table-cell>
          <table:table-cell table:style-name="ce28" office:value-type="float" office:value="0.0035" calcext:value-type="float">
            <text:p>0,004</text:p>
          </table:table-cell>
          <table:table-cell table:style-name="ce31" table:formula="of:=IF([.E11]=&quot;-&quot;;&quot;&quot;;IF([.A11]=&quot;&quot;;[.F11];[.A11]*[.F11]))" office:value-type="currency" office:currency="GBP" office:value="0.0035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CL21B472KBANNNC</text:p>
          </table:table-cell>
          <table:table-cell table:style-name="ce46" office:value-type="float" office:value="0.00571" calcext:value-type="float">
            <text:p>0,006</text:p>
          </table:table-cell>
          <table:table-cell table:style-name="ce49" table:formula="of:=IF([.I11]=&quot;-&quot;;&quot;&quot;;IF([.A11]=&quot;&quot;;[.J11];[.A11]*[.J11]))" office:value-type="currency" office:currency="EUR" office:value="0.00571" calcext:value-type="currency">
            <text:p>0,01 €</text:p>
          </table:table-cell>
          <table:table-cell table:style-name="ce55" table:formula="of:=IF([.A11]&lt;&gt;&quot;&quot;; IF([.E11]&lt;&gt;&quot;-&quot; ; IF([.K11] &gt; [.G11]*[.$L$1];[.G11]*[.$L$1];[.K11]);[.K11]);&quot;&quot;)" office:value-type="currency" office:currency="EUR" office:value="0.004416615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470p</text:p>
          </table:table-cell>
          <table:table-cell table:style-name="ce15"/>
          <table:table-cell table:style-name="ce15" office:value-type="string" calcext:value-type="string">
            <text:p>C23</text:p>
          </table:table-cell>
          <table:table-cell table:style-name="ce15" office:value-type="string" calcext:value-type="string">
            <text:p>2496859</text:p>
          </table:table-cell>
          <table:table-cell table:style-name="ce27" office:value-type="float" office:value="0.0052" calcext:value-type="float">
            <text:p>0,005</text:p>
          </table:table-cell>
          <table:table-cell table:style-name="ce30" table:formula="of:=IF([.E12]=&quot;-&quot;;&quot;&quot;;IF([.A12]=&quot;&quot;;[.F12];[.A12]*[.F12]))" office:value-type="currency" office:currency="GBP" office:value="0.005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471KBANNNC</text:p>
          </table:table-cell>
          <table:table-cell table:style-name="ce45" office:value-type="float" office:value="0.00675" calcext:value-type="float">
            <text:p>0,007</text:p>
          </table:table-cell>
          <table:table-cell table:style-name="ce48" table:formula="of:=IF([.I12]=&quot;-&quot;;&quot;&quot;;IF([.A12]=&quot;&quot;;[.J12];[.A12]*[.J12]))" office:value-type="currency" office:currency="EUR" office:value="0.00675" calcext:value-type="currency">
            <text:p>0,01 €</text:p>
          </table:table-cell>
          <table:table-cell table:style-name="ce55" table:formula="of:=IF([.A12]&lt;&gt;&quot;&quot;; IF([.E12]&lt;&gt;&quot;-&quot; ; IF([.K12] &gt; [.G12]*[.$L$1];[.G12]*[.$L$1];[.K12]);[.K12]);&quot;&quot;)" office:value-type="currency" office:currency="EUR" office:value="0.006561828" calcext:value-type="currency">
            <text:p>0,007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2u2</text:p>
          </table:table-cell>
          <table:table-cell table:style-name="ce16"/>
          <table:table-cell table:style-name="ce24" office:value-type="string" calcext:value-type="string">
            <text:p>C24, C35, C37, C38</text:p>
          </table:table-cell>
          <table:table-cell table:style-name="ce16" office:value-type="string" calcext:value-type="string">
            <text:p>232082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13]=&quot;-&quot;;&quot;&quot;;IF([.A13]=&quot;&quot;;[.F13];[.A13]*[.F13]))" office:value-type="currency" office:currency="GBP" office:value="0.612" calcext:value-type="currency">
            <text:p>£0,61</text:p>
          </table:table-cell>
          <table:table-cell table:style-name="ce36"/>
          <table:table-cell table:style-name="ce39" office:value-type="string" calcext:value-type="string">
            <text:p>CL21B225KAFNNNG</text:p>
          </table:table-cell>
          <table:table-cell table:style-name="ce46" office:value-type="float" office:value="0.02744" calcext:value-type="float">
            <text:p>0,027</text:p>
          </table:table-cell>
          <table:table-cell table:style-name="ce49" table:formula="of:=IF([.I13]=&quot;-&quot;;&quot;&quot;;IF([.A13]=&quot;&quot;;[.J13];[.A13]*[.J13]))" office:value-type="currency" office:currency="EUR" office:value="0.10976" calcext:value-type="currency">
            <text:p>0,11 €</text:p>
          </table:table-cell>
          <table:table-cell table:style-name="ce55" table:formula="of:=IF([.A13]&lt;&gt;&quot;&quot;; IF([.E13]&lt;&gt;&quot;-&quot; ; IF([.K13] &gt; [.G13]*[.$L$1];[.G13]*[.$L$1];[.K13]);[.K13]);&quot;&quot;)" office:value-type="currency" office:currency="EUR" office:value="0.10976" calcext:value-type="currency">
            <text:p>0,110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330n</text:p>
          </table:table-cell>
          <table:table-cell table:style-name="ce15"/>
          <table:table-cell table:style-name="ce15" office:value-type="string" calcext:value-type="string">
            <text:p>C25, C31</text:p>
          </table:table-cell>
          <table:table-cell table:style-name="ce15" office:value-type="string" calcext:value-type="string">
            <text:p>1759174</text:p>
          </table:table-cell>
          <table:table-cell table:style-name="ce27" office:value-type="float" office:value="0.0505" calcext:value-type="float">
            <text:p>0,051</text:p>
          </table:table-cell>
          <table:table-cell table:style-name="ce30" table:formula="of:=IF([.E14]=&quot;-&quot;;&quot;&quot;;IF([.A14]=&quot;&quot;;[.F14];[.A14]*[.F14]))" office:value-type="currency" office:currency="GBP" office:value="0.101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CL21B334KOCNNNC</text:p>
          </table:table-cell>
          <table:table-cell table:style-name="ce45" office:value-type="float" office:value="0.01681" calcext:value-type="float">
            <text:p>0,017</text:p>
          </table:table-cell>
          <table:table-cell table:style-name="ce48" table:formula="of:=IF([.I14]=&quot;-&quot;;&quot;&quot;;IF([.A14]=&quot;&quot;;[.J14];[.A14]*[.J14]))" office:value-type="currency" office:currency="EUR" office:value="0.03362" calcext:value-type="currency">
            <text:p>0,03 €</text:p>
          </table:table-cell>
          <table:table-cell table:style-name="ce55" table:formula="of:=IF([.A14]&lt;&gt;&quot;&quot;; IF([.E14]&lt;&gt;&quot;-&quot; ; IF([.K14] &gt; [.G14]*[.$L$1];[.G14]*[.$L$1];[.K14]);[.K14]);&quot;&quot;)" office:value-type="currency" office:currency="EUR" office:value="0.03362" calcext:value-type="currency">
            <text:p>0,034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EEFK1V470P </text:p>
          </table:table-cell>
          <table:table-cell table:style-name="ce16" office:value-type="string" calcext:value-type="string">
            <text:p>47 uF, Ø6.3 mm</text:p>
          </table:table-cell>
          <table:table-cell table:style-name="ce24" office:value-type="string" calcext:value-type="string">
            <text:p>C27, C34</text:p>
          </table:table-cell>
          <table:table-cell table:style-name="ce16" office:value-type="string" calcext:value-type="string">
            <text:p>9695850</text:p>
          </table:table-cell>
          <table:table-cell table:style-name="ce28" office:value-type="float" office:value="0.218" calcext:value-type="float">
            <text:p>0,218</text:p>
          </table:table-cell>
          <table:table-cell table:style-name="ce31" table:formula="of:=IF([.E15]=&quot;-&quot;;&quot;&quot;;IF([.A15]=&quot;&quot;;[.F15];[.A15]*[.F15]))" office:value-type="currency" office:currency="GBP" office:value="0.436" calcext:value-type="currency">
            <text:p>£0,44</text:p>
          </table:table-cell>
          <table:table-cell table:style-name="ce36"/>
          <table:table-cell table:style-name="ce39" office:value-type="string" calcext:value-type="string">
            <text:p>EEEFK1V470P </text:p>
          </table:table-cell>
          <table:table-cell table:style-name="ce46" office:value-type="float" office:value="0.1622" calcext:value-type="float">
            <text:p>0,162</text:p>
          </table:table-cell>
          <table:table-cell table:style-name="ce49" table:formula="of:=IF([.I15]=&quot;-&quot;;&quot;&quot;;IF([.A15]=&quot;&quot;;[.J15];[.A15]*[.J15]))" office:value-type="currency" office:currency="EUR" office:value="0.3244" calcext:value-type="currency">
            <text:p>0,32 €</text:p>
          </table:table-cell>
          <table:table-cell table:style-name="ce55" table:formula="of:=IF([.A15]&lt;&gt;&quot;&quot;; IF([.E15]&lt;&gt;&quot;-&quot; ; IF([.K15] &gt; [.G15]*[.$L$1];[.G15]*[.$L$1];[.K15]);[.K15]);&quot;&quot;)" office:value-type="currency" office:currency="EUR" office:value="0.3244" calcext:value-type="currency">
            <text:p>0,32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2n</text:p>
          </table:table-cell>
          <table:table-cell table:style-name="ce15"/>
          <table:table-cell table:style-name="ce15" office:value-type="string" calcext:value-type="string">
            <text:p>C28</text:p>
          </table:table-cell>
          <table:table-cell table:style-name="ce15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16]=&quot;-&quot;;&quot;&quot;;IF([.A16]=&quot;&quot;;[.F16];[.A16]*[.F16]))" office:value-type="currency" office:currency="GBP" office:value="0.012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CL21B223KBANNNC </text:p>
          </table:table-cell>
          <table:table-cell table:style-name="ce45" office:value-type="float" office:value="0.00851" calcext:value-type="float">
            <text:p>0,009</text:p>
          </table:table-cell>
          <table:table-cell table:style-name="ce48" table:formula="of:=IF([.I16]=&quot;-&quot;;&quot;&quot;;IF([.A16]=&quot;&quot;;[.J16];[.A16]*[.J16]))" office:value-type="currency" office:currency="EUR" office:value="0.00851" calcext:value-type="currency">
            <text:p>0,01 €</text:p>
          </table:table-cell>
          <table:table-cell table:style-name="ce55" table:formula="of:=IF([.A16]&lt;&gt;&quot;&quot;; IF([.E16]&lt;&gt;&quot;-&quot; ; IF([.K16] &gt; [.G16]*[.$L$1];[.G16]*[.$L$1];[.K16]);[.K16]);&quot;&quot;)" office:value-type="currency" office:currency="EUR" office:value="0.00851" calcext:value-type="currency">
            <text:p>0,00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u2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30</text:p>
          </table:table-cell>
          <table:table-cell table:style-name="ce16" office:value-type="string" calcext:value-type="string">
            <text:p>1793832</text:p>
          </table:table-cell>
          <table:table-cell table:style-name="ce28" office:value-type="float" office:value="0.247" calcext:value-type="float">
            <text:p>0,247</text:p>
          </table:table-cell>
          <table:table-cell table:style-name="ce31" table:formula="of:=IF([.E17]=&quot;-&quot;;&quot;&quot;;IF([.A17]=&quot;&quot;;[.F17];[.A17]*[.F17]))" office:value-type="currency" office:currency="GBP" office:value="0.247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CL32B225KCJSNNE</text:p>
          </table:table-cell>
          <table:table-cell table:style-name="ce46" office:value-type="float" office:value="0.13235" calcext:value-type="float">
            <text:p>0,132</text:p>
          </table:table-cell>
          <table:table-cell table:style-name="ce49" table:formula="of:=IF([.I17]=&quot;-&quot;;&quot;&quot;;IF([.A17]=&quot;&quot;;[.J17];[.A17]*[.J17]))" office:value-type="currency" office:currency="EUR" office:value="0.13235" calcext:value-type="currency">
            <text:p>0,13 €</text:p>
          </table:table-cell>
          <table:table-cell table:style-name="ce55" table:formula="of:=IF([.A17]&lt;&gt;&quot;&quot;; IF([.E17]&lt;&gt;&quot;-&quot; ; IF([.K17] &gt; [.G17]*[.$L$1];[.G17]*[.$L$1];[.K17]);[.K17]);&quot;&quot;)" office:value-type="currency" office:currency="EUR" office:value="0.13235" calcext:value-type="currency">
            <text:p>0,132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n</text:p>
          </table:table-cell>
          <table:table-cell table:style-name="ce15"/>
          <table:table-cell table:style-name="ce15" office:value-type="string" calcext:value-type="string">
            <text:p>C33, C44, C52, C57, C79, C83</text:p>
          </table:table-cell>
          <table:table-cell table:style-name="ce15" office:value-type="string" calcext:value-type="string">
            <text:p>1759246</text:p>
          </table:table-cell>
          <table:table-cell table:style-name="ce27" office:value-type="float" office:value="0.0114" calcext:value-type="float">
            <text:p>0,011</text:p>
          </table:table-cell>
          <table:table-cell table:style-name="ce30" table:formula="of:=IF([.E18]=&quot;-&quot;;&quot;&quot;;IF([.A18]=&quot;&quot;;[.F18];[.A18]*[.F18]))" office:value-type="currency" office:currency="GBP" office:value="0.0684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CL31B103KBCNNNC </text:p>
          </table:table-cell>
          <table:table-cell table:style-name="ce45" office:value-type="float" office:value="0.01155" calcext:value-type="float">
            <text:p>0,012</text:p>
          </table:table-cell>
          <table:table-cell table:style-name="ce48" table:formula="of:=IF([.I18]=&quot;-&quot;;&quot;&quot;;IF([.A18]=&quot;&quot;;[.J18];[.A18]*[.J18]))" office:value-type="currency" office:currency="EUR" office:value="0.0693" calcext:value-type="currency">
            <text:p>0,07 €</text:p>
          </table:table-cell>
          <table:table-cell table:style-name="ce55" table:formula="of:=IF([.A18]&lt;&gt;&quot;&quot;; IF([.E18]&lt;&gt;&quot;-&quot; ; IF([.K18] &gt; [.G18]*[.$L$1];[.G18]*[.$L$1];[.K18]);[.K18]);&quot;&quot;)" office:value-type="currency" office:currency="EUR" office:value="0.0693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n9</text:p>
          </table:table-cell>
          <table:table-cell table:style-name="ce16"/>
          <table:table-cell table:style-name="ce24" office:value-type="string" calcext:value-type="string">
            <text:p>C39</text:p>
          </table:table-cell>
          <table:table-cell table:style-name="ce16" office:value-type="string" calcext:value-type="string">
            <text:p>1759240</text:p>
          </table:table-cell>
          <table:table-cell table:style-name="ce28" office:value-type="float" office:value="0.0303" calcext:value-type="float">
            <text:p>0,030</text:p>
          </table:table-cell>
          <table:table-cell table:style-name="ce31" table:formula="of:=IF([.E19]=&quot;-&quot;;&quot;&quot;;IF([.A19]=&quot;&quot;;[.F19];[.A19]*[.F19]))" office:value-type="currency" office:currency="GBP" office:value="0.03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L21B392KBANNNC</text:p>
          </table:table-cell>
          <table:table-cell table:style-name="ce46" office:value-type="float" office:value="0.0089" calcext:value-type="float">
            <text:p>0,009</text:p>
          </table:table-cell>
          <table:table-cell table:style-name="ce49" table:formula="of:=IF([.I19]=&quot;-&quot;;&quot;&quot;;IF([.A19]=&quot;&quot;;[.J19];[.A19]*[.J19]))" office:value-type="currency" office:currency="EUR" office:value="0.0089" calcext:value-type="currency">
            <text:p>0,01 €</text:p>
          </table:table-cell>
          <table:table-cell table:style-name="ce55" table:formula="of:=IF([.A19]&lt;&gt;&quot;&quot;; IF([.E19]&lt;&gt;&quot;-&quot; ; IF([.K19] &gt; [.G19]*[.$L$1];[.G19]*[.$L$1];[.K19]);[.K19]);&quot;&quot;)" office:value-type="currency" office:currency="EUR" office:value="0.0089" calcext:value-type="currency">
            <text:p>0,009 €</text:p>
          </table:table-cell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5" office:value-type="string" calcext:value-type="string">
            <text:p>3n3</text:p>
          </table:table-cell>
          <table:table-cell table:style-name="ce15"/>
          <table:table-cell table:style-name="ce15" office:value-type="string" calcext:value-type="string">
            <text:p>C39, C70, C71, C76, C77</text:p>
          </table:table-cell>
          <table:table-cell table:style-name="ce15" office:value-type="string" calcext:value-type="string">
            <text:p>2496782</text:p>
          </table:table-cell>
          <table:table-cell table:style-name="ce27" office:value-type="float" office:value="0.0035" calcext:value-type="float">
            <text:p>0,004</text:p>
          </table:table-cell>
          <table:table-cell table:style-name="ce30" table:formula="of:=IF([.E20]=&quot;-&quot;;&quot;&quot;;IF([.A20]=&quot;&quot;;[.F20];[.A20]*[.F20]))" office:value-type="currency" office:currency="GBP" office:value="0.017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L21B332KBANNNC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20]=&quot;-&quot;;&quot;&quot;;IF([.A20]=&quot;&quot;;[.J20];[.A20]*[.J20]))" office:value-type="currency" office:currency="EUR" office:value="0.0345" calcext:value-type="currency">
            <text:p>0,03 €</text:p>
          </table:table-cell>
          <table:table-cell table:style-name="ce55" table:formula="of:=IF([.A20]&lt;&gt;&quot;&quot;; IF([.E20]&lt;&gt;&quot;-&quot; ; IF([.K20] &gt; [.G20]*[.$L$1];[.G20]*[.$L$1];[.K20]);[.K20]);&quot;&quot;)" office:value-type="currency" office:currency="EUR" office:value="0.022083075" calcext:value-type="currency">
            <text:p>0,022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1n</text:p>
          </table:table-cell>
          <table:table-cell table:style-name="ce16"/>
          <table:table-cell table:style-name="ce24" office:value-type="string" calcext:value-type="string">
            <text:p>C40, C46, C50, C62, C63</text:p>
          </table:table-cell>
          <table:table-cell table:style-name="ce16" office:value-type="string" calcext:value-type="string">
            <text:p>2407340</text:p>
          </table:table-cell>
          <table:table-cell table:style-name="ce28" office:value-type="float" office:value="0.0097" calcext:value-type="float">
            <text:p>0,010</text:p>
          </table:table-cell>
          <table:table-cell table:style-name="ce31" table:formula="of:=IF([.E21]=&quot;-&quot;;&quot;&quot;;IF([.A21]=&quot;&quot;;[.F21];[.A21]*[.F21]))" office:value-type="currency" office:currency="GBP" office:value="0.0485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CL21B102KCANNNC </text:p>
          </table:table-cell>
          <table:table-cell table:style-name="ce46" office:value-type="float" office:value="0.0065" calcext:value-type="float">
            <text:p>0,007</text:p>
          </table:table-cell>
          <table:table-cell table:style-name="ce49" table:formula="of:=IF([.I21]=&quot;-&quot;;&quot;&quot;;IF([.A21]=&quot;&quot;;[.J21];[.A21]*[.J21]))" office:value-type="currency" office:currency="EUR" office:value="0.0325" calcext:value-type="currency">
            <text:p>0,03 €</text:p>
          </table:table-cell>
          <table:table-cell table:style-name="ce55" table:formula="of:=IF([.A21]&lt;&gt;&quot;&quot;; IF([.E21]&lt;&gt;&quot;-&quot; ; IF([.K21] &gt; [.G21]*[.$L$1];[.G21]*[.$L$1];[.K21]);[.K21]);&quot;&quot;)" office:value-type="currency" office:currency="EUR" office:value="0.0325" calcext:value-type="currency">
            <text:p>0,033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5" office:value-type="string" calcext:value-type="string">
            <text:p>C42</text:p>
          </table:table-cell>
          <table:table-cell table:style-name="ce15" office:value-type="string" calcext:value-type="string">
            <text:p>1457428</text:p>
          </table:table-cell>
          <table:table-cell table:style-name="ce27" office:value-type="float" office:value="0.159" calcext:value-type="float">
            <text:p>0,159</text:p>
          </table:table-cell>
          <table:table-cell table:style-name="ce30" table:formula="of:=IF([.E22]=&quot;-&quot;;&quot;&quot;;IF([.A22]=&quot;&quot;;[.F22];[.A22]*[.F22]))" office:value-type="currency" office:currency="GBP" office:value="0.159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T491A475K006AT </text:p>
          </table:table-cell>
          <table:table-cell table:style-name="ce45" office:value-type="float" office:value="0.0725" calcext:value-type="float">
            <text:p>0,073</text:p>
          </table:table-cell>
          <table:table-cell table:style-name="ce48" table:formula="of:=IF([.I22]=&quot;-&quot;;&quot;&quot;;IF([.A22]=&quot;&quot;;[.J22];[.A22]*[.J22]))" office:value-type="currency" office:currency="EUR" office:value="0.0725" calcext:value-type="currency">
            <text:p>0,07 €</text:p>
          </table:table-cell>
          <table:table-cell table:style-name="ce55" table:formula="of:=IF([.A22]&lt;&gt;&quot;&quot;; IF([.E22]&lt;&gt;&quot;-&quot; ; IF([.K22] &gt; [.G22]*[.$L$1];[.G22]*[.$L$1];[.K22]);[.K22]);&quot;&quot;)" office:value-type="currency" office:currency="EUR" office:value="0.0725" calcext:value-type="currency">
            <text:p>0,07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 office:value-type="string" calcext:value-type="string">
            <text:p>1812, 100 V</text:p>
          </table:table-cell>
          <table:table-cell table:style-name="ce24" office:value-type="string" calcext:value-type="string">
            <text:p>C43</text:p>
          </table:table-cell>
          <table:table-cell table:style-name="ce16" office:value-type="string" calcext:value-type="string">
            <text:p>1828961</text:p>
          </table:table-cell>
          <table:table-cell table:style-name="ce28" office:value-type="float" office:value="0.484" calcext:value-type="float">
            <text:p>0,484</text:p>
          </table:table-cell>
          <table:table-cell table:style-name="ce31" table:formula="of:=IF([.E23]=&quot;-&quot;;&quot;&quot;;IF([.A23]=&quot;&quot;;[.F23];[.A23]*[.F23]))" office:value-type="currency" office:currency="GBP" office:value="0.484" calcext:value-type="currency">
            <text:p>£0,48</text:p>
          </table:table-cell>
          <table:table-cell table:style-name="ce36"/>
          <table:table-cell table:style-name="ce39" office:value-type="string" calcext:value-type="string">
            <text:p>CL43B474KCHNNNE</text:p>
          </table:table-cell>
          <table:table-cell table:style-name="ce46" office:value-type="float" office:value="0.13274" calcext:value-type="float">
            <text:p>0,133</text:p>
          </table:table-cell>
          <table:table-cell table:style-name="ce49" table:formula="of:=IF([.I23]=&quot;-&quot;;&quot;&quot;;IF([.A23]=&quot;&quot;;[.J23];[.A23]*[.J23]))" office:value-type="currency" office:currency="EUR" office:value="0.13274" calcext:value-type="currency">
            <text:p>0,13 €</text:p>
          </table:table-cell>
          <table:table-cell table:style-name="ce55" table:formula="of:=IF([.A23]&lt;&gt;&quot;&quot;; IF([.E23]&lt;&gt;&quot;-&quot; ; IF([.K23] &gt; [.G23]*[.$L$1];[.G23]*[.$L$1];[.K23]);[.K23]);&quot;&quot;)" office:value-type="currency" office:currency="EUR" office:value="0.13274" calcext:value-type="currency">
            <text:p>0,13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p</text:p>
          </table:table-cell>
          <table:table-cell table:style-name="ce15"/>
          <table:table-cell table:style-name="ce15" office:value-type="string" calcext:value-type="string">
            <text:p>C45, C51</text:p>
          </table:table-cell>
          <table:table-cell table:style-name="ce15" office:value-type="string" calcext:value-type="string">
            <text:p>1414692</text:p>
          </table:table-cell>
          <table:table-cell table:style-name="ce27" office:value-type="float" office:value="0.0173" calcext:value-type="float">
            <text:p>0,017</text:p>
          </table:table-cell>
          <table:table-cell table:style-name="ce30" table:formula="of:=IF([.E24]=&quot;-&quot;;&quot;&quot;;IF([.A24]=&quot;&quot;;[.F24];[.A24]*[.F24]))" office:value-type="currency" office:currency="GBP" office:value="0.034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CC0805JRNPO9470 </text:p>
          </table:table-cell>
          <table:table-cell table:style-name="ce45" office:value-type="float" office:value="0.00919" calcext:value-type="float">
            <text:p>0,009</text:p>
          </table:table-cell>
          <table:table-cell table:style-name="ce48" table:formula="of:=IF([.I24]=&quot;-&quot;;&quot;&quot;;IF([.A24]=&quot;&quot;;[.J24];[.A24]*[.J24]))" office:value-type="currency" office:currency="EUR" office:value="0.01838" calcext:value-type="currency">
            <text:p>0,02 €</text:p>
          </table:table-cell>
          <table:table-cell table:style-name="ce55" table:formula="of:=IF([.A24]&lt;&gt;&quot;&quot;; IF([.E24]&lt;&gt;&quot;-&quot; ; IF([.K24] &gt; [.G24]*[.$L$1];[.G24]*[.$L$1];[.K24]);[.K24]);&quot;&quot;)" office:value-type="currency" office:currency="EUR" office:value="0.01838" calcext:value-type="currency">
            <text:p>0,018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1n5</text:p>
          </table:table-cell>
          <table:table-cell table:style-name="ce16"/>
          <table:table-cell table:style-name="ce24" office:value-type="string" calcext:value-type="string">
            <text:p>C46, C50</text:p>
          </table:table-cell>
          <table:table-cell table:style-name="ce16" office:value-type="string" calcext:value-type="string">
            <text:p>1759232</text:p>
          </table:table-cell>
          <table:table-cell table:style-name="ce28" office:value-type="float" office:value="0.0085" calcext:value-type="float">
            <text:p>0,009</text:p>
          </table:table-cell>
          <table:table-cell table:style-name="ce31" table:formula="of:=IF([.E25]=&quot;-&quot;;&quot;&quot;;IF([.A25]=&quot;&quot;;[.F25];[.A25]*[.F25]))" office:value-type="currency" office:currency="GBP" office:value="0.017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L21B152KBANNNC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25]=&quot;-&quot;;&quot;&quot;;IF([.A25]=&quot;&quot;;[.J25];[.A25]*[.J25]))" office:value-type="currency" office:currency="EUR" office:value="0.01402" calcext:value-type="currency">
            <text:p>0,01 €</text:p>
          </table:table-cell>
          <table:table-cell table:style-name="ce55" table:formula="of:=IF([.A25]&lt;&gt;&quot;&quot;; IF([.E25]&lt;&gt;&quot;-&quot; ; IF([.K25] &gt; [.G25]*[.$L$1];[.G25]*[.$L$1];[.K25]);[.K25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15"/>
          <table:table-cell table:style-name="ce15" office:value-type="string" calcext:value-type="string">
            <text:p>C47, C48, C80</text:p>
          </table:table-cell>
          <table:table-cell table:style-name="ce15" office:value-type="string" calcext:value-type="string">
            <text:p>1759235</text:p>
          </table:table-cell>
          <table:table-cell table:style-name="ce27" office:value-type="float" office:value="0.0161" calcext:value-type="float">
            <text:p>0,016</text:p>
          </table:table-cell>
          <table:table-cell table:style-name="ce30" table:formula="of:=IF([.E26]=&quot;-&quot;;&quot;&quot;;IF([.A26]=&quot;&quot;;[.F26];[.A26]*[.F26]))" office:value-type="currency" office:currency="GBP" office:value="0.0483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CL21B222KBANNND </text:p>
          </table:table-cell>
          <table:table-cell table:style-name="ce45" office:value-type="float" office:value="0.0065" calcext:value-type="float">
            <text:p>0,007</text:p>
          </table:table-cell>
          <table:table-cell table:style-name="ce48" table:formula="of:=IF([.I26]=&quot;-&quot;;&quot;&quot;;IF([.A26]=&quot;&quot;;[.J26];[.A26]*[.J26]))" office:value-type="currency" office:currency="EUR" office:value="0.0195" calcext:value-type="currency">
            <text:p>0,02 €</text:p>
          </table:table-cell>
          <table:table-cell table:style-name="ce55" table:formula="of:=IF([.A26]&lt;&gt;&quot;&quot;; IF([.E26]&lt;&gt;&quot;-&quot; ; IF([.K26] &gt; [.G26]*[.$L$1];[.G26]*[.$L$1];[.K26]);[.K26]);&quot;&quot;)" office:value-type="currency" office:currency="EUR" office:value="0.0195" calcext:value-type="currency">
            <text:p>0,020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4" office:value-type="string" calcext:value-type="string">
            <text:p>C53, C54, C55, C59, C60, C61, C64, C68, C69, C72, C74, C78, C81, C82</text:p>
          </table:table-cell>
          <table:table-cell table:style-name="ce16" office:value-type="string" calcext:value-type="string">
            <text:p>1759016</text:p>
          </table:table-cell>
          <table:table-cell table:style-name="ce28" office:value-type="float" office:value="0.0062" calcext:value-type="float">
            <text:p>0,006</text:p>
          </table:table-cell>
          <table:table-cell table:style-name="ce31" table:formula="of:=IF([.E27]=&quot;-&quot;;&quot;&quot;;IF([.A27]=&quot;&quot;;[.F27];[.A27]*[.F27]))" office:value-type="currency" office:currency="GBP" office:value="0.086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CL10B104KO8NNNC </text:p>
          </table:table-cell>
          <table:table-cell table:style-name="ce46" office:value-type="float" office:value="0.00596" calcext:value-type="float">
            <text:p>0,006</text:p>
          </table:table-cell>
          <table:table-cell table:style-name="ce49" table:formula="of:=IF([.I27]=&quot;-&quot;;&quot;&quot;;IF([.A27]=&quot;&quot;;[.J27];[.A27]*[.J27]))" office:value-type="currency" office:currency="EUR" office:value="0.08344" calcext:value-type="currency">
            <text:p>0,08 €</text:p>
          </table:table-cell>
          <table:table-cell table:style-name="ce55" table:formula="of:=IF([.A27]&lt;&gt;&quot;&quot;; IF([.E27]&lt;&gt;&quot;-&quot; ; IF([.K27] &gt; [.G27]*[.$L$1];[.G27]*[.$L$1];[.K27]);[.K27]);&quot;&quot;)" office:value-type="currency" office:currency="EUR" office:value="0.08344" calcext:value-type="currency">
            <text:p>0,083 €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1u</text:p>
          </table:table-cell>
          <table:table-cell table:style-name="ce15"/>
          <table:table-cell table:style-name="ce15" office:value-type="string" calcext:value-type="string">
            <text:p>C56, C58, C67, C73, C75</text:p>
          </table:table-cell>
          <table:table-cell table:style-name="ce15" office:value-type="string" calcext:value-type="string">
            <text:p>2320827</text:p>
          </table:table-cell>
          <table:table-cell table:style-name="ce27" office:value-type="float" office:value="0.0638" calcext:value-type="float">
            <text:p>0,064</text:p>
          </table:table-cell>
          <table:table-cell table:style-name="ce30" table:formula="of:=IF([.E28]=&quot;-&quot;;&quot;&quot;;IF([.A28]=&quot;&quot;;[.F28];[.A28]*[.F28]))" office:value-type="currency" office:currency="GBP" office:value="0.319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CL21B105KAFNNNG </text:p>
          </table:table-cell>
          <table:table-cell table:style-name="ce45" office:value-type="float" office:value="0.0113" calcext:value-type="float">
            <text:p>0,011</text:p>
          </table:table-cell>
          <table:table-cell table:style-name="ce48" table:formula="of:=IF([.I28]=&quot;-&quot;;&quot;&quot;;IF([.A28]=&quot;&quot;;[.J28];[.A28]*[.J28]))" office:value-type="currency" office:currency="EUR" office:value="0.0565" calcext:value-type="currency">
            <text:p>0,06 €</text:p>
          </table:table-cell>
          <table:table-cell table:style-name="ce55" table:formula="of:=IF([.A28]&lt;&gt;&quot;&quot;; IF([.E28]&lt;&gt;&quot;-&quot; ; IF([.K28] &gt; [.G28]*[.$L$1];[.G28]*[.$L$1];[.K28]);[.K28]);&quot;&quot;)" office:value-type="currency" office:currency="EUR" office:value="0.0565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4u7</text:p>
          </table:table-cell>
          <table:table-cell table:style-name="ce16" office:value-type="string" calcext:value-type="string">
            <text:p>1210, 100 V</text:p>
          </table:table-cell>
          <table:table-cell table:style-name="ce24" office:value-type="string" calcext:value-type="string">
            <text:p>C6, C7, C8</text:p>
          </table:table-cell>
          <table:table-cell table:style-name="ce16" office:value-type="string" calcext:value-type="string">
            <text:p>2211140</text:p>
          </table:table-cell>
          <table:table-cell table:style-name="ce28" office:value-type="float" office:value="0.214" calcext:value-type="float">
            <text:p>0,214</text:p>
          </table:table-cell>
          <table:table-cell table:style-name="ce31" table:formula="of:=IF([.E29]=&quot;-&quot;;&quot;&quot;;IF([.A29]=&quot;&quot;;[.F29];[.A29]*[.F29]))" office:value-type="currency" office:currency="GBP" office:value="0.642" calcext:value-type="currency">
            <text:p>£0,6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29]=&quot;-&quot;;&quot;&quot;;IF([.A29]=&quot;&quot;;[.J29];[.A29]*[.J29]))">
            <text:p/>
          </table:table-cell>
          <table:table-cell table:style-name="ce55" table:formula="of:=IF([.A29]&lt;&gt;&quot;&quot;; IF([.E29]&lt;&gt;&quot;-&quot; ; IF([.K29] &gt; [.G29]*[.$L$1];[.G29]*[.$L$1];[.K29]);[.K29]);&quot;&quot;)" office:value-type="currency" office:currency="EUR" office:value="0.81013338" calcext:value-type="currency">
            <text:p>0,81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C65</text:p>
          </table:table-cell>
          <table:table-cell table:style-name="ce15" office:value-type="string" calcext:value-type="string">
            <text:p>1759445</text:p>
          </table:table-cell>
          <table:table-cell table:style-name="ce27" office:value-type="float" office:value="0.0568" calcext:value-type="float">
            <text:p>0,057</text:p>
          </table:table-cell>
          <table:table-cell table:style-name="ce30" table:formula="of:=IF([.E30]=&quot;-&quot;;&quot;&quot;;IF([.A30]=&quot;&quot;;[.F30];[.A30]*[.F30]))" office:value-type="currency" office:currency="GBP" office:value="0.0568" calcext:value-type="currency">
            <text:p>£0,06</text:p>
          </table:table-cell>
          <table:table-cell table:style-name="ce35"/>
          <table:table-cell table:style-name="ce38" office:value-type="string" calcext:value-type="string">
            <text:p>CSMD10U1206X </text:p>
          </table:table-cell>
          <table:table-cell table:style-name="ce45" office:value-type="float" office:value="0.06002" calcext:value-type="float">
            <text:p>0,060</text:p>
          </table:table-cell>
          <table:table-cell table:style-name="ce48" table:formula="of:=IF([.I30]=&quot;-&quot;;&quot;&quot;;IF([.A30]=&quot;&quot;;[.J30];[.A30]*[.J30]))" office:value-type="currency" office:currency="EUR" office:value="0.06002" calcext:value-type="currency">
            <text:p>0,06 €</text:p>
          </table:table-cell>
          <table:table-cell table:style-name="ce55" table:formula="of:=IF([.A30]&lt;&gt;&quot;&quot;; IF([.E30]&lt;&gt;&quot;-&quot; ; IF([.K30] &gt; [.G30]*[.$L$1];[.G30]*[.$L$1];[.K30]);[.K30]);&quot;&quot;)" office:value-type="currency" office:currency="EUR" office:value="0.06002" calcext:value-type="currency">
            <text:p>0,06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24" office:value-type="string" calcext:value-type="string">
            <text:p>C66</text:p>
          </table:table-cell>
          <table:table-cell table:style-name="ce16" office:value-type="string" calcext:value-type="string">
            <text:p>1457413</text:p>
          </table:table-cell>
          <table:table-cell table:style-name="ce28" office:value-type="float" office:value="0.181" calcext:value-type="float">
            <text:p>0,181</text:p>
          </table:table-cell>
          <table:table-cell table:style-name="ce31" table:formula="of:=IF([.E31]=&quot;-&quot;;&quot;&quot;;IF([.A31]=&quot;&quot;;[.F31];[.A31]*[.F31]))" office:value-type="currency" office:currency="GBP" office:value="0.181" calcext:value-type="currency">
            <text:p>£0,18</text:p>
          </table:table-cell>
          <table:table-cell table:style-name="ce36"/>
          <table:table-cell table:style-name="ce39" office:value-type="string" calcext:value-type="string">
            <text:p>T491A106K010AT</text:p>
          </table:table-cell>
          <table:table-cell table:style-name="ce46" office:value-type="float" office:value="0.08402" calcext:value-type="float">
            <text:p>0,084</text:p>
          </table:table-cell>
          <table:table-cell table:style-name="ce49" table:formula="of:=IF([.I31]=&quot;-&quot;;&quot;&quot;;IF([.A31]=&quot;&quot;;[.J31];[.A31]*[.J31]))" office:value-type="currency" office:currency="EUR" office:value="0.08402" calcext:value-type="currency">
            <text:p>0,08 €</text:p>
          </table:table-cell>
          <table:table-cell table:style-name="ce55" table:formula="of:=IF([.A31]&lt;&gt;&quot;&quot;; IF([.E31]&lt;&gt;&quot;-&quot; ; IF([.K31] &gt; [.G31]*[.$L$1];[.G31]*[.$L$1];[.K31]);[.K31]);&quot;&quot;)" office:value-type="currency" office:currency="EUR" office:value="0.0840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15" office:value-type="string" calcext:value-type="string">
            <text:p>1206, 100 V</text:p>
          </table:table-cell>
          <table:table-cell table:style-name="ce15" office:value-type="string" calcext:value-type="string">
            <text:p>C7</text:p>
          </table:table-cell>
          <table:table-cell table:style-name="ce15" office:value-type="string" calcext:value-type="string">
            <text:p>2320876</text:p>
          </table:table-cell>
          <table:table-cell table:style-name="ce27" office:value-type="float" office:value="0.27" calcext:value-type="float">
            <text:p>0,270</text:p>
          </table:table-cell>
          <table:table-cell table:style-name="ce30" table:formula="of:=IF([.E32]=&quot;-&quot;;&quot;&quot;;IF([.A32]=&quot;&quot;;[.F32];[.A32]*[.F32]))" office:value-type="currency" office:currency="GBP" office:value="0.27" calcext:value-type="currency">
            <text:p>£0,27</text:p>
          </table:table-cell>
          <table:table-cell table:style-name="ce35"/>
          <table:table-cell table:style-name="ce38" office:value-type="string" calcext:value-type="string">
            <text:p>GRM31CR72A105KA01L</text:p>
          </table:table-cell>
          <table:table-cell table:style-name="ce45" office:value-type="float" office:value="0.123" calcext:value-type="float">
            <text:p>0,123</text:p>
          </table:table-cell>
          <table:table-cell table:style-name="ce48" table:formula="of:=IF([.I32]=&quot;-&quot;;&quot;&quot;;IF([.A32]=&quot;&quot;;[.J32];[.A32]*[.J32]))" office:value-type="currency" office:currency="EUR" office:value="0.123" calcext:value-type="currency">
            <text:p>0,12 €</text:p>
          </table:table-cell>
          <table:table-cell table:style-name="ce55" table:formula="of:=IF([.A32]&lt;&gt;&quot;&quot;; IF([.E32]&lt;&gt;&quot;-&quot; ; IF([.K32] &gt; [.G32]*[.$L$1];[.G32]*[.$L$1];[.K32]);[.K32]);&quot;&quot;)" office:value-type="currency" office:currency="EUR" office:value="0.123" calcext:value-type="currency">
            <text:p>0,123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70n</text:p>
          </table:table-cell>
          <table:table-cell table:style-name="ce16"/>
          <table:table-cell table:style-name="ce24" office:value-type="string" calcext:value-type="string">
            <text:p>C9</text:p>
          </table:table-cell>
          <table:table-cell table:style-name="ce16" office:value-type="string" calcext:value-type="string">
            <text:p>2496985</text:p>
          </table:table-cell>
          <table:table-cell table:style-name="ce28" office:value-type="float" office:value="0.388" calcext:value-type="float">
            <text:p>0,388</text:p>
          </table:table-cell>
          <table:table-cell table:style-name="ce31" table:formula="of:=IF([.E33]=&quot;-&quot;;&quot;&quot;;IF([.A33]=&quot;&quot;;[.F33];[.A33]*[.F33]))" office:value-type="currency" office:currency="GBP" office:value="0.388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CC0805ZRY5V9474</text:p>
          </table:table-cell>
          <table:table-cell table:style-name="ce46" office:value-type="float" office:value="0.01177" calcext:value-type="float">
            <text:p>0,012</text:p>
          </table:table-cell>
          <table:table-cell table:style-name="ce49" table:formula="of:=IF([.I33]=&quot;-&quot;;&quot;&quot;;IF([.A33]=&quot;&quot;;[.J33];[.A33]*[.J33]))" office:value-type="currency" office:currency="EUR" office:value="0.01177" calcext:value-type="currency">
            <text:p>0,01 €</text:p>
          </table:table-cell>
          <table:table-cell table:style-name="ce55" table:formula="of:=IF([.A33]&lt;&gt;&quot;&quot;; IF([.E33]&lt;&gt;&quot;-&quot; ; IF([.K33] &gt; [.G33]*[.$L$1];[.G33]*[.$L$1];[.K33]);[.K33]);&quot;&quot;)" office:value-type="currency" office:currency="EUR" office:value="0.01177" calcext:value-type="currency">
            <text:p>0,012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15"/>
          <table:table-cell table:style-name="ce15" office:value-type="string" calcext:value-type="string">
            <text:p>D5</text:p>
          </table:table-cell>
          <table:table-cell table:style-name="ce15" office:value-type="string" calcext:value-type="string">
            <text:p>2344052</text:p>
          </table:table-cell>
          <table:table-cell table:style-name="ce27" office:value-type="float" office:value="0.549" calcext:value-type="float">
            <text:p>0,549</text:p>
          </table:table-cell>
          <table:table-cell table:style-name="ce30" table:formula="of:=IF([.E34]=&quot;-&quot;;&quot;&quot;;IF([.A34]=&quot;&quot;;[.F34];[.A34]*[.F34]))" office:value-type="currency" office:currency="GBP" office:value="0.549" calcext:value-type="currency">
            <text:p>£0,5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4]=&quot;-&quot;;&quot;&quot;;IF([.A34]=&quot;&quot;;[.J34];[.A34]*[.J34]))">
            <text:p/>
          </table:table-cell>
          <table:table-cell table:style-name="ce55" table:formula="of:=IF([.A34]&lt;&gt;&quot;&quot;; IF([.E34]&lt;&gt;&quot;-&quot; ; IF([.K34] &gt; [.G34]*[.$L$1];[.G34]*[.$L$1];[.K34]);[.K34]);&quot;&quot;)" office:value-type="currency" office:currency="EUR" office:value="0.69277761" calcext:value-type="currency">
            <text:p>0,693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BAS316</text:p>
          </table:table-cell>
          <table:table-cell table:style-name="ce16"/>
          <table:table-cell table:style-name="ce24" office:value-type="string" calcext:value-type="string">
            <text:p>D6, D11, D12, D13, D14, D15, D16, D17, D18</text:p>
          </table:table-cell>
          <table:table-cell table:style-name="ce16" office:value-type="string" calcext:value-type="string">
            <text:p>8734275</text:p>
          </table:table-cell>
          <table:table-cell table:style-name="ce28" office:value-type="float" office:value="0.14" calcext:value-type="float">
            <text:p>0,140</text:p>
          </table:table-cell>
          <table:table-cell table:style-name="ce31" table:formula="of:=IF([.E35]=&quot;-&quot;;&quot;&quot;;IF([.A35]=&quot;&quot;;[.F35];[.A35]*[.F35]))" office:value-type="currency" office:currency="GBP" office:value="1.26" calcext:value-type="currency">
            <text:p>£1,26</text:p>
          </table:table-cell>
          <table:table-cell table:style-name="ce36"/>
          <table:table-cell table:style-name="ce39" office:value-type="string" calcext:value-type="string">
            <text:p>BAS316 </text:p>
          </table:table-cell>
          <table:table-cell table:style-name="ce46" office:value-type="float" office:value="0.02025" calcext:value-type="float">
            <text:p>0,020</text:p>
          </table:table-cell>
          <table:table-cell table:style-name="ce49" table:formula="of:=IF([.I35]=&quot;-&quot;;&quot;&quot;;IF([.A35]=&quot;&quot;;[.J35];[.A35]*[.J35]))" office:value-type="currency" office:currency="EUR" office:value="0.18225" calcext:value-type="currency">
            <text:p>0,18 €</text:p>
          </table:table-cell>
          <table:table-cell table:style-name="ce55" table:formula="of:=IF([.A35]&lt;&gt;&quot;&quot;; IF([.E35]&lt;&gt;&quot;-&quot; ; IF([.K35] &gt; [.G35]*[.$L$1];[.G35]*[.$L$1];[.K35]);[.K35]);&quot;&quot;)" office:value-type="currency" office:currency="EUR" office:value="0.18225" calcext:value-type="currency">
            <text:p>0,182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7, D10</text:p>
          </table:table-cell>
          <table:table-cell table:style-name="ce15" office:value-type="string" calcext:value-type="string">
            <text:p>1713889</text:p>
          </table:table-cell>
          <table:table-cell table:style-name="ce27" office:value-type="float" office:value="0.632" calcext:value-type="float">
            <text:p>0,632</text:p>
          </table:table-cell>
          <table:table-cell table:style-name="ce30" table:formula="of:=IF([.E36]=&quot;-&quot;;&quot;&quot;;IF([.A36]=&quot;&quot;;[.F36];[.A36]*[.F36]))" office:value-type="currency" office:currency="GBP" office:value="1.264" calcext:value-type="currency">
            <text:p>£1,2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36]=&quot;-&quot;;&quot;&quot;;IF([.A36]=&quot;&quot;;[.J36];[.A36]*[.J36]))">
            <text:p/>
          </table:table-cell>
          <table:table-cell table:style-name="ce55" table:formula="of:=IF([.A36]&lt;&gt;&quot;&quot;; IF([.E36]&lt;&gt;&quot;-&quot; ; IF([.K36] &gt; [.G36]*[.$L$1];[.G36]*[.$L$1];[.K36]);[.K36]);&quot;&quot;)" office:value-type="currency" office:currency="EUR" office:value="1.59502896" calcext:value-type="currency">
            <text:p>1,595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SKL16</text:p>
          </table:table-cell>
          <table:table-cell table:style-name="ce16"/>
          <table:table-cell table:style-name="ce24" office:value-type="string" calcext:value-type="string">
            <text:p>D8, D9</text:p>
          </table:table-cell>
          <table:table-cell table:style-name="ce16" office:value-type="string" calcext:value-type="string">
            <text:p>1299282</text:p>
          </table:table-cell>
          <table:table-cell table:style-name="ce28" office:value-type="float" office:value="0.186" calcext:value-type="float">
            <text:p>0,186</text:p>
          </table:table-cell>
          <table:table-cell table:style-name="ce31" table:formula="of:=IF([.E37]=&quot;-&quot;;&quot;&quot;;IF([.A37]=&quot;&quot;;[.F37];[.A37]*[.F37]))" office:value-type="currency" office:currency="GBP" office:value="0.372" calcext:value-type="currency">
            <text:p>£0,37</text:p>
          </table:table-cell>
          <table:table-cell table:style-name="ce36"/>
          <table:table-cell table:style-name="ce39" office:value-type="string" calcext:value-type="string">
            <text:p>SKL16 </text:p>
          </table:table-cell>
          <table:table-cell table:style-name="ce46" office:value-type="float" office:value="0.01" calcext:value-type="float">
            <text:p>0,010</text:p>
          </table:table-cell>
          <table:table-cell table:style-name="ce49" table:formula="of:=IF([.I37]=&quot;-&quot;;&quot;&quot;;IF([.A37]=&quot;&quot;;[.J37];[.A37]*[.J37]))" office:value-type="currency" office:currency="EUR" office:value="0.02" calcext:value-type="currency">
            <text:p>0,02 €</text:p>
          </table:table-cell>
          <table:table-cell table:style-name="ce55" table:formula="of:=IF([.A37]&lt;&gt;&quot;&quot;; IF([.E37]&lt;&gt;&quot;-&quot; ; IF([.K37] &gt; [.G37]*[.$L$1];[.G37]*[.$L$1];[.K37]);[.K37]);&quot;&quot;)" office:value-type="currency" office:currency="EUR" office:value="0.02" calcext:value-type="currency">
            <text:p>0,020 €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, FB2, FB3</text:p>
          </table:table-cell>
          <table:table-cell table:style-name="ce15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0" table:formula="of:=IF([.E38]=&quot;-&quot;;&quot;&quot;;IF([.A38]=&quot;&quot;;[.F38];[.A38]*[.F38]))" office:value-type="currency" office:currency="GBP" office:value="0.097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LCBA-600</text:p>
          </table:table-cell>
          <table:table-cell table:style-name="ce45" office:value-type="float" office:value="0.0274" calcext:value-type="float">
            <text:p>0,027</text:p>
          </table:table-cell>
          <table:table-cell table:style-name="ce48" table:formula="of:=IF([.I38]=&quot;-&quot;;&quot;&quot;;IF([.A38]=&quot;&quot;;[.J38];[.A38]*[.J38]))" office:value-type="currency" office:currency="EUR" office:value="0.0822" calcext:value-type="currency">
            <text:p>0,08 €</text:p>
          </table:table-cell>
          <table:table-cell table:style-name="ce55" table:formula="of:=IF([.A38]&lt;&gt;&quot;&quot;; IF([.E38]&lt;&gt;&quot;-&quot; ; IF([.K38] &gt; [.G38]*[.$L$1];[.G38]*[.$L$1];[.K38]);[.K38]);&quot;&quot;)" office:value-type="currency" office:currency="EUR" office:value="0.0822" calcext:value-type="currency">
            <text:p>0,08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Ferrite bead 47R, 5 A</text:p>
          </table:table-cell>
          <table:table-cell table:style-name="ce24" office:value-type="string" calcext:value-type="string">
            <text:p>FB1</text:p>
          </table:table-cell>
          <table:table-cell table:style-name="ce16" office:value-type="string" calcext:value-type="string">
            <text:p>1463461</text:p>
          </table:table-cell>
          <table:table-cell table:style-name="ce28" office:value-type="float" office:value="0.132" calcext:value-type="float">
            <text:p>0,132</text:p>
          </table:table-cell>
          <table:table-cell table:style-name="ce31" table:formula="of:=IF([.E39]=&quot;-&quot;;&quot;&quot;;IF([.A39]=&quot;&quot;;[.F39];[.A39]*[.F39]))" office:value-type="currency" office:currency="GBP" office:value="0.132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BLM41PG600SN1L</text:p>
          </table:table-cell>
          <table:table-cell table:style-name="ce46"/>
          <table:table-cell table:style-name="ce49" office:value-type="currency" office:currency="EUR" office:value="0.1477" calcext:value-type="currency">
            <text:p>0,15 €</text:p>
          </table:table-cell>
          <table:table-cell table:style-name="ce55" table:formula="of:=IF([.A39]&lt;&gt;&quot;&quot;; IF([.E39]&lt;&gt;&quot;-&quot; ; IF([.K39] &gt; [.G39]*[.$L$1];[.G39]*[.$L$1];[.K39]);[.K39]);&quot;&quot;)" office:value-type="currency" office:currency="EUR" office:value="0.1477" calcext:value-type="currency">
            <text:p>0,14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TC3864</text:p>
          </table:table-cell>
          <table:table-cell table:style-name="ce15"/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2293128</text:p>
          </table:table-cell>
          <table:table-cell table:style-name="ce27" office:value-type="float" office:value="3.58" calcext:value-type="float">
            <text:p>3,580</text:p>
          </table:table-cell>
          <table:table-cell table:style-name="ce30" table:formula="of:=IF([.E40]=&quot;-&quot;;&quot;&quot;;IF([.A40]=&quot;&quot;;[.F40];[.A40]*[.F40]))" office:value-type="currency" office:currency="GBP" office:value="3.58" calcext:value-type="currency">
            <text:p>£3,58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0]=&quot;-&quot;;&quot;&quot;;IF([.A40]=&quot;&quot;;[.J40];[.A40]*[.J40]))">
            <text:p/>
          </table:table-cell>
          <table:table-cell table:style-name="ce55" table:formula="of:=IF([.A40]&lt;&gt;&quot;&quot;; IF([.E40]&lt;&gt;&quot;-&quot; ; IF([.K40] &gt; [.G40]*[.$L$1];[.G40]*[.$L$1];[.K40]);[.K40]);&quot;&quot;)" office:value-type="currency" office:currency="EUR" office:value="4.5175662" calcext:value-type="currency">
            <text:p>4,51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F5025</text:p>
          </table:table-cell>
          <table:table-cell table:style-name="ce16"/>
          <table:table-cell table:style-name="ce24" office:value-type="string" calcext:value-type="string">
            <text:p>IC10</text:p>
          </table:table-cell>
          <table:table-cell table:style-name="ce16" office:value-type="string" calcext:value-type="string">
            <text:p>1439622</text:p>
          </table:table-cell>
          <table:table-cell table:style-name="ce28" office:value-type="float" office:value="2.74" calcext:value-type="float">
            <text:p>2,740</text:p>
          </table:table-cell>
          <table:table-cell table:style-name="ce31" table:formula="of:=IF([.E41]=&quot;-&quot;;&quot;&quot;;IF([.A41]=&quot;&quot;;[.F41];[.A41]*[.F41]))" office:value-type="currency" office:currency="GBP" office:value="2.74" calcext:value-type="currency">
            <text:p>£2,74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1]=&quot;-&quot;;&quot;&quot;;IF([.A41]=&quot;&quot;;[.J41];[.A41]*[.J41]))">
            <text:p/>
          </table:table-cell>
          <table:table-cell table:style-name="ce55" table:formula="of:=IF([.A41]&lt;&gt;&quot;&quot;; IF([.E41]&lt;&gt;&quot;-&quot; ; IF([.K41] &gt; [.G41]*[.$L$1];[.G41]*[.$L$1];[.K41]);[.K41]);&quot;&quot;)" office:value-type="currency" office:currency="EUR" office:value="3.4575786" calcext:value-type="currency">
            <text:p>3,45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DAC8552</text:p>
          </table:table-cell>
          <table:table-cell table:style-name="ce15"/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1329584</text:p>
          </table:table-cell>
          <table:table-cell table:style-name="ce27" office:value-type="float" office:value="5.95" calcext:value-type="float">
            <text:p>5,950</text:p>
          </table:table-cell>
          <table:table-cell table:style-name="ce30" table:formula="of:=IF([.E42]=&quot;-&quot;;&quot;&quot;;IF([.A42]=&quot;&quot;;[.F42];[.A42]*[.F42]))" office:value-type="currency" office:currency="GBP" office:value="5.95" calcext:value-type="currency">
            <text:p>£5,95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2]=&quot;-&quot;;&quot;&quot;;IF([.A42]=&quot;&quot;;[.J42];[.A42]*[.J42]))">
            <text:p/>
          </table:table-cell>
          <table:table-cell table:style-name="ce55" table:formula="of:=IF([.A42]&lt;&gt;&quot;&quot;; IF([.E42]&lt;&gt;&quot;-&quot; ; IF([.K42] &gt; [.G42]*[.$L$1];[.G42]*[.$L$1];[.K42]);[.K42]);&quot;&quot;)" office:value-type="currency" office:currency="EUR" office:value="7.5082455" calcext:value-type="currency">
            <text:p>7,5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G465</text:p>
          </table:table-cell>
          <table:table-cell table:style-name="ce16" office:value-type="string" calcext:value-type="string">
            <text:p>SOT-23</text:p>
          </table:table-cell>
          <table:table-cell table:style-name="ce24" office:value-type="string" calcext:value-type="string">
            <text:p>IC12</text:p>
          </table:table-cell>
          <table:table-cell table:style-name="ce16" office:value-type="string" calcext:value-type="string">
            <text:p>2376952</text:p>
          </table:table-cell>
          <table:table-cell table:style-name="ce28" office:value-type="float" office:value="0.677" calcext:value-type="float">
            <text:p>0,677</text:p>
          </table:table-cell>
          <table:table-cell table:style-name="ce31" table:formula="of:=IF([.E43]=&quot;-&quot;;&quot;&quot;;IF([.A43]=&quot;&quot;;[.F43];[.A43]*[.F43]))" office:value-type="currency" office:currency="GBP" office:value="0.677" calcext:value-type="currency">
            <text:p>£0,68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3]=&quot;-&quot;;&quot;&quot;;IF([.A43]=&quot;&quot;;[.J43];[.A43]*[.J43]))">
            <text:p/>
          </table:table-cell>
          <table:table-cell table:style-name="ce55" table:formula="of:=IF([.A43]&lt;&gt;&quot;&quot;; IF([.E43]&lt;&gt;&quot;-&quot; ; IF([.K43] &gt; [.G43]*[.$L$1];[.G43]*[.$L$1];[.K43]);[.K43]);&quot;&quot;)" office:value-type="currency" office:currency="EUR" office:value="0.85429953" calcext:value-type="currency">
            <text:p>0,85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TS5A9411DCKT</text:p>
          </table:table-cell>
          <table:table-cell table:style-name="ce15"/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755582</text:p>
          </table:table-cell>
          <table:table-cell table:style-name="ce27" office:value-type="float" office:value="0.501" calcext:value-type="float">
            <text:p>0,501</text:p>
          </table:table-cell>
          <table:table-cell table:style-name="ce30" table:formula="of:=IF([.E44]=&quot;-&quot;;&quot;&quot;;IF([.A44]=&quot;&quot;;[.F44];[.A44]*[.F44]))" office:value-type="currency" office:currency="GBP" office:value="0.501" calcext:value-type="currency">
            <text:p>£0,50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44]=&quot;-&quot;;&quot;&quot;;IF([.A44]=&quot;&quot;;[.J44];[.A44]*[.J44]))">
            <text:p/>
          </table:table-cell>
          <table:table-cell table:style-name="ce55" table:formula="of:=IF([.A44]&lt;&gt;&quot;&quot;; IF([.E44]&lt;&gt;&quot;-&quot; ; IF([.K44] &gt; [.G44]*[.$L$1];[.G44]*[.$L$1];[.K44]);[.K44]);&quot;&quot;)" office:value-type="currency" office:currency="EUR" office:value="0.63220689" calcext:value-type="currency">
            <text:p>0,63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ADS1120</text:p>
          </table:table-cell>
          <table:table-cell table:style-name="ce16"/>
          <table:table-cell table:style-name="ce24" office:value-type="string" calcext:value-type="string">
            <text:p>IC14</text:p>
          </table:table-cell>
          <table:table-cell table:style-name="ce16" office:value-type="string" calcext:value-type="string">
            <text:p>2402249</text:p>
          </table:table-cell>
          <table:table-cell table:style-name="ce28" office:value-type="float" office:value="6.43" calcext:value-type="float">
            <text:p>6,430</text:p>
          </table:table-cell>
          <table:table-cell table:style-name="ce31" table:formula="of:=IF([.E45]=&quot;-&quot;;&quot;&quot;;IF([.A45]=&quot;&quot;;[.F45];[.A45]*[.F45]))" office:value-type="currency" office:currency="GBP" office:value="6.43" calcext:value-type="currency">
            <text:p>£6,4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45]=&quot;-&quot;;&quot;&quot;;IF([.A45]=&quot;&quot;;[.J45];[.A45]*[.J45]))">
            <text:p/>
          </table:table-cell>
          <table:table-cell table:style-name="ce55" table:formula="of:=IF([.A45]&lt;&gt;&quot;&quot;; IF([.E45]&lt;&gt;&quot;-&quot; ; IF([.K45] &gt; [.G45]*[.$L$1];[.G45]*[.$L$1];[.K45]);[.K45]);&quot;&quot;)" office:value-type="currency" office:currency="EUR" office:value="8.1139527" calcext:value-type="currency">
            <text:p>8,11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339D</text:p>
          </table:table-cell>
          <table:table-cell table:style-name="ce15"/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9589686</text:p>
          </table:table-cell>
          <table:table-cell table:style-name="ce27" office:value-type="float" office:value="0.318" calcext:value-type="float">
            <text:p>0,318</text:p>
          </table:table-cell>
          <table:table-cell table:style-name="ce30" table:formula="of:=IF([.E46]=&quot;-&quot;;&quot;&quot;;IF([.A46]=&quot;&quot;;[.F46];[.A46]*[.F46]))" office:value-type="currency" office:currency="GBP" office:value="0.318" calcext:value-type="currency">
            <text:p>£0,32</text:p>
          </table:table-cell>
          <table:table-cell table:style-name="ce35"/>
          <table:table-cell table:style-name="ce38" office:value-type="string" calcext:value-type="string">
            <text:p>LP339D</text:p>
          </table:table-cell>
          <table:table-cell table:style-name="ce45" office:value-type="float" office:value="0.278" calcext:value-type="float">
            <text:p>0,278</text:p>
          </table:table-cell>
          <table:table-cell table:style-name="ce48" table:formula="of:=IF([.I46]=&quot;-&quot;;&quot;&quot;;IF([.A46]=&quot;&quot;;[.J46];[.A46]*[.J46]))" office:value-type="currency" office:currency="EUR" office:value="0.278" calcext:value-type="currency">
            <text:p>0,28 €</text:p>
          </table:table-cell>
          <table:table-cell table:style-name="ce55" table:formula="of:=IF([.A46]&lt;&gt;&quot;&quot;; IF([.E46]&lt;&gt;&quot;-&quot; ; IF([.K46] &gt; [.G46]*[.$L$1];[.G46]*[.$L$1];[.K46]);[.K46]);&quot;&quot;)" office:value-type="currency" office:currency="EUR" office:value="0.278" calcext:value-type="currency">
            <text:p>0,27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79L05</text:p>
          </table:table-cell>
          <table:table-cell table:style-name="ce16" office:value-type="string" calcext:value-type="string">
            <text:p>SO-8</text:p>
          </table:table-cell>
          <table:table-cell table:style-name="ce24" office:value-type="string" calcext:value-type="string">
            <text:p>IC2</text:p>
          </table:table-cell>
          <table:table-cell table:style-name="ce16" office:value-type="string" calcext:value-type="string">
            <text:p>2323583</text:p>
          </table:table-cell>
          <table:table-cell table:style-name="ce28" office:value-type="float" office:value="0.249" calcext:value-type="float">
            <text:p>0,249</text:p>
          </table:table-cell>
          <table:table-cell table:style-name="ce31" table:formula="of:=IF([.E47]=&quot;-&quot;;&quot;&quot;;IF([.A47]=&quot;&quot;;[.F47];[.A47]*[.F47]))" office:value-type="currency" office:currency="GBP" office:value="0.249" calcext:value-type="currency">
            <text:p>£0,25</text:p>
          </table:table-cell>
          <table:table-cell table:style-name="ce36"/>
          <table:table-cell table:style-name="ce39" office:value-type="string" calcext:value-type="string">
            <text:p>MC79L05ACD </text:p>
          </table:table-cell>
          <table:table-cell table:style-name="ce46" office:value-type="float" office:value="0.1605" calcext:value-type="float">
            <text:p>0,161</text:p>
          </table:table-cell>
          <table:table-cell table:style-name="ce49" table:formula="of:=IF([.I47]=&quot;-&quot;;&quot;&quot;;IF([.A47]=&quot;&quot;;[.J47];[.A47]*[.J47]))" office:value-type="currency" office:currency="EUR" office:value="0.1605" calcext:value-type="currency">
            <text:p>0,16 €</text:p>
          </table:table-cell>
          <table:table-cell table:style-name="ce55" table:formula="of:=IF([.A47]&lt;&gt;&quot;&quot;; IF([.E47]&lt;&gt;&quot;-&quot; ; IF([.K47] &gt; [.G47]*[.$L$1];[.G47]*[.$L$1];[.K47]);[.K47]);&quot;&quot;)" office:value-type="currency" office:currency="EUR" office:value="0.1605" calcext:value-type="currency">
            <text:p>0,1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MC78L05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3</text:p>
          </table:table-cell>
          <table:table-cell table:style-name="ce15" office:value-type="string" calcext:value-type="string">
            <text:p>9593845</text:p>
          </table:table-cell>
          <table:table-cell table:style-name="ce27" office:value-type="float" office:value="0.252" calcext:value-type="float">
            <text:p>0,252</text:p>
          </table:table-cell>
          <table:table-cell table:style-name="ce30" table:formula="of:=IF([.E48]=&quot;-&quot;;&quot;&quot;;IF([.A48]=&quot;&quot;;[.F48];[.A48]*[.F48]))" office:value-type="currency" office:currency="GBP" office:value="0.252" calcext:value-type="currency">
            <text:p>£0,25</text:p>
          </table:table-cell>
          <table:table-cell table:style-name="ce35"/>
          <table:table-cell table:style-name="ce38" office:value-type="string" calcext:value-type="string">
            <text:p>MC78L05ABDG 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48" table:formula="of:=IF([.I48]=&quot;-&quot;;&quot;&quot;;IF([.A48]=&quot;&quot;;[.J48];[.A48]*[.J48]))" office:value-type="currency" office:currency="EUR" office:value="0.165" calcext:value-type="currency">
            <text:p>0,17 €</text:p>
          </table:table-cell>
          <table:table-cell table:style-name="ce55" table:formula="of:=IF([.A48]&lt;&gt;&quot;&quot;; IF([.E48]&lt;&gt;&quot;-&quot; ; IF([.K48] &gt; [.G48]*[.$L$1];[.G48]*[.$L$1];[.K48]);[.K48]);&quot;&quot;)" office:value-type="currency" office:currency="EUR" office:value="0.165" calcext:value-type="currency">
            <text:p>0,165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LM5574</text:p>
          </table:table-cell>
          <table:table-cell table:style-name="ce16"/>
          <table:table-cell table:style-name="ce24" office:value-type="string" calcext:value-type="string">
            <text:p>IC4</text:p>
          </table:table-cell>
          <table:table-cell table:style-name="ce16" office:value-type="float" office:value="2323534" calcext:value-type="float">
            <text:p>2323534</text:p>
          </table:table-cell>
          <table:table-cell table:style-name="ce28" office:value-type="float" office:value="2.88" calcext:value-type="float">
            <text:p>2,880</text:p>
          </table:table-cell>
          <table:table-cell table:style-name="ce31" table:formula="of:=IF([.E49]=&quot;-&quot;;&quot;&quot;;IF([.A49]=&quot;&quot;;[.F49];[.A49]*[.F49]))" office:value-type="currency" office:currency="GBP" office:value="2.88" calcext:value-type="currency">
            <text:p>£2,88</text:p>
          </table:table-cell>
          <table:table-cell table:style-name="ce36"/>
          <table:table-cell table:style-name="ce39" office:value-type="string" calcext:value-type="string">
            <text:p>LM5574MT </text:p>
          </table:table-cell>
          <table:table-cell table:style-name="ce46" office:value-type="float" office:value="4.33" calcext:value-type="float">
            <text:p>4,330</text:p>
          </table:table-cell>
          <table:table-cell table:style-name="ce49" table:formula="of:=IF([.I49]=&quot;-&quot;;&quot;&quot;;IF([.A49]=&quot;&quot;;[.J49];[.A49]*[.J49]))" office:value-type="currency" office:currency="EUR" office:value="4.33" calcext:value-type="currency">
            <text:p>4,33 €</text:p>
          </table:table-cell>
          <table:table-cell table:style-name="ce55" table:formula="of:=IF([.A49]&lt;&gt;&quot;&quot;; IF([.E49]&lt;&gt;&quot;-&quot; ; IF([.K49] &gt; [.G49]*[.$L$1];[.G49]*[.$L$1];[.K49]);[.K49]);&quot;&quot;)" office:value-type="currency" office:currency="EUR" office:value="3.6342432" calcext:value-type="currency">
            <text:p>3,63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LP2951</text:p>
          </table:table-cell>
          <table:table-cell table:style-name="ce15" office:value-type="string" calcext:value-type="string">
            <text:p>SO-8</text:p>
          </table:table-cell>
          <table:table-cell table:style-name="ce15" office:value-type="string" calcext:value-type="string">
            <text:p>IC5</text:p>
          </table:table-cell>
          <table:table-cell table:style-name="ce15" office:value-type="float" office:value="1755066" calcext:value-type="float">
            <text:p>1755066</text:p>
          </table:table-cell>
          <table:table-cell table:style-name="ce27" office:value-type="float" office:value="0.579" calcext:value-type="float">
            <text:p>0,579</text:p>
          </table:table-cell>
          <table:table-cell table:style-name="ce30" table:formula="of:=IF([.E50]=&quot;-&quot;;&quot;&quot;;IF([.A50]=&quot;&quot;;[.F50];[.A50]*[.F50]))" office:value-type="currency" office:currency="GBP" office:value="0.579" calcext:value-type="currency">
            <text:p>£0,58</text:p>
          </table:table-cell>
          <table:table-cell table:style-name="ce35"/>
          <table:table-cell table:style-name="ce38" office:value-type="string" calcext:value-type="string">
            <text:p>LP2951CM/NOPB</text:p>
          </table:table-cell>
          <table:table-cell table:style-name="ce45" office:value-type="float" office:value="0.4566" calcext:value-type="float">
            <text:p>0,457</text:p>
          </table:table-cell>
          <table:table-cell table:style-name="ce48" table:formula="of:=IF([.I50]=&quot;-&quot;;&quot;&quot;;IF([.A50]=&quot;&quot;;[.J50];[.A50]*[.J50]))" office:value-type="currency" office:currency="EUR" office:value="0.4566" calcext:value-type="currency">
            <text:p>0,46 €</text:p>
          </table:table-cell>
          <table:table-cell table:style-name="ce55" table:formula="of:=IF([.A50]&lt;&gt;&quot;&quot;; IF([.E50]&lt;&gt;&quot;-&quot; ; IF([.K50] &gt; [.G50]*[.$L$1];[.G50]*[.$L$1];[.K50]);[.K50]);&quot;&quot;)" office:value-type="currency" office:currency="EUR" office:value="0.4566" calcext:value-type="currency">
            <text:p>0,457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TL072D</text:p>
          </table:table-cell>
          <table:table-cell table:style-name="ce16"/>
          <table:table-cell table:style-name="ce24" office:value-type="string" calcext:value-type="string">
            <text:p>IC6, IC7</text:p>
          </table:table-cell>
          <table:table-cell table:style-name="ce16" office:value-type="string" calcext:value-type="string">
            <text:p>1467663</text:p>
          </table:table-cell>
          <table:table-cell table:style-name="ce28" office:value-type="float" office:value="0.121" calcext:value-type="float">
            <text:p>0,121</text:p>
          </table:table-cell>
          <table:table-cell table:style-name="ce31" table:formula="of:=IF([.E51]=&quot;-&quot;;&quot;&quot;;IF([.A51]=&quot;&quot;;[.F51];[.A51]*[.F51]))" office:value-type="currency" office:currency="GBP" office:value="0.242" calcext:value-type="currency">
            <text:p>£0,24</text:p>
          </table:table-cell>
          <table:table-cell table:style-name="ce36"/>
          <table:table-cell table:style-name="ce39" office:value-type="string" calcext:value-type="string">
            <text:p>TL072CD</text:p>
          </table:table-cell>
          <table:table-cell table:style-name="ce46" office:value-type="float" office:value="0.1692" calcext:value-type="float">
            <text:p>0,169</text:p>
          </table:table-cell>
          <table:table-cell table:style-name="ce49" table:formula="of:=IF([.I51]=&quot;-&quot;;&quot;&quot;;IF([.A51]=&quot;&quot;;[.J51];[.A51]*[.J51]))" office:value-type="currency" office:currency="EUR" office:value="0.3384" calcext:value-type="currency">
            <text:p>0,34 €</text:p>
          </table:table-cell>
          <table:table-cell table:style-name="ce55" table:formula="of:=IF([.A51]&lt;&gt;&quot;&quot;; IF([.E51]&lt;&gt;&quot;-&quot; ; IF([.K51] &gt; [.G51]*[.$L$1];[.G51]*[.$L$1];[.K51]);[.K51]);&quot;&quot;)" office:value-type="currency" office:currency="EUR" office:value="0.30537738" calcext:value-type="currency">
            <text:p>0,305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OP27GSZ</text:p>
          </table:table-cell>
          <table:table-cell table:style-name="ce15"/>
          <table:table-cell table:style-name="ce15" office:value-type="string" calcext:value-type="string">
            <text:p>IC8</text:p>
          </table:table-cell>
          <table:table-cell table:style-name="ce15" office:value-type="string" calcext:value-type="string">
            <text:p>9426124</text:p>
          </table:table-cell>
          <table:table-cell table:style-name="ce27" office:value-type="float" office:value="2.31" calcext:value-type="float">
            <text:p>2,310</text:p>
          </table:table-cell>
          <table:table-cell table:style-name="ce30" table:formula="of:=IF([.E52]=&quot;-&quot;;&quot;&quot;;IF([.A52]=&quot;&quot;;[.F52];[.A52]*[.F52]))" office:value-type="currency" office:currency="GBP" office:value="2.31" calcext:value-type="currency">
            <text:p>£2,31</text:p>
          </table:table-cell>
          <table:table-cell table:style-name="ce35"/>
          <table:table-cell table:style-name="ce38" office:value-type="string" calcext:value-type="string">
            <text:p>OP27GSZ</text:p>
          </table:table-cell>
          <table:table-cell table:style-name="ce45" office:value-type="float" office:value="1.45" calcext:value-type="float">
            <text:p>1,450</text:p>
          </table:table-cell>
          <table:table-cell table:style-name="ce48" table:formula="of:=IF([.I52]=&quot;-&quot;;&quot;&quot;;IF([.A52]=&quot;&quot;;[.J52];[.A52]*[.J52]))" office:value-type="currency" office:currency="EUR" office:value="1.45" calcext:value-type="currency">
            <text:p>1,45 €</text:p>
          </table:table-cell>
          <table:table-cell table:style-name="ce55" table:formula="of:=IF([.A52]&lt;&gt;&quot;&quot;; IF([.E52]&lt;&gt;&quot;-&quot; ; IF([.K52] &gt; [.G52]*[.$L$1];[.G52]*[.$L$1];[.K52]);[.K52]);&quot;&quot;)" office:value-type="currency" office:currency="EUR" office:value="1.45" calcext:value-type="currency">
            <text:p>1,45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MCP23S08-E/SO</text:p>
          </table:table-cell>
          <table:table-cell table:style-name="ce16"/>
          <table:table-cell table:style-name="ce24" office:value-type="string" calcext:value-type="string">
            <text:p>IC9</text:p>
          </table:table-cell>
          <table:table-cell table:style-name="ce16" office:value-type="string" calcext:value-type="string">
            <text:p>1332092</text:p>
          </table:table-cell>
          <table:table-cell table:style-name="ce28" office:value-type="float" office:value="0.763" calcext:value-type="float">
            <text:p>0,763</text:p>
          </table:table-cell>
          <table:table-cell table:style-name="ce31" table:formula="of:=IF([.E53]=&quot;-&quot;;&quot;&quot;;IF([.A53]=&quot;&quot;;[.F53];[.A53]*[.F53]))" office:value-type="currency" office:currency="GBP" office:value="0.763" calcext:value-type="currency">
            <text:p>£0,76</text:p>
          </table:table-cell>
          <table:table-cell table:style-name="ce36"/>
          <table:table-cell table:style-name="ce39" office:value-type="string" calcext:value-type="string">
            <text:p>MCP23S08-E/SO</text:p>
          </table:table-cell>
          <table:table-cell table:style-name="ce46" office:value-type="float" office:value="0.96" calcext:value-type="float">
            <text:p>0,960</text:p>
          </table:table-cell>
          <table:table-cell table:style-name="ce49" table:formula="of:=IF([.I53]=&quot;-&quot;;&quot;&quot;;IF([.A53]=&quot;&quot;;[.J53];[.A53]*[.J53]))" office:value-type="currency" office:currency="EUR" office:value="0.96" calcext:value-type="currency">
            <text:p>0,96 €</text:p>
          </table:table-cell>
          <table:table-cell table:style-name="ce55" table:formula="of:=IF([.A53]&lt;&gt;&quot;&quot;; IF([.E53]&lt;&gt;&quot;-&quot; ; IF([.K53] &gt; [.G53]*[.$L$1];[.G53]*[.$L$1];[.K53]);[.K53]);&quot;&quot;)" office:value-type="currency" office:currency="EUR" office:value="0.96" calcext:value-type="currency">
            <text:p>0,960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0R-JUMP</text:p>
          </table:table-cell>
          <table:table-cell table:style-name="ce15" office:value-type="string" calcext:value-type="string">
            <text:p>Zero-ohm jumper</text:p>
          </table:table-cell>
          <table:table-cell table:style-name="ce15" office:value-type="string" calcext:value-type="string">
            <text:p>JMP1, JMP2</text:p>
          </table:table-cell>
          <table:table-cell table:style-name="ce15" office:value-type="string" calcext:value-type="string">
            <text:p>9233750</text:p>
          </table:table-cell>
          <table:table-cell table:style-name="ce27" office:value-type="float" office:value="0.01" calcext:value-type="float">
            <text:p>0,010</text:p>
          </table:table-cell>
          <table:table-cell table:style-name="ce30" table:formula="of:=IF([.E54]=&quot;-&quot;;&quot;&quot;;IF([.A54]=&quot;&quot;;[.F54];[.A54]*[.F54]))" office:value-type="currency" office:currency="GBP" office:value="0.02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SMD0805-0R </text:p>
          </table:table-cell>
          <table:table-cell table:style-name="ce45" office:value-type="float" office:value="0.0593" calcext:value-type="float">
            <text:p>0,059</text:p>
          </table:table-cell>
          <table:table-cell table:style-name="ce48" table:formula="of:=IF([.I54]=&quot;-&quot;;&quot;&quot;;IF([.A54]=&quot;&quot;;[.J54];[.A54]*[.J54]))" office:value-type="currency" office:currency="EUR" office:value="0.1186" calcext:value-type="currency">
            <text:p>0,12 €</text:p>
          </table:table-cell>
          <table:table-cell table:style-name="ce55" table:formula="of:=IF([.A54]&lt;&gt;&quot;&quot;; IF([.E54]&lt;&gt;&quot;-&quot; ; IF([.K54] &gt; [.G54]*[.$L$1];[.G54]*[.$L$1];[.K54]);[.K54]);&quot;&quot;)" office:value-type="currency" office:currency="EUR" office:value="0.0252378" calcext:value-type="currency">
            <text:p>0,025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float" office:value="7443551331" calcext:value-type="float">
            <text:p>7443551331</text:p>
          </table:table-cell>
          <table:table-cell table:style-name="ce16" office:value-type="string" calcext:value-type="string">
            <text:p>Ir=5.5 A, Isat = 5.5 A</text:p>
          </table:table-cell>
          <table:table-cell table:style-name="ce24" office:value-type="string" calcext:value-type="string">
            <text:p>L2</text:p>
          </table:table-cell>
          <table:table-cell table:style-name="ce16" office:value-type="string" calcext:value-type="string">
            <text:p>2211631</text:p>
          </table:table-cell>
          <table:table-cell table:style-name="ce28" office:value-type="float" office:value="2.56" calcext:value-type="float">
            <text:p>2,560</text:p>
          </table:table-cell>
          <table:table-cell table:style-name="ce31" table:formula="of:=IF([.E55]=&quot;-&quot;;&quot;&quot;;IF([.A55]=&quot;&quot;;[.F55];[.A55]*[.F55]))" office:value-type="currency" office:currency="GBP" office:value="2.56" calcext:value-type="currency">
            <text:p>£2,5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/>
          <table:table-cell table:style-name="ce55" table:formula="of:=IF([.A55]&lt;&gt;&quot;&quot;; IF([.E55]&lt;&gt;&quot;-&quot; ; IF([.K55] &gt; [.G55]*[.$L$1];[.G55]*[.$L$1];[.K55]);[.K55]);&quot;&quot;)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 office:value-type="string" calcext:value-type="string">
            <text:p>See below for other current ranges</text:p>
          </table:table-cell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56]=&quot;-&quot;;&quot;&quot;;IF([.A56]=&quot;&quot;;[.F56];[.A56]*[.F56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/>
          <table:table-cell table:style-name="ce55" table:formula="of:=IF([.A56]&lt;&gt;&quot;&quot;; IF([.E56]&lt;&gt;&quot;-&quot; ; IF([.K56] &gt; [.G56]*[.$L$1];[.G56]*[.$L$1];[.K56]);[.K56]);&quot;&quot;)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IHLP2020CZER3R3M11</text:p>
          </table:table-cell>
          <table:table-cell table:style-name="ce16" office:value-type="string" calcext:value-type="string">
            <text:p>3u3, 5.5 A</text:p>
          </table:table-cell>
          <table:table-cell table:style-name="ce24" office:value-type="string" calcext:value-type="string">
            <text:p>L3, L4</text:p>
          </table:table-cell>
          <table:table-cell table:style-name="ce16" office:value-type="string" calcext:value-type="string">
            <text:p>1741325</text:p>
          </table:table-cell>
          <table:table-cell table:style-name="ce28" office:value-type="float" office:value="1.08" calcext:value-type="float">
            <text:p>1,080</text:p>
          </table:table-cell>
          <table:table-cell table:style-name="ce31" table:formula="of:=IF([.E57]=&quot;-&quot;;&quot;&quot;;IF([.A57]=&quot;&quot;;[.F57];[.A57]*[.F57]))" office:value-type="currency" office:currency="GBP" office:value="2.16" calcext:value-type="currency">
            <text:p>£2,16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7]=&quot;-&quot;;&quot;&quot;;IF([.A57]=&quot;&quot;;[.J57];[.A57]*[.J57]))">
            <text:p/>
          </table:table-cell>
          <table:table-cell table:style-name="ce55" table:formula="of:=IF([.A57]&lt;&gt;&quot;&quot;; IF([.E57]&lt;&gt;&quot;-&quot; ; IF([.K57] &gt; [.G57]*[.$L$1];[.G57]*[.$L$1];[.K57]);[.K57]);&quot;&quot;)" office:value-type="currency" office:currency="EUR" office:value="2.7256824" calcext:value-type="currency">
            <text:p>2,726 €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5, L6, L7</text:p>
          </table:table-cell>
          <table:table-cell table:style-name="ce15" office:value-type="float" office:value="2470305" calcext:value-type="float">
            <text:p>2470305</text:p>
          </table:table-cell>
          <table:table-cell table:style-name="ce27" office:value-type="float" office:value="0.205" calcext:value-type="float">
            <text:p>0,205</text:p>
          </table:table-cell>
          <table:table-cell table:style-name="ce30" table:formula="of:=IF([.E58]=&quot;-&quot;;&quot;&quot;;IF([.A58]=&quot;&quot;;[.F58];[.A58]*[.F58]))" office:value-type="currency" office:currency="GBP" office:value="0.615" calcext:value-type="currency">
            <text:p>£0,62</text:p>
          </table:table-cell>
          <table:table-cell table:style-name="ce35"/>
          <table:table-cell table:style-name="ce38" office:value-type="string" calcext:value-type="string">
            <text:p>DLJ3015-2.2 </text:p>
          </table:table-cell>
          <table:table-cell table:style-name="ce45" office:value-type="float" office:value="0.266" calcext:value-type="float">
            <text:p>0,266</text:p>
          </table:table-cell>
          <table:table-cell table:style-name="ce48" table:formula="of:=IF([.I58]=&quot;-&quot;;&quot;&quot;;IF([.A58]=&quot;&quot;;[.J58];[.A58]*[.J58]))" office:value-type="currency" office:currency="EUR" office:value="0.798" calcext:value-type="currency">
            <text:p>0,80 €</text:p>
          </table:table-cell>
          <table:table-cell table:style-name="ce55" table:formula="of:=IF([.A58]&lt;&gt;&quot;&quot;; IF([.E58]&lt;&gt;&quot;-&quot; ; IF([.K58] &gt; [.G58]*[.$L$1];[.G58]*[.$L$1];[.K58]);[.K58]);&quot;&quot;)" office:value-type="currency" office:currency="EUR" office:value="0.77606235" calcext:value-type="currency">
            <text:p>0,776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MLZ2012A2R2WT</text:p>
          </table:table-cell>
          <table:table-cell table:style-name="ce16" office:value-type="string" calcext:value-type="string">
            <text:p>0805</text:p>
          </table:table-cell>
          <table:table-cell table:style-name="ce24"/>
          <table:table-cell table:style-name="ce16" office:value-type="string" calcext:value-type="string">
            <text:p>2215643</text:p>
          </table:table-cell>
          <table:table-cell table:style-name="ce28" office:value-type="float" office:value="0.0746" calcext:value-type="float">
            <text:p>0,075</text:p>
          </table:table-cell>
          <table:table-cell table:style-name="ce31" table:formula="of:=IF([.E59]=&quot;-&quot;;&quot;&quot;;IF([.A59]=&quot;&quot;;[.F59];[.A59]*[.F59]))" office:value-type="currency" office:currency="GBP" office:value="0.0746" calcext:value-type="currency">
            <text:p>£0,07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59]=&quot;-&quot;;&quot;&quot;;IF([.A59]=&quot;&quot;;[.J59];[.A59]*[.J59]))">
            <text:p/>
          </table:table-cell>
          <table:table-cell table:style-name="ce55" table:formula="of:=IF([.A59]&lt;&gt;&quot;&quot;; IF([.E59]&lt;&gt;&quot;-&quot; ; IF([.K59] &gt; [.G59]*[.$L$1];[.G59]*[.$L$1];[.K59]);[.K59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15" office:value-type="string" calcext:value-type="string">
            <text:p>Yellow LED</text:p>
          </table:table-cell>
          <table:table-cell table:style-name="ce15" office:value-type="string" calcext:value-type="string">
            <text:p>LED1</text:p>
          </table:table-cell>
          <table:table-cell table:style-name="ce15" office:value-type="string" calcext:value-type="string">
            <text:p>5790876</text:p>
          </table:table-cell>
          <table:table-cell table:style-name="ce27" office:value-type="float" office:value="0.119" calcext:value-type="float">
            <text:p>0,119</text:p>
          </table:table-cell>
          <table:table-cell table:style-name="ce30" table:formula="of:=IF([.E60]=&quot;-&quot;;&quot;&quot;;IF([.A60]=&quot;&quot;;[.F60];[.A60]*[.F60]))" office:value-type="currency" office:currency="GBP" office:value="0.119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HSMY-C170</text:p>
          </table:table-cell>
          <table:table-cell table:style-name="ce45" office:value-type="float" office:value="0.0572" calcext:value-type="float">
            <text:p>0,057</text:p>
          </table:table-cell>
          <table:table-cell table:style-name="ce48" table:formula="of:=IF([.I60]=&quot;-&quot;;&quot;&quot;;IF([.A60]=&quot;&quot;;[.J60];[.A60]*[.J60]))" office:value-type="currency" office:currency="EUR" office:value="0.0572" calcext:value-type="currency">
            <text:p>0,06 €</text:p>
          </table:table-cell>
          <table:table-cell table:style-name="ce55" table:formula="of:=IF([.A60]&lt;&gt;&quot;&quot;; IF([.E60]&lt;&gt;&quot;-&quot; ; IF([.K60] &gt; [.G60]*[.$L$1];[.G60]*[.$L$1];[.K60]);[.K60]);&quot;&quot;)" office:value-type="currency" office:currency="EUR" office:value="0.0572" calcext:value-type="currency">
            <text:p>0,057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Beta: 3570K</text:p>
          </table:table-cell>
          <table:table-cell table:style-name="ce24" office:value-type="string" calcext:value-type="string">
            <text:p>NTC1</text:p>
          </table:table-cell>
          <table:table-cell table:style-name="ce16" office:value-type="string" calcext:value-type="string">
            <text:p>1612623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61]=&quot;-&quot;;&quot;&quot;;IF([.A61]=&quot;&quot;;[.F61];[.A61]*[.F61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NTCS0805E3103JMT</text:p>
          </table:table-cell>
          <table:table-cell table:style-name="ce46" office:value-type="float" office:value="0.19" calcext:value-type="float">
            <text:p>0,190</text:p>
          </table:table-cell>
          <table:table-cell table:style-name="ce49" table:formula="of:=IF([.I61]=&quot;-&quot;;&quot;&quot;;IF([.A61]=&quot;&quot;;[.J61];[.A61]*[.J61]))" office:value-type="currency" office:currency="EUR" office:value="0.19" calcext:value-type="currency">
            <text:p>0,19 €</text:p>
          </table:table-cell>
          <table:table-cell table:style-name="ce55" table:formula="of:=IF([.A61]&lt;&gt;&quot;&quot;; IF([.E61]&lt;&gt;&quot;-&quot; ; IF([.K61] &gt; [.G61]*[.$L$1];[.G61]*[.$L$1];[.K61]);[.K61]);&quot;&quot;)" office:value-type="currency" office:currency="EUR" office:value="0.19" calcext:value-type="currency">
            <text:p>0,19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15"/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7" office:value-type="float" office:value="1.47" calcext:value-type="float">
            <text:p>1,470</text:p>
          </table:table-cell>
          <table:table-cell table:style-name="ce30" table:formula="of:=IF([.E62]=&quot;-&quot;;&quot;&quot;;IF([.A62]=&quot;&quot;;[.F62];[.A62]*[.F62]))" office:value-type="currency" office:currency="GBP" office:value="1.47" calcext:value-type="currency">
            <text:p>£1,47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62]=&quot;-&quot;;&quot;&quot;;IF([.A62]=&quot;&quot;;[.J62];[.A62]*[.J62]))">
            <text:p/>
          </table:table-cell>
          <table:table-cell table:style-name="ce55" table:formula="of:=IF([.A62]&lt;&gt;&quot;&quot;; IF([.E62]&lt;&gt;&quot;-&quot; ; IF([.K62] &gt; [.G62]*[.$L$1];[.G62]*[.$L$1];[.K62]);[.K62]);&quot;&quot;)" office:value-type="currency" office:currency="EUR" office:value="1.8549783" calcext:value-type="currency">
            <text:p>1,855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MMBT5551</text:p>
          </table:table-cell>
          <table:table-cell table:style-name="ce16"/>
          <table:table-cell table:style-name="ce24" office:value-type="string" calcext:value-type="string">
            <text:p>Q12, Q13, Q16, Q18, Q19</text:p>
          </table:table-cell>
          <table:table-cell table:style-name="ce16" office:value-type="string" calcext:value-type="string">
            <text:p>1459109</text:p>
          </table:table-cell>
          <table:table-cell table:style-name="ce28" office:value-type="float" office:value="0.153" calcext:value-type="float">
            <text:p>0,153</text:p>
          </table:table-cell>
          <table:table-cell table:style-name="ce31" table:formula="of:=IF([.E63]=&quot;-&quot;;&quot;&quot;;IF([.A63]=&quot;&quot;;[.F63];[.A63]*[.F63]))" office:value-type="currency" office:currency="GBP" office:value="0.765" calcext:value-type="currency">
            <text:p>£0,77</text:p>
          </table:table-cell>
          <table:table-cell table:style-name="ce36"/>
          <table:table-cell table:style-name="ce39" office:value-type="string" calcext:value-type="string">
            <text:p>MMBT5551</text:p>
          </table:table-cell>
          <table:table-cell table:style-name="ce46" office:value-type="float" office:value="0.02079" calcext:value-type="float">
            <text:p>0,021</text:p>
          </table:table-cell>
          <table:table-cell table:style-name="ce49" table:formula="of:=IF([.I63]=&quot;-&quot;;&quot;&quot;;IF([.A63]=&quot;&quot;;[.J63];[.A63]*[.J63]))" office:value-type="currency" office:currency="EUR" office:value="0.10395" calcext:value-type="currency">
            <text:p>0,10 €</text:p>
          </table:table-cell>
          <table:table-cell table:style-name="ce55" table:formula="of:=IF([.A63]&lt;&gt;&quot;&quot;; IF([.E63]&lt;&gt;&quot;-&quot; ; IF([.K63] &gt; [.G63]*[.$L$1];[.G63]*[.$L$1];[.K63]);[.K63]);&quot;&quot;)" office:value-type="currency" office:currency="EUR" office:value="0.10395" calcext:value-type="currency">
            <text:p>0,104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15"/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1888166</text:p>
          </table:table-cell>
          <table:table-cell table:style-name="ce27" office:value-type="float" office:value="0.0988" calcext:value-type="float">
            <text:p>0,099</text:p>
          </table:table-cell>
          <table:table-cell table:style-name="ce30" table:formula="of:=IF([.E64]=&quot;-&quot;;&quot;&quot;;IF([.A64]=&quot;&quot;;[.F64];[.A64]*[.F64]))" office:value-type="currency" office:currency="GBP" office:value="0.0988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BSS84P </text:p>
          </table:table-cell>
          <table:table-cell table:style-name="ce45" office:value-type="float" office:value="0.0326" calcext:value-type="float">
            <text:p>0,033</text:p>
          </table:table-cell>
          <table:table-cell table:style-name="ce48" table:formula="of:=IF([.I64]=&quot;-&quot;;&quot;&quot;;IF([.A64]=&quot;&quot;;[.J64];[.A64]*[.J64]))" office:value-type="currency" office:currency="EUR" office:value="0.0326" calcext:value-type="currency">
            <text:p>0,03 €</text:p>
          </table:table-cell>
          <table:table-cell table:style-name="ce55" table:formula="of:=IF([.A64]&lt;&gt;&quot;&quot;; IF([.E64]&lt;&gt;&quot;-&quot; ; IF([.K64] &gt; [.G64]*[.$L$1];[.G64]*[.$L$1];[.K64]);[.K64]);&quot;&quot;)" office:value-type="currency" office:currency="EUR" office:value="0.0326" calcext:value-type="currency">
            <text:p>0,033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MMBT5401</text:p>
          </table:table-cell>
          <table:table-cell table:style-name="ce16"/>
          <table:table-cell table:style-name="ce24" office:value-type="string" calcext:value-type="string">
            <text:p>Q2, Q10, Q11, Q17</text:p>
          </table:table-cell>
          <table:table-cell table:style-name="ce16" office:value-type="string" calcext:value-type="string">
            <text:p>1459108</text:p>
          </table:table-cell>
          <table:table-cell table:style-name="ce28" office:value-type="float" office:value="0.0725" calcext:value-type="float">
            <text:p>0,073</text:p>
          </table:table-cell>
          <table:table-cell table:style-name="ce31" table:formula="of:=IF([.E65]=&quot;-&quot;;&quot;&quot;;IF([.A65]=&quot;&quot;;[.F65];[.A65]*[.F65]))" office:value-type="currency" office:currency="GBP" office:value="0.29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MMBT5401</text:p>
          </table:table-cell>
          <table:table-cell table:style-name="ce46" office:value-type="float" office:value="0.02123" calcext:value-type="float">
            <text:p>0,021</text:p>
          </table:table-cell>
          <table:table-cell table:style-name="ce49" table:formula="of:=IF([.I65]=&quot;-&quot;;&quot;&quot;;IF([.A65]=&quot;&quot;;[.J65];[.A65]*[.J65]))" office:value-type="currency" office:currency="EUR" office:value="0.08492" calcext:value-type="currency">
            <text:p>0,08 €</text:p>
          </table:table-cell>
          <table:table-cell table:style-name="ce55" table:formula="of:=IF([.A65]&lt;&gt;&quot;&quot;; IF([.E65]&lt;&gt;&quot;-&quot; ; IF([.K65] &gt; [.G65]*[.$L$1];[.G65]*[.$L$1];[.K65]);[.K65]);&quot;&quot;)" office:value-type="currency" office:currency="EUR" office:value="0.08492" calcext:value-type="currency">
            <text:p>0,08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15"/>
          <table:table-cell table:style-name="ce15" office:value-type="string" calcext:value-type="string">
            <text:p>Q3, Q15</text:p>
          </table:table-cell>
          <table:table-cell table:style-name="ce15" office:value-type="string" calcext:value-type="string">
            <text:p>1713823</text:p>
          </table:table-cell>
          <table:table-cell table:style-name="ce27" office:value-type="float" office:value="0.0377" calcext:value-type="float">
            <text:p>0,038</text:p>
          </table:table-cell>
          <table:table-cell table:style-name="ce30" table:formula="of:=IF([.E66]=&quot;-&quot;;&quot;&quot;;IF([.A66]=&quot;&quot;;[.F66];[.A66]*[.F66]))" office:value-type="currency" office:currency="GBP" office:value="0.0754" calcext:value-type="currency">
            <text:p>£0,08</text:p>
          </table:table-cell>
          <table:table-cell table:style-name="ce35"/>
          <table:table-cell table:style-name="ce38" office:value-type="string" calcext:value-type="string">
            <text:p>2N7002</text:p>
          </table:table-cell>
          <table:table-cell table:style-name="ce45" office:value-type="float" office:value="0.03447" calcext:value-type="float">
            <text:p>0,034</text:p>
          </table:table-cell>
          <table:table-cell table:style-name="ce48" table:formula="of:=IF([.I66]=&quot;-&quot;;&quot;&quot;;IF([.A66]=&quot;&quot;;[.J66];[.A66]*[.J66]))" office:value-type="currency" office:currency="EUR" office:value="0.06894" calcext:value-type="currency">
            <text:p>0,07 €</text:p>
          </table:table-cell>
          <table:table-cell table:style-name="ce55" table:formula="of:=IF([.A66]&lt;&gt;&quot;&quot;; IF([.E66]&lt;&gt;&quot;-&quot; ; IF([.K66] &gt; [.G66]*[.$L$1];[.G66]*[.$L$1];[.K66]);[.K66]);&quot;&quot;)" office:value-type="currency" office:currency="EUR" office:value="0.06894" calcext:value-type="currency">
            <text:p>0,06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P250N</text:p>
          </table:table-cell>
          <table:table-cell table:style-name="ce16"/>
          <table:table-cell table:style-name="ce24" office:value-type="string" calcext:value-type="string">
            <text:p>Q4</text:p>
          </table:table-cell>
          <table:table-cell table:style-name="ce16" office:value-type="string" calcext:value-type="string">
            <text:p>8649260</text:p>
          </table:table-cell>
          <table:table-cell table:style-name="ce28" office:value-type="float" office:value="2.91" calcext:value-type="float">
            <text:p>2,910</text:p>
          </table:table-cell>
          <table:table-cell table:style-name="ce31" table:formula="of:=IF([.E67]=&quot;-&quot;;&quot;&quot;;IF([.A67]=&quot;&quot;;[.F67];[.A67]*[.F67]))" office:value-type="currency" office:currency="GBP" office:value="2.91" calcext:value-type="currency">
            <text:p>£2,91</text:p>
          </table:table-cell>
          <table:table-cell table:style-name="ce36"/>
          <table:table-cell table:style-name="ce39" office:value-type="string" calcext:value-type="string">
            <text:p>IRFP250NPBF </text:p>
          </table:table-cell>
          <table:table-cell table:style-name="ce46" office:value-type="float" office:value="1" calcext:value-type="float">
            <text:p>1,000</text:p>
          </table:table-cell>
          <table:table-cell table:style-name="ce49" table:formula="of:=IF([.I67]=&quot;-&quot;;&quot;&quot;;IF([.A67]=&quot;&quot;;[.J67];[.A67]*[.J67]))" office:value-type="currency" office:currency="EUR" office:value="1" calcext:value-type="currency">
            <text:p>1,00 €</text:p>
          </table:table-cell>
          <table:table-cell table:style-name="ce55" table:formula="of:=IF([.A67]&lt;&gt;&quot;&quot;; IF([.E67]&lt;&gt;&quot;-&quot; ; IF([.K67] &gt; [.G67]*[.$L$1];[.G67]*[.$L$1];[.K67]);[.K67]);&quot;&quot;)" office:value-type="currency" office:currency="EUR" office:value="1" calcext:value-type="currency">
            <text:p>1,00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BC857C</text:p>
          </table:table-cell>
          <table:table-cell table:style-name="ce15"/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8734771</text:p>
          </table:table-cell>
          <table:table-cell table:style-name="ce27" office:value-type="float" office:value="0.0215" calcext:value-type="float">
            <text:p>0,022</text:p>
          </table:table-cell>
          <table:table-cell table:style-name="ce30" table:formula="of:=IF([.E68]=&quot;-&quot;;&quot;&quot;;IF([.A68]=&quot;&quot;;[.F68];[.A68]*[.F68]))" office:value-type="currency" office:currency="GBP" office:value="0.0215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BC857C-DIO </text:p>
          </table:table-cell>
          <table:table-cell table:style-name="ce45" office:value-type="float" office:value="0.02" calcext:value-type="float">
            <text:p>0,020</text:p>
          </table:table-cell>
          <table:table-cell table:style-name="ce48" table:formula="of:=IF([.I68]=&quot;-&quot;;&quot;&quot;;IF([.A68]=&quot;&quot;;[.J68];[.A68]*[.J68]))" office:value-type="currency" office:currency="EUR" office:value="0.02" calcext:value-type="currency">
            <text:p>0,02 €</text:p>
          </table:table-cell>
          <table:table-cell table:style-name="ce55" table:formula="of:=IF([.A68]&lt;&gt;&quot;&quot;; IF([.E68]&lt;&gt;&quot;-&quot; ; IF([.K68] &gt; [.G68]*[.$L$1];[.G68]*[.$L$1];[.K68]);[.K68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BC846C</text:p>
          </table:table-cell>
          <table:table-cell table:style-name="ce16"/>
          <table:table-cell table:style-name="ce24" office:value-type="string" calcext:value-type="string">
            <text:p>Q6</text:p>
          </table:table-cell>
          <table:table-cell table:style-name="ce16" office:value-type="string" calcext:value-type="string">
            <text:p>2453325</text:p>
          </table:table-cell>
          <table:table-cell table:style-name="ce28" office:value-type="float" office:value="0.199" calcext:value-type="float">
            <text:p>0,199</text:p>
          </table:table-cell>
          <table:table-cell table:style-name="ce31" table:formula="of:=IF([.E69]=&quot;-&quot;;&quot;&quot;;IF([.A69]=&quot;&quot;;[.F69];[.A69]*[.F69]))" office:value-type="currency" office:currency="GBP" office:value="0.199" calcext:value-type="currency">
            <text:p>£0,20</text:p>
          </table:table-cell>
          <table:table-cell table:style-name="ce36"/>
          <table:table-cell table:style-name="ce39" office:value-type="string" calcext:value-type="string">
            <text:p>BC846C-DIO </text:p>
          </table:table-cell>
          <table:table-cell table:style-name="ce46" office:value-type="float" office:value="0.00198" calcext:value-type="float">
            <text:p>0,002</text:p>
          </table:table-cell>
          <table:table-cell table:style-name="ce49" table:formula="of:=IF([.I69]=&quot;-&quot;;&quot;&quot;;IF([.A69]=&quot;&quot;;[.J69];[.A69]*[.J69]))" office:value-type="currency" office:currency="EUR" office:value="0.00198" calcext:value-type="currency">
            <text:p>0,00 €</text:p>
          </table:table-cell>
          <table:table-cell table:style-name="ce55" table:formula="of:=IF([.A69]&lt;&gt;&quot;&quot;; IF([.E69]&lt;&gt;&quot;-&quot; ; IF([.K69] &gt; [.G69]*[.$L$1];[.G69]*[.$L$1];[.K69]);[.K69]);&quot;&quot;)" office:value-type="currency" office:currency="EUR" office:value="0.00198" calcext:value-type="currency">
            <text:p>0,002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BCP56-16.115</text:p>
          </table:table-cell>
          <table:table-cell table:style-name="ce15"/>
          <table:table-cell table:style-name="ce15" office:value-type="string" calcext:value-type="string">
            <text:p>Q7, Q9</text:p>
          </table:table-cell>
          <table:table-cell table:style-name="ce15" office:value-type="string" calcext:value-type="string">
            <text:p>1081258</text:p>
          </table:table-cell>
          <table:table-cell table:style-name="ce27" office:value-type="float" office:value="0.122" calcext:value-type="float">
            <text:p>0,122</text:p>
          </table:table-cell>
          <table:table-cell table:style-name="ce30" table:formula="of:=IF([.E70]=&quot;-&quot;;&quot;&quot;;IF([.A70]=&quot;&quot;;[.F70];[.A70]*[.F70]))" office:value-type="currency" office:currency="GBP" office:value="0.244" calcext:value-type="currency">
            <text:p>£0,24</text:p>
          </table:table-cell>
          <table:table-cell table:style-name="ce35"/>
          <table:table-cell table:style-name="ce38" office:value-type="string" calcext:value-type="string">
            <text:p>BCP56-16T1G </text:p>
          </table:table-cell>
          <table:table-cell table:style-name="ce45" office:value-type="float" office:value="0.099" calcext:value-type="float">
            <text:p>0,099</text:p>
          </table:table-cell>
          <table:table-cell table:style-name="ce48" table:formula="of:=IF([.I70]=&quot;-&quot;;&quot;&quot;;IF([.A70]=&quot;&quot;;[.J70];[.A70]*[.J70]))" office:value-type="currency" office:currency="EUR" office:value="0.198" calcext:value-type="currency">
            <text:p>0,20 €</text:p>
          </table:table-cell>
          <table:table-cell table:style-name="ce55" table:formula="of:=IF([.A70]&lt;&gt;&quot;&quot;; IF([.E70]&lt;&gt;&quot;-&quot; ; IF([.K70] &gt; [.G70]*[.$L$1];[.G70]*[.$L$1];[.K70]);[.K70]);&quot;&quot;)" office:value-type="currency" office:currency="EUR" office:value="0.198" calcext:value-type="currency">
            <text:p>0,19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IRFR5410</text:p>
          </table:table-cell>
          <table:table-cell table:style-name="ce16"/>
          <table:table-cell table:style-name="ce24" office:value-type="string" calcext:value-type="string">
            <text:p>Q8</text:p>
          </table:table-cell>
          <table:table-cell table:style-name="ce16" office:value-type="string" calcext:value-type="string">
            <text:p>2468040</text:p>
          </table:table-cell>
          <table:table-cell table:style-name="ce28" office:value-type="float" office:value="0.846" calcext:value-type="float">
            <text:p>0,846</text:p>
          </table:table-cell>
          <table:table-cell table:style-name="ce31" table:formula="of:=IF([.E71]=&quot;-&quot;;&quot;&quot;;IF([.A71]=&quot;&quot;;[.F71];[.A71]*[.F71]))" office:value-type="currency" office:currency="GBP" office:value="0.846" calcext:value-type="currency">
            <text:p>£0,85</text:p>
          </table:table-cell>
          <table:table-cell table:style-name="ce36"/>
          <table:table-cell table:style-name="ce39" office:value-type="string" calcext:value-type="string">
            <text:p>IRFR5410PBF</text:p>
          </table:table-cell>
          <table:table-cell table:style-name="ce46" office:value-type="float" office:value="0.55" calcext:value-type="float">
            <text:p>0,550</text:p>
          </table:table-cell>
          <table:table-cell table:style-name="ce49" table:formula="of:=IF([.I71]=&quot;-&quot;;&quot;&quot;;IF([.A71]=&quot;&quot;;[.J71];[.A71]*[.J71]))" office:value-type="currency" office:currency="EUR" office:value="0.55" calcext:value-type="currency">
            <text:p>0,55 €</text:p>
          </table:table-cell>
          <table:table-cell table:style-name="ce55" table:formula="of:=IF([.A71]&lt;&gt;&quot;&quot;; IF([.E71]&lt;&gt;&quot;-&quot; ; IF([.K71] &gt; [.G71]*[.$L$1];[.G71]*[.$L$1];[.K71]);[.K71]);&quot;&quot;)" office:value-type="currency" office:currency="EUR" office:value="0.55" calcext:value-type="currency">
            <text:p>0,550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100K</text:p>
          </table:table-cell>
          <table:table-cell table:style-name="ce15"/>
          <table:table-cell table:style-name="ce15" office:value-type="string" calcext:value-type="string">
            <text:p>R11, R14, R46, R56, R73, R75</text:p>
          </table:table-cell>
          <table:table-cell table:style-name="ce15" office:value-type="string" calcext:value-type="string">
            <text:p>1887334</text:p>
          </table:table-cell>
          <table:table-cell table:style-name="ce27" office:value-type="float" office:value="0.0174" calcext:value-type="float">
            <text:p>0,017</text:p>
          </table:table-cell>
          <table:table-cell table:style-name="ce30" table:formula="of:=IF([.E72]=&quot;-&quot;;&quot;&quot;;IF([.A72]=&quot;&quot;;[.F72];[.A72]*[.F72]))" office:value-type="currency" office:currency="GBP" office:value="0.1044" calcext:value-type="currency">
            <text:p>£0,10</text:p>
          </table:table-cell>
          <table:table-cell table:style-name="ce35"/>
          <table:table-cell table:style-name="ce38" office:value-type="string" calcext:value-type="string">
            <text:p>SMD0805-100K-1% </text:p>
          </table:table-cell>
          <table:table-cell table:style-name="ce45" office:value-type="float" office:value="0.00821" calcext:value-type="float">
            <text:p>0,008</text:p>
          </table:table-cell>
          <table:table-cell table:style-name="ce48" table:formula="of:=IF([.I72]=&quot;-&quot;;&quot;&quot;;IF([.A72]=&quot;&quot;;[.J72];[.A72]*[.J72]))" office:value-type="currency" office:currency="EUR" office:value="0.04926" calcext:value-type="currency">
            <text:p>0,05 €</text:p>
          </table:table-cell>
          <table:table-cell table:style-name="ce55" table:formula="of:=IF([.A72]&lt;&gt;&quot;&quot;; IF([.E72]&lt;&gt;&quot;-&quot; ; IF([.K72] &gt; [.G72]*[.$L$1];[.G72]*[.$L$1];[.K72]);[.K72]);&quot;&quot;)" office:value-type="currency" office:currency="EUR" office:value="0.04926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24K</text:p>
          </table:table-cell>
          <table:table-cell table:style-name="ce16" office:value-type="string" calcext:value-type="string">
            <text:p>(0-40 V range)</text:p>
          </table:table-cell>
          <table:table-cell table:style-name="ce24" office:value-type="string" calcext:value-type="string">
            <text:p>R12</text:p>
          </table:table-cell>
          <table:table-cell table:style-name="ce16" office:value-type="string" calcext:value-type="string">
            <text:p>2303817</text:p>
          </table:table-cell>
          <table:table-cell table:style-name="ce28" office:value-type="float" office:value="0.0141" calcext:value-type="float">
            <text:p>0,014</text:p>
          </table:table-cell>
          <table:table-cell table:style-name="ce31" table:formula="of:=IF([.E73]=&quot;-&quot;;&quot;&quot;;IF([.A73]=&quot;&quot;;[.F73];[.A73]*[.F73]))" office:value-type="currency" office:currency="GBP" office:value="0.014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73]=&quot;-&quot;;&quot;&quot;;IF([.A73]=&quot;&quot;;[.J73];[.A73]*[.J73]))">
            <text:p/>
          </table:table-cell>
          <table:table-cell table:style-name="ce55" table:formula="of:=IF([.A73]&lt;&gt;&quot;&quot;; IF([.E73]&lt;&gt;&quot;-&quot; ; IF([.K73] &gt; [.G73]*[.$L$1];[.G73]*[.$L$1];[.K73]);[.K73]);&quot;&quot;)" office:value-type="currency" office:currency="EUR" office:value="0.017792649" calcext:value-type="currency">
            <text:p>0,018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4K32</text:p>
          </table:table-cell>
          <table:table-cell table:style-name="ce15"/>
          <table:table-cell table:style-name="ce15" office:value-type="string" calcext:value-type="string">
            <text:p>R15</text:p>
          </table:table-cell>
          <table:table-cell table:style-name="ce15" office:value-type="string" calcext:value-type="string">
            <text:p>2303617</text:p>
          </table:table-cell>
          <table:table-cell table:style-name="ce27" office:value-type="float" office:value="0.0141" calcext:value-type="float">
            <text:p>0,014</text:p>
          </table:table-cell>
          <table:table-cell table:style-name="ce30" table:formula="of:=IF([.E74]=&quot;-&quot;;&quot;&quot;;IF([.A74]=&quot;&quot;;[.F74];[.A74]*[.F74]))" office:value-type="currency" office:currency="GBP" office:value="0.0141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4K3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4]=&quot;-&quot;;&quot;&quot;;IF([.A74]=&quot;&quot;;[.J74];[.A74]*[.J74]))" office:value-type="currency" office:currency="EUR" office:value="0.00813" calcext:value-type="currency">
            <text:p>0,01 €</text:p>
          </table:table-cell>
          <table:table-cell table:style-name="ce55" table:formula="of:=IF([.A74]&lt;&gt;&quot;&quot;; IF([.E74]&lt;&gt;&quot;-&quot; ; IF([.K74] &gt; [.G74]*[.$L$1];[.G74]*[.$L$1];[.K74]);[.K74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39K</text:p>
          </table:table-cell>
          <table:table-cell table:style-name="ce16"/>
          <table:table-cell table:style-name="ce24" office:value-type="string" calcext:value-type="string">
            <text:p>R16</text:p>
          </table:table-cell>
          <table:table-cell table:style-name="ce16" office:value-type="string" calcext:value-type="string">
            <text:p>9237828</text:p>
          </table:table-cell>
          <table:table-cell table:style-name="ce28" office:value-type="float" office:value="0.0143" calcext:value-type="float">
            <text:p>0,014</text:p>
          </table:table-cell>
          <table:table-cell table:style-name="ce31" table:formula="of:=IF([.E75]=&quot;-&quot;;&quot;&quot;;IF([.A75]=&quot;&quot;;[.F75];[.A75]*[.F75]))" office:value-type="currency" office:currency="GBP" office:value="0.014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39K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75]=&quot;-&quot;;&quot;&quot;;IF([.A75]=&quot;&quot;;[.J75];[.A75]*[.J75]))" office:value-type="currency" office:currency="EUR" office:value="0.00693" calcext:value-type="currency">
            <text:p>0,01 €</text:p>
          </table:table-cell>
          <table:table-cell table:style-name="ce55" table:formula="of:=IF([.A75]&lt;&gt;&quot;&quot;; IF([.E75]&lt;&gt;&quot;-&quot; ; IF([.K75] &gt; [.G75]*[.$L$1];[.G75]*[.$L$1];[.K75]);[.K75]);&quot;&quot;)" office:value-type="currency" office:currency="EUR" office:value="0.00693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K8</text:p>
          </table:table-cell>
          <table:table-cell table:style-name="ce15"/>
          <table:table-cell table:style-name="ce15" office:value-type="string" calcext:value-type="string">
            <text:p>R17, R53</text:p>
          </table:table-cell>
          <table:table-cell table:style-name="ce15" office:value-type="string" calcext:value-type="string">
            <text:p>9237526</text:p>
          </table:table-cell>
          <table:table-cell table:style-name="ce27" office:value-type="float" office:value="0.0143" calcext:value-type="float">
            <text:p>0,014</text:p>
          </table:table-cell>
          <table:table-cell table:style-name="ce30" table:formula="of:=IF([.E76]=&quot;-&quot;;&quot;&quot;;IF([.A76]=&quot;&quot;;[.F76];[.A76]*[.F76]))" office:value-type="currency" office:currency="GBP" office:value="0.0286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SMD0805-1K8-1% 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76]=&quot;-&quot;;&quot;&quot;;IF([.A76]=&quot;&quot;;[.J76];[.A76]*[.J76]))" office:value-type="currency" office:currency="EUR" office:value="0.01626" calcext:value-type="currency">
            <text:p>0,02 €</text:p>
          </table:table-cell>
          <table:table-cell table:style-name="ce55" table:formula="of:=IF([.A76]&lt;&gt;&quot;&quot;; IF([.E76]&lt;&gt;&quot;-&quot; ; IF([.K76] &gt; [.G76]*[.$L$1];[.G76]*[.$L$1];[.K76]);[.K76]);&quot;&quot;)" office:value-type="currency" office:currency="EUR" office:value="0.01626" calcext:value-type="currency">
            <text:p>0,016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0K</text:p>
          </table:table-cell>
          <table:table-cell table:style-name="ce16"/>
          <table:table-cell table:style-name="ce24" office:value-type="string" calcext:value-type="string">
            <text:p>R19</text:p>
          </table:table-cell>
          <table:table-cell table:style-name="ce16" office:value-type="float" office:value="9334327" calcext:value-type="float">
            <text:p>9334327</text:p>
          </table:table-cell>
          <table:table-cell table:style-name="ce28" office:value-type="float" office:value="0.0093" calcext:value-type="float">
            <text:p>0,009</text:p>
          </table:table-cell>
          <table:table-cell table:style-name="ce31" table:formula="of:=IF([.E77]=&quot;-&quot;;&quot;&quot;;IF([.A77]=&quot;&quot;;[.F77];[.A77]*[.F77]))" office:value-type="currency" office:currency="GBP" office:value="0.0093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SMD0805-30K-1%</text:p>
          </table:table-cell>
          <table:table-cell table:style-name="ce46" office:value-type="float" office:value="0.00828" calcext:value-type="float">
            <text:p>0,008</text:p>
          </table:table-cell>
          <table:table-cell table:style-name="ce49" table:formula="of:=IF([.I77]=&quot;-&quot;;&quot;&quot;;IF([.A77]=&quot;&quot;;[.J77];[.A77]*[.J77]))" office:value-type="currency" office:currency="EUR" office:value="0.00828" calcext:value-type="currency">
            <text:p>0,01 €</text:p>
          </table:table-cell>
          <table:table-cell table:style-name="ce55" table:formula="of:=IF([.A77]&lt;&gt;&quot;&quot;; IF([.E77]&lt;&gt;&quot;-&quot; ; IF([.K77] &gt; [.G77]*[.$L$1];[.G77]*[.$L$1];[.K77]);[.K77]);&quot;&quot;)" office:value-type="currency" office:currency="EUR" office:value="0.00828" calcext:value-type="currency">
            <text:p>0,008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10/2W</text:p>
          </table:table-cell>
          <table:table-cell table:style-name="ce15" office:value-type="string" calcext:value-type="string">
            <text:p>2512, <text:s/>(0-5 A range)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1435947</text:p>
          </table:table-cell>
          <table:table-cell table:style-name="ce27" office:value-type="float" office:value="0.39" calcext:value-type="float">
            <text:p>0,390</text:p>
          </table:table-cell>
          <table:table-cell table:style-name="ce30" table:formula="of:=IF([.E78]=&quot;-&quot;;&quot;&quot;;IF([.A78]=&quot;&quot;;[.F78];[.A78]*[.F78]))" office:value-type="currency" office:currency="GBP" office:value="0.39" calcext:value-type="currency">
            <text:p>£0,39</text:p>
          </table:table-cell>
          <table:table-cell table:style-name="ce35"/>
          <table:table-cell table:style-name="ce38" office:value-type="string" calcext:value-type="string">
            <text:p>WW25RR010FTL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78]=&quot;-&quot;;&quot;&quot;;IF([.A78]=&quot;&quot;;[.J78];[.A78]*[.J78]))" office:value-type="currency" office:currency="EUR" office:value="0.189" calcext:value-type="currency">
            <text:p>0,19 €</text:p>
          </table:table-cell>
          <table:table-cell table:style-name="ce55" table:formula="of:=IF([.A78]&lt;&gt;&quot;&quot;; IF([.E78]&lt;&gt;&quot;-&quot; ; IF([.K78] &gt; [.G78]*[.$L$1];[.G78]*[.$L$1];[.K78]);[.K78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390R</text:p>
          </table:table-cell>
          <table:table-cell table:style-name="ce16"/>
          <table:table-cell table:style-name="ce24" office:value-type="string" calcext:value-type="string">
            <text:p>R20</text:p>
          </table:table-cell>
          <table:table-cell table:style-name="ce16" office:value-type="string" calcext:value-type="string">
            <text:p>2447645</text:p>
          </table:table-cell>
          <table:table-cell table:style-name="ce28" office:value-type="float" office:value="0.0087" calcext:value-type="float">
            <text:p>0,009</text:p>
          </table:table-cell>
          <table:table-cell table:style-name="ce31" table:formula="of:=IF([.E79]=&quot;-&quot;;&quot;&quot;;IF([.A79]=&quot;&quot;;[.F79];[.A79]*[.F79]))" office:value-type="currency" office:currency="GBP" office:value="0.0087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CRCW080539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79]=&quot;-&quot;;&quot;&quot;;IF([.A79]=&quot;&quot;;[.J79];[.A79]*[.J79]))" office:value-type="currency" office:currency="EUR" office:value="0.0116" calcext:value-type="currency">
            <text:p>0,01 €</text:p>
          </table:table-cell>
          <table:table-cell table:style-name="ce55" table:formula="of:=IF([.A79]&lt;&gt;&quot;&quot;; IF([.E79]&lt;&gt;&quot;-&quot; ; IF([.K79] &gt; [.G79]*[.$L$1];[.G79]*[.$L$1];[.K79]);[.K79]);&quot;&quot;)" office:value-type="currency" office:currency="EUR" office:value="0.010978443" calcext:value-type="currency">
            <text:p>0,01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8K</text:p>
          </table:table-cell>
          <table:table-cell table:style-name="ce15"/>
          <table:table-cell table:style-name="ce15" office:value-type="string" calcext:value-type="string">
            <text:p>R22</text:p>
          </table:table-cell>
          <table:table-cell table:style-name="ce15" office:value-type="string" calcext:value-type="string">
            <text:p>9332723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80]=&quot;-&quot;;&quot;&quot;;IF([.A80]=&quot;&quot;;[.F80];[.A80]*[.F80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CRCW080518K0FKTABC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48" table:formula="of:=IF([.I80]=&quot;-&quot;;&quot;&quot;;IF([.A80]=&quot;&quot;;[.J80];[.A80]*[.J80]))" office:value-type="currency" office:currency="EUR" office:value="0.0116" calcext:value-type="currency">
            <text:p>0,01 €</text:p>
          </table:table-cell>
          <table:table-cell table:style-name="ce55" table:formula="of:=IF([.A80]&lt;&gt;&quot;&quot;; IF([.E80]&lt;&gt;&quot;-&quot; ; IF([.K80] &gt; [.G80]*[.$L$1];[.G80]*[.$L$1];[.K80]);[.K80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51K</text:p>
          </table:table-cell>
          <table:table-cell table:style-name="ce16"/>
          <table:table-cell table:style-name="ce24" office:value-type="string" calcext:value-type="string">
            <text:p>R23, R48</text:p>
          </table:table-cell>
          <table:table-cell table:style-name="ce16" office:value-type="string" calcext:value-type="string">
            <text:p>9334653</text:p>
          </table:table-cell>
          <table:table-cell table:style-name="ce28" office:value-type="float" office:value="0.0112" calcext:value-type="float">
            <text:p>0,011</text:p>
          </table:table-cell>
          <table:table-cell table:style-name="ce31" table:formula="of:=IF([.E81]=&quot;-&quot;;&quot;&quot;;IF([.A81]=&quot;&quot;;[.F81];[.A81]*[.F81]))" office:value-type="currency" office:currency="GBP" office:value="0.0336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RC0805FR-0751K</text:p>
          </table:table-cell>
          <table:table-cell table:style-name="ce46" office:value-type="float" office:value="0.00605" calcext:value-type="float">
            <text:p>0,006</text:p>
          </table:table-cell>
          <table:table-cell table:style-name="ce49" table:formula="of:=IF([.I81]=&quot;-&quot;;&quot;&quot;;IF([.A81]=&quot;&quot;;[.J81];[.A81]*[.J81]))" office:value-type="currency" office:currency="EUR" office:value="0.01815" calcext:value-type="currency">
            <text:p>0,02 €</text:p>
          </table:table-cell>
          <table:table-cell table:style-name="ce55" table:formula="of:=IF([.A81]&lt;&gt;&quot;&quot;; IF([.E81]&lt;&gt;&quot;-&quot; ; IF([.K81] &gt; [.G81]*[.$L$1];[.G81]*[.$L$1];[.K81]);[.K81]);&quot;&quot;)" office:value-type="currency" office:currency="EUR" office:value="0.01815" calcext:value-type="currency">
            <text:p>0,01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12K</text:p>
          </table:table-cell>
          <table:table-cell table:style-name="ce15"/>
          <table:table-cell table:style-name="ce15" office:value-type="string" calcext:value-type="string">
            <text:p>R24, R99</text:p>
          </table:table-cell>
          <table:table-cell table:style-name="ce15" office:value-type="string" calcext:value-type="string">
            <text:p>1469865</text:p>
          </table:table-cell>
          <table:table-cell table:style-name="ce27" office:value-type="float" office:value="0.0189" calcext:value-type="float">
            <text:p>0,019</text:p>
          </table:table-cell>
          <table:table-cell table:style-name="ce30" table:formula="of:=IF([.E82]=&quot;-&quot;;&quot;&quot;;IF([.A82]=&quot;&quot;;[.F82];[.A82]*[.F82]))" office:value-type="currency" office:currency="GBP" office:value="0.0378" calcext:value-type="currency">
            <text:p>£0,04</text:p>
          </table:table-cell>
          <table:table-cell table:style-name="ce35"/>
          <table:table-cell table:style-name="ce38" office:value-type="string" calcext:value-type="string">
            <text:p>RC0805FR-0712K </text:p>
          </table:table-cell>
          <table:table-cell table:style-name="ce45" office:value-type="float" office:value="0.00692" calcext:value-type="float">
            <text:p>0,007</text:p>
          </table:table-cell>
          <table:table-cell table:style-name="ce48" table:formula="of:=IF([.I82]=&quot;-&quot;;&quot;&quot;;IF([.A82]=&quot;&quot;;[.J82];[.A82]*[.J82]))" office:value-type="currency" office:currency="EUR" office:value="0.01384" calcext:value-type="currency">
            <text:p>0,01 €</text:p>
          </table:table-cell>
          <table:table-cell table:style-name="ce55" table:formula="of:=IF([.A82]&lt;&gt;&quot;&quot;; IF([.E82]&lt;&gt;&quot;-&quot; ; IF([.K82] &gt; [.G82]*[.$L$1];[.G82]*[.$L$1];[.K82]);[.K82]);&quot;&quot;)" office:value-type="currency" office:currency="EUR" office:value="0.01384" calcext:value-type="currency">
            <text:p>0,014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4K7</text:p>
          </table:table-cell>
          <table:table-cell table:style-name="ce16"/>
          <table:table-cell table:style-name="ce24" office:value-type="string" calcext:value-type="string">
            <text:p>R25</text:p>
          </table:table-cell>
          <table:table-cell table:style-name="ce16" office:value-type="string" calcext:value-type="string">
            <text:p>9333266</text:p>
          </table:table-cell>
          <table:table-cell table:style-name="ce28" office:value-type="float" office:value="0.012" calcext:value-type="float">
            <text:p>0,012</text:p>
          </table:table-cell>
          <table:table-cell table:style-name="ce31" table:formula="of:=IF([.E83]=&quot;-&quot;;&quot;&quot;;IF([.A83]=&quot;&quot;;[.F83];[.A83]*[.F83]))" office:value-type="currency" office:currency="GBP" office:value="0.012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K7</text:p>
          </table:table-cell>
          <table:table-cell table:style-name="ce46" office:value-type="float" office:value="0.00692" calcext:value-type="float">
            <text:p>0,007</text:p>
          </table:table-cell>
          <table:table-cell table:style-name="ce49" table:formula="of:=IF([.I83]=&quot;-&quot;;&quot;&quot;;IF([.A83]=&quot;&quot;;[.J83];[.A83]*[.J83]))" office:value-type="currency" office:currency="EUR" office:value="0.00692" calcext:value-type="currency">
            <text:p>0,01 €</text:p>
          </table:table-cell>
          <table:table-cell table:style-name="ce55" table:formula="of:=IF([.A83]&lt;&gt;&quot;&quot;; IF([.E83]&lt;&gt;&quot;-&quot; ; IF([.K83] &gt; [.G83]*[.$L$1];[.G83]*[.$L$1];[.K83]);[.K83]);&quot;&quot;)" office:value-type="currency" office:currency="EUR" office:value="0.00692" calcext:value-type="currency">
            <text:p>0,00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9</text:p>
          </table:table-cell>
          <table:table-cell table:style-name="ce15"/>
          <table:table-cell table:style-name="ce15" office:value-type="string" calcext:value-type="string">
            <text:p>R26</text:p>
          </table:table-cell>
          <table:table-cell table:style-name="ce15" office:value-type="string" calcext:value-type="string">
            <text:p>9333169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84]=&quot;-&quot;;&quot;&quot;;IF([.A84]=&quot;&quot;;[.F84];[.A84]*[.F8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3K9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84]=&quot;-&quot;;&quot;&quot;;IF([.A84]=&quot;&quot;;[.J84];[.A84]*[.J84]))" office:value-type="currency" office:currency="EUR" office:value="0.00701" calcext:value-type="currency">
            <text:p>0,01 €</text:p>
          </table:table-cell>
          <table:table-cell table:style-name="ce55" table:formula="of:=IF([.A84]&lt;&gt;&quot;&quot;; IF([.E84]&lt;&gt;&quot;-&quot; ; IF([.K84] &gt; [.G84]*[.$L$1];[.G84]*[.$L$1];[.K84]);[.K84]);&quot;&quot;)" office:value-type="currency" office:currency="EUR" office:value="0.00701" calcext:value-type="currency">
            <text:p>0,007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0R080/3W</text:p>
          </table:table-cell>
          <table:table-cell table:style-name="ce16" office:value-type="string" calcext:value-type="string">
            <text:p>2512</text:p>
          </table:table-cell>
          <table:table-cell table:style-name="ce24" office:value-type="string" calcext:value-type="string">
            <text:p>R28</text:p>
          </table:table-cell>
          <table:table-cell table:style-name="ce16" office:value-type="string" calcext:value-type="string">
            <text:p>1435951</text:p>
          </table:table-cell>
          <table:table-cell table:style-name="ce28" office:value-type="float" office:value="0.524" calcext:value-type="float">
            <text:p>0,524</text:p>
          </table:table-cell>
          <table:table-cell table:style-name="ce31" table:formula="of:=IF([.E85]=&quot;-&quot;;&quot;&quot;;IF([.A85]=&quot;&quot;;[.F85];[.A85]*[.F85]))" office:value-type="currency" office:currency="GBP" office:value="0.524" calcext:value-type="currency">
            <text:p>£0,5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85]=&quot;-&quot;;&quot;&quot;;IF([.A85]=&quot;&quot;;[.J85];[.A85]*[.J85]))">
            <text:p/>
          </table:table-cell>
          <table:table-cell table:style-name="ce55" table:formula="of:=IF([.A85]&lt;&gt;&quot;&quot;; IF([.E85]&lt;&gt;&quot;-&quot; ; IF([.K85] &gt; [.G85]*[.$L$1];[.G85]*[.$L$1];[.K85]);[.K85]);&quot;&quot;)" office:value-type="currency" office:currency="EUR" office:value="0.66123036" calcext:value-type="currency">
            <text:p>0,66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R2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29</text:p>
          </table:table-cell>
          <table:table-cell table:style-name="ce15" office:value-type="string" calcext:value-type="string">
            <text:p>1376975</text:p>
          </table:table-cell>
          <table:table-cell table:style-name="ce27" office:value-type="float" office:value="0.353" calcext:value-type="float">
            <text:p>0,353</text:p>
          </table:table-cell>
          <table:table-cell table:style-name="ce30" table:formula="of:=IF([.E86]=&quot;-&quot;;&quot;&quot;;IF([.A86]=&quot;&quot;;[.F86];[.A86]*[.F86]))" office:value-type="currency" office:currency="GBP" office:value="0.353" calcext:value-type="currency">
            <text:p>£0,35</text:p>
          </table:table-cell>
          <table:table-cell table:style-name="ce35"/>
          <table:table-cell table:style-name="ce38" office:value-type="string" calcext:value-type="string">
            <text:p>WF25P-2R2-5%</text:p>
          </table:table-cell>
          <table:table-cell table:style-name="ce45" office:value-type="float" office:value="0.0419" calcext:value-type="float">
            <text:p>0,042</text:p>
          </table:table-cell>
          <table:table-cell table:style-name="ce48" table:formula="of:=IF([.I86]=&quot;-&quot;;&quot;&quot;;IF([.A86]=&quot;&quot;;[.J86];[.A86]*[.J86]))" office:value-type="currency" office:currency="EUR" office:value="0.0419" calcext:value-type="currency">
            <text:p>0,04 €</text:p>
          </table:table-cell>
          <table:table-cell table:style-name="ce55" table:formula="of:=IF([.A86]&lt;&gt;&quot;&quot;; IF([.E86]&lt;&gt;&quot;-&quot; ; IF([.K86] &gt; [.G86]*[.$L$1];[.G86]*[.$L$1];[.K86]);[.K86]);&quot;&quot;)" office:value-type="currency" office:currency="EUR" office:value="0.0419" calcext:value-type="currency">
            <text:p>0,042 €</text:p>
          </table:table-cell>
        </table:table-row>
        <table:table-row table:style-name="ro3">
          <table:table-cell table:style-name="ce5" office:value-type="string" calcext:value-type="string">
            <text:p>3</text:p>
          </table:table-cell>
          <table:table-cell table:style-name="ce16" office:value-type="string" calcext:value-type="string">
            <text:p>0R</text:p>
          </table:table-cell>
          <table:table-cell table:style-name="ce16" office:value-type="string" calcext:value-type="string">
            <text:p>Zero-ohm jumper</text:p>
          </table:table-cell>
          <table:table-cell table:style-name="ce24" office:value-type="string" calcext:value-type="string">
            <text:p>R3, R21, R54</text:p>
          </table:table-cell>
          <table:table-cell table:style-name="ce16" office:value-type="string" calcext:value-type="string">
            <text:p>9233750</text:p>
          </table:table-cell>
          <table:table-cell table:style-name="ce28" office:value-type="float" office:value="0.01" calcext:value-type="float">
            <text:p>0,010</text:p>
          </table:table-cell>
          <table:table-cell table:style-name="ce31" table:formula="of:=IF([.E87]=&quot;-&quot;;&quot;&quot;;IF([.A87]=&quot;&quot;;[.F87];[.A87]*[.F87]))" office:value-type="currency" office:currency="GBP" office:value="0.03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SMD0805-0R </text:p>
          </table:table-cell>
          <table:table-cell table:style-name="ce46" office:value-type="float" office:value="0.0593" calcext:value-type="float">
            <text:p>0,059</text:p>
          </table:table-cell>
          <table:table-cell table:style-name="ce49" table:formula="of:=IF([.I87]=&quot;-&quot;;&quot;&quot;;IF([.A87]=&quot;&quot;;[.J87];[.A87]*[.J87]))" office:value-type="currency" office:currency="EUR" office:value="0.1779" calcext:value-type="currency">
            <text:p>0,18 €</text:p>
          </table:table-cell>
          <table:table-cell table:style-name="ce55" table:formula="of:=IF([.A87]&lt;&gt;&quot;&quot;; IF([.E87]&lt;&gt;&quot;-&quot; ; IF([.K87] &gt; [.G87]*[.$L$1];[.G87]*[.$L$1];[.K87]);[.K87]);&quot;&quot;)" office:value-type="currency" office:currency="EUR" office:value="0.0378567" calcext:value-type="currency">
            <text:p>0,038 €</text:p>
          </table:table-cell>
        </table:table-row>
        <table:table-row table:style-name="ro4">
          <table:table-cell table:style-name="ce4" office:value-type="string" calcext:value-type="string">
            <text:p>6</text:p>
          </table:table-cell>
          <table:table-cell table:style-name="ce15" office:value-type="string" calcext:value-type="string">
            <text:p>2K2</text:p>
          </table:table-cell>
          <table:table-cell table:style-name="ce15"/>
          <table:table-cell table:style-name="ce15" office:value-type="string" calcext:value-type="string">
            <text:p>R30, R32, R33, R62, R65, R91</text:p>
          </table:table-cell>
          <table:table-cell table:style-name="ce15" office:value-type="string" calcext:value-type="string">
            <text:p>9237534</text:p>
          </table:table-cell>
          <table:table-cell table:style-name="ce27" office:value-type="float" office:value="0.0087" calcext:value-type="float">
            <text:p>0,009</text:p>
          </table:table-cell>
          <table:table-cell table:style-name="ce30" table:formula="of:=IF([.E88]=&quot;-&quot;;&quot;&quot;;IF([.A88]=&quot;&quot;;[.F88];[.A88]*[.F88]))" office:value-type="currency" office:currency="GBP" office:value="0.0522" calcext:value-type="currency">
            <text:p>£0,05</text:p>
          </table:table-cell>
          <table:table-cell table:style-name="ce35"/>
          <table:table-cell table:style-name="ce38" office:value-type="string" calcext:value-type="string">
            <text:p>SMD0805-2K2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88]=&quot;-&quot;;&quot;&quot;;IF([.A88]=&quot;&quot;;[.J88];[.A88]*[.J88]))" office:value-type="currency" office:currency="EUR" office:value="0.04878" calcext:value-type="currency">
            <text:p>0,05 €</text:p>
          </table:table-cell>
          <table:table-cell table:style-name="ce55" table:formula="of:=IF([.A88]&lt;&gt;&quot;&quot;; IF([.E88]&lt;&gt;&quot;-&quot; ; IF([.K88] &gt; [.G88]*[.$L$1];[.G88]*[.$L$1];[.K88]);[.K88]);&quot;&quot;)" office:value-type="currency" office:currency="EUR" office:value="0.04878" calcext:value-type="currency">
            <text:p>0,049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6K</text:p>
          </table:table-cell>
          <table:table-cell table:style-name="ce16"/>
          <table:table-cell table:style-name="ce24" office:value-type="string" calcext:value-type="string">
            <text:p>R34</text:p>
          </table:table-cell>
          <table:table-cell table:style-name="ce16" office:value-type="string" calcext:value-type="string">
            <text:p>9332677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89]=&quot;-&quot;;&quot;&quot;;IF([.A89]=&quot;&quot;;[.F89];[.A89]*[.F89]))" office:value-type="currency" office:currency="GBP" office:value="0.016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SMD0805-16K-1% </text:p>
          </table:table-cell>
          <table:table-cell table:style-name="ce46" office:value-type="float" office:value="0.00822" calcext:value-type="float">
            <text:p>0,008</text:p>
          </table:table-cell>
          <table:table-cell table:style-name="ce49" table:formula="of:=IF([.I89]=&quot;-&quot;;&quot;&quot;;IF([.A89]=&quot;&quot;;[.J89];[.A89]*[.J89]))" office:value-type="currency" office:currency="EUR" office:value="0.00822" calcext:value-type="currency">
            <text:p>0,01 €</text:p>
          </table:table-cell>
          <table:table-cell table:style-name="ce55" table:formula="of:=IF([.A89]&lt;&gt;&quot;&quot;; IF([.E89]&lt;&gt;&quot;-&quot; ; IF([.K89] &gt; [.G89]*[.$L$1];[.G89]*[.$L$1];[.K89]);[.K89]);&quot;&quot;)" office:value-type="currency" office:currency="EUR" office:value="0.00822" calcext:value-type="currency">
            <text:p>0,00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</text:p>
          </table:table-cell>
          <table:table-cell table:style-name="ce15"/>
          <table:table-cell table:style-name="ce15" office:value-type="string" calcext:value-type="string">
            <text:p>R35, R59</text:p>
          </table:table-cell>
          <table:table-cell table:style-name="ce15" office:value-type="string" calcext:value-type="string">
            <text:p>2447622</text:p>
          </table:table-cell>
          <table:table-cell table:style-name="ce27" office:value-type="float" office:value="0.0085" calcext:value-type="float">
            <text:p>0,009</text:p>
          </table:table-cell>
          <table:table-cell table:style-name="ce30" table:formula="of:=IF([.E90]=&quot;-&quot;;&quot;&quot;;IF([.A90]=&quot;&quot;;[.F90];[.A90]*[.F90]))" office:value-type="currency" office:currency="GBP" office:value="0.017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2K </text:p>
          </table:table-cell>
          <table:table-cell table:style-name="ce45" office:value-type="float" office:value="0.00682" calcext:value-type="float">
            <text:p>0,007</text:p>
          </table:table-cell>
          <table:table-cell table:style-name="ce48" table:formula="of:=IF([.I90]=&quot;-&quot;;&quot;&quot;;IF([.A90]=&quot;&quot;;[.J90];[.A90]*[.J90]))" office:value-type="currency" office:currency="EUR" office:value="0.01364" calcext:value-type="currency">
            <text:p>0,01 €</text:p>
          </table:table-cell>
          <table:table-cell table:style-name="ce55" table:formula="of:=IF([.A90]&lt;&gt;&quot;&quot;; IF([.E90]&lt;&gt;&quot;-&quot; ; IF([.K90] &gt; [.G90]*[.$L$1];[.G90]*[.$L$1];[.K90]);[.K90]);&quot;&quot;)" office:value-type="currency" office:currency="EUR" office:value="0.01364" calcext:value-type="currency">
            <text:p>0,014 €</text:p>
          </table:table-cell>
        </table:table-row>
        <table:table-row table:style-name="ro4">
          <table:table-cell table:style-name="ce5" office:value-type="string" calcext:value-type="string">
            <text:p>9</text:p>
          </table:table-cell>
          <table:table-cell table:style-name="ce16" office:value-type="string" calcext:value-type="string">
            <text:p>220R</text:p>
          </table:table-cell>
          <table:table-cell table:style-name="ce16"/>
          <table:table-cell table:style-name="ce24" office:value-type="string" calcext:value-type="string">
            <text:p>R36, R37, R40, R45, R55, R76, R77, R79, R80</text:p>
          </table:table-cell>
          <table:table-cell table:style-name="ce16" office:value-type="string" calcext:value-type="string">
            <text:p>1099795</text:p>
          </table:table-cell>
          <table:table-cell table:style-name="ce28" office:value-type="float" office:value="0.0102" calcext:value-type="float">
            <text:p>0,010</text:p>
          </table:table-cell>
          <table:table-cell table:style-name="ce31" table:formula="of:=IF([.E91]=&quot;-&quot;;&quot;&quot;;IF([.A91]=&quot;&quot;;[.F91];[.A91]*[.F91]))" office:value-type="currency" office:currency="GBP" office:value="0.0918" calcext:value-type="currency">
            <text:p>£0,09</text:p>
          </table:table-cell>
          <table:table-cell table:style-name="ce36"/>
          <table:table-cell table:style-name="ce39" office:value-type="string" calcext:value-type="string">
            <text:p>RC0805FR-07220R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1]=&quot;-&quot;;&quot;&quot;;IF([.A91]=&quot;&quot;;[.J91];[.A91]*[.J91]))" office:value-type="currency" office:currency="EUR" office:value="0.06309" calcext:value-type="currency">
            <text:p>0,06 €</text:p>
          </table:table-cell>
          <table:table-cell table:style-name="ce55" table:formula="of:=IF([.A91]&lt;&gt;&quot;&quot;; IF([.E91]&lt;&gt;&quot;-&quot; ; IF([.K91] &gt; [.G91]*[.$L$1];[.G91]*[.$L$1];[.K91]);[.K91]);&quot;&quot;)" office:value-type="currency" office:currency="EUR" office:value="0.06309" calcext:value-type="currency">
            <text:p>0,063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470R</text:p>
          </table:table-cell>
          <table:table-cell table:style-name="ce15"/>
          <table:table-cell table:style-name="ce15" office:value-type="string" calcext:value-type="string">
            <text:p>R38, R50</text:p>
          </table:table-cell>
          <table:table-cell table:style-name="ce15" office:value-type="string" calcext:value-type="string">
            <text:p>1099798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0" table:formula="of:=IF([.E92]=&quot;-&quot;;&quot;&quot;;IF([.A92]=&quot;&quot;;[.F92];[.A92]*[.F92]))" office:value-type="currency" office:currency="GBP" office:value="0.024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RC0805FR-0747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2]=&quot;-&quot;;&quot;&quot;;IF([.A92]=&quot;&quot;;[.J92];[.A92]*[.J92]))" office:value-type="currency" office:currency="EUR" office:value="0.01402" calcext:value-type="currency">
            <text:p>0,01 €</text:p>
          </table:table-cell>
          <table:table-cell table:style-name="ce55" table:formula="of:=IF([.A92]&lt;&gt;&quot;&quot;; IF([.E92]&lt;&gt;&quot;-&quot; ; IF([.K92] &gt; [.G92]*[.$L$1];[.G92]*[.$L$1];[.K92]);[.K92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1K</text:p>
          </table:table-cell>
          <table:table-cell table:style-name="ce16"/>
          <table:table-cell table:style-name="ce24" office:value-type="string" calcext:value-type="string">
            <text:p>R4, R31, R39, R7</text:p>
          </table:table-cell>
          <table:table-cell table:style-name="ce16" office:value-type="string" calcext:value-type="string">
            <text:p>1099800</text:p>
          </table:table-cell>
          <table:table-cell table:style-name="ce28" office:value-type="float" office:value="0.024" calcext:value-type="float">
            <text:p>0,024</text:p>
          </table:table-cell>
          <table:table-cell table:style-name="ce31" table:formula="of:=IF([.E93]=&quot;-&quot;;&quot;&quot;;IF([.A93]=&quot;&quot;;[.F93];[.A93]*[.F93]))" office:value-type="currency" office:currency="GBP" office:value="0.096" calcext:value-type="currency">
            <text:p>£0,10</text:p>
          </table:table-cell>
          <table:table-cell table:style-name="ce36"/>
          <table:table-cell table:style-name="ce39" office:value-type="string" calcext:value-type="string">
            <text:p>RC0805FR-071K </text:p>
          </table:table-cell>
          <table:table-cell table:style-name="ce46" office:value-type="float" office:value="0.00701" calcext:value-type="float">
            <text:p>0,007</text:p>
          </table:table-cell>
          <table:table-cell table:style-name="ce49" table:formula="of:=IF([.I93]=&quot;-&quot;;&quot;&quot;;IF([.A93]=&quot;&quot;;[.J93];[.A93]*[.J93]))" office:value-type="currency" office:currency="EUR" office:value="0.02804" calcext:value-type="currency">
            <text:p>0,03 €</text:p>
          </table:table-cell>
          <table:table-cell table:style-name="ce55" table:formula="of:=IF([.A93]&lt;&gt;&quot;&quot;; IF([.E93]&lt;&gt;&quot;-&quot; ; IF([.K93] &gt; [.G93]*[.$L$1];[.G93]*[.$L$1];[.K93]);[.K93]);&quot;&quot;)" office:value-type="currency" office:currency="EUR" office:value="0.02804" calcext:value-type="currency">
            <text:p>0,028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K5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2, R52</text:p>
          </table:table-cell>
          <table:table-cell table:style-name="ce15" office:value-type="string" calcext:value-type="string">
            <text:p>1670239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94]=&quot;-&quot;;&quot;&quot;;IF([.A94]=&quot;&quot;;[.F94];[.A94]*[.F94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RN73C2A7K5BTDF </text:p>
          </table:table-cell>
          <table:table-cell table:style-name="ce45" office:value-type="float" office:value="0.49323" calcext:value-type="float">
            <text:p>0,493</text:p>
          </table:table-cell>
          <table:table-cell table:style-name="ce48" table:formula="of:=IF([.I94]=&quot;-&quot;;&quot;&quot;;IF([.A94]=&quot;&quot;;[.J94];[.A94]*[.J94]))" office:value-type="currency" office:currency="EUR" office:value="0.98646" calcext:value-type="currency">
            <text:p>0,99 €</text:p>
          </table:table-cell>
          <table:table-cell table:style-name="ce55" table:formula="of:=IF([.A94]&lt;&gt;&quot;&quot;; IF([.E94]&lt;&gt;&quot;-&quot; ; IF([.K94] &gt; [.G94]*[.$L$1];[.G94]*[.$L$1];[.K94]);[.K94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560R</text:p>
          </table:table-cell>
          <table:table-cell table:style-name="ce16"/>
          <table:table-cell table:style-name="ce24" office:value-type="string" calcext:value-type="string">
            <text:p>R44</text:p>
          </table:table-cell>
          <table:table-cell table:style-name="ce16" office:value-type="string" calcext:value-type="string">
            <text:p>9333363</text:p>
          </table:table-cell>
          <table:table-cell table:style-name="ce28" office:value-type="float" office:value="0.014" calcext:value-type="float">
            <text:p>0,014</text:p>
          </table:table-cell>
          <table:table-cell table:style-name="ce31" table:formula="of:=IF([.E95]=&quot;-&quot;;&quot;&quot;;IF([.A95]=&quot;&quot;;[.F95];[.A95]*[.F95]))" office:value-type="currency" office:currency="GBP" office:value="0.014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560R </text:p>
          </table:table-cell>
          <table:table-cell table:style-name="ce46" office:value-type="float" office:value="0.00711" calcext:value-type="float">
            <text:p>0,007</text:p>
          </table:table-cell>
          <table:table-cell table:style-name="ce49" table:formula="of:=IF([.I95]=&quot;-&quot;;&quot;&quot;;IF([.A95]=&quot;&quot;;[.J95];[.A95]*[.J95]))" office:value-type="currency" office:currency="EUR" office:value="0.00711" calcext:value-type="currency">
            <text:p>0,01 €</text:p>
          </table:table-cell>
          <table:table-cell table:style-name="ce55" table:formula="of:=IF([.A95]&lt;&gt;&quot;&quot;; IF([.E95]&lt;&gt;&quot;-&quot; ; IF([.K95] &gt; [.G95]*[.$L$1];[.G95]*[.$L$1];[.K95]);[.K95]);&quot;&quot;)" office:value-type="currency" office:currency="EUR" office:value="0.00711" calcext:value-type="currency">
            <text:p>0,007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 (0-40 V range)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96]=&quot;-&quot;;&quot;&quot;;IF([.A96]=&quot;&quot;;[.F96];[.A96]*[.F96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96]=&quot;-&quot;;&quot;&quot;;IF([.A96]=&quot;&quot;;[.J96];[.A96]*[.J96]))" office:value-type="currency" office:currency="EUR" office:value="0.21916" calcext:value-type="currency">
            <text:p>0,22 €</text:p>
          </table:table-cell>
          <table:table-cell table:style-name="ce55" table:formula="of:=IF([.A96]&lt;&gt;&quot;&quot;; IF([.E96]&lt;&gt;&quot;-&quot; ; IF([.K96] &gt; [.G96]*[.$L$1];[.G96]*[.$L$1];[.K96]);[.K96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0K</text:p>
          </table:table-cell>
          <table:table-cell table:style-name="ce16" office:value-type="string" calcext:value-type="string">
            <text:p>0.1% (0-40 V range)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7686</text:p>
          </table:table-cell>
          <table:table-cell table:style-name="ce28" office:value-type="float" office:value="0.197" calcext:value-type="float">
            <text:p>0,197</text:p>
          </table:table-cell>
          <table:table-cell table:style-name="ce31" table:formula="of:=IF([.E97]=&quot;-&quot;;&quot;&quot;;IF([.A97]=&quot;&quot;;[.F97];[.A97]*[.F97]))" office:value-type="currency" office:currency="GBP" office:value="0.394" calcext:value-type="currency">
            <text:p>£0,39</text:p>
          </table:table-cell>
          <table:table-cell table:style-name="ce36"/>
          <table:table-cell table:style-name="ce39" office:value-type="string" calcext:value-type="string">
            <text:p>RN73C2A100KBTDF</text:p>
          </table:table-cell>
          <table:table-cell table:style-name="ce46" office:value-type="float" office:value="0.48055" calcext:value-type="float">
            <text:p>0,481</text:p>
          </table:table-cell>
          <table:table-cell table:style-name="ce49" table:formula="of:=IF([.I97]=&quot;-&quot;;&quot;&quot;;IF([.A97]=&quot;&quot;;[.J97];[.A97]*[.J97]))" office:value-type="currency" office:currency="EUR" office:value="0.9611" calcext:value-type="currency">
            <text:p>0,96 €</text:p>
          </table:table-cell>
          <table:table-cell table:style-name="ce55" table:formula="of:=IF([.A97]&lt;&gt;&quot;&quot;; IF([.E97]&lt;&gt;&quot;-&quot; ; IF([.K97] &gt; [.G97]*[.$L$1];[.G97]*[.$L$1];[.K97]);[.K97]);&quot;&quot;)" office:value-type="currency" office:currency="EUR" office:value="0.49718466" calcext:value-type="currency">
            <text:p>0,497 €</text:p>
          </table:table-cell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R</text:p>
          </table:table-cell>
          <table:table-cell table:style-name="ce15"/>
          <table:table-cell table:style-name="ce15" office:value-type="string" calcext:value-type="string">
            <text:p>R5, R6, R41</text:p>
          </table:table-cell>
          <table:table-cell table:style-name="ce15" office:value-type="string" calcext:value-type="string">
            <text:p>1099793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0" table:formula="of:=IF([.E98]=&quot;-&quot;;&quot;&quot;;IF([.A98]=&quot;&quot;;[.F98];[.A98]*[.F98]))" office:value-type="currency" office:currency="GBP" office:value="0.072" calcext:value-type="currency">
            <text:p>£0,07</text:p>
          </table:table-cell>
          <table:table-cell table:style-name="ce35"/>
          <table:table-cell table:style-name="ce38" office:value-type="string" calcext:value-type="string">
            <text:p>RC0805FR-07100R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98]=&quot;-&quot;;&quot;&quot;;IF([.A98]=&quot;&quot;;[.J98];[.A98]*[.J98]))" office:value-type="currency" office:currency="EUR" office:value="0.02103" calcext:value-type="currency">
            <text:p>0,02 €</text:p>
          </table:table-cell>
          <table:table-cell table:style-name="ce55" table:formula="of:=IF([.A98]&lt;&gt;&quot;&quot;; IF([.E98]&lt;&gt;&quot;-&quot; ; IF([.K98] &gt; [.G98]*[.$L$1];[.G98]*[.$L$1];[.K98]);[.K98]);&quot;&quot;)" office:value-type="currency" office:currency="EUR" office:value="0.02103" calcext:value-type="currency">
            <text:p>0,021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80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0, R70</text:p>
          </table:table-cell>
          <table:table-cell table:style-name="ce16" office:value-type="string" calcext:value-type="string">
            <text:p>1577596</text:p>
          </table:table-cell>
          <table:table-cell table:style-name="ce28" office:value-type="float" office:value="0.143" calcext:value-type="float">
            <text:p>0,143</text:p>
          </table:table-cell>
          <table:table-cell table:style-name="ce31" table:formula="of:=IF([.E99]=&quot;-&quot;;&quot;&quot;;IF([.A99]=&quot;&quot;;[.F99];[.A99]*[.F99]))" office:value-type="currency" office:currency="GBP" office:value="0.286" calcext:value-type="currency">
            <text:p>£0,29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99]=&quot;-&quot;;&quot;&quot;;IF([.A99]=&quot;&quot;;[.J99];[.A99]*[.J99]))">
            <text:p/>
          </table:table-cell>
          <table:table-cell table:style-name="ce55" table:formula="of:=IF([.A99]&lt;&gt;&quot;&quot;; IF([.E99]&lt;&gt;&quot;-&quot; ; IF([.K99] &gt; [.G99]*[.$L$1];[.G99]*[.$L$1];[.K99]);[.K99]);&quot;&quot;)" office:value-type="currency" office:currency="EUR" office:value="0.36090054" calcext:value-type="currency">
            <text:p>0,361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K37</text:p>
          </table:table-cell>
          <table:table-cell table:style-name="ce15" office:value-type="string" calcext:value-type="string">
            <text:p>0.1% (0-5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5834</text:p>
          </table:table-cell>
          <table:table-cell table:style-name="ce27" office:value-type="float" office:value="0.343" calcext:value-type="float">
            <text:p>0,343</text:p>
          </table:table-cell>
          <table:table-cell table:style-name="ce30" table:formula="of:=IF([.E100]=&quot;-&quot;;&quot;&quot;;IF([.A100]=&quot;&quot;;[.F100];[.A100]*[.F100]))" office:value-type="currency" office:currency="GBP" office:value="0.686" calcext:value-type="currency">
            <text:p>£0,69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00]=&quot;-&quot;;&quot;&quot;;IF([.A100]=&quot;&quot;;[.J100];[.A100]*[.J100]))">
            <text:p/>
          </table:table-cell>
          <table:table-cell table:style-name="ce55" table:formula="of:=IF([.A100]&lt;&gt;&quot;&quot;; IF([.E100]&lt;&gt;&quot;-&quot; ; IF([.K100] &gt; [.G100]*[.$L$1];[.G100]*[.$L$1];[.K100]);[.K100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51R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3, R64, R67, R68</text:p>
          </table:table-cell>
          <table:table-cell table:style-name="ce16" office:value-type="string" calcext:value-type="string">
            <text:p>1670210</text:p>
          </table:table-cell>
          <table:table-cell table:style-name="ce28" office:value-type="float" office:value="0.206" calcext:value-type="float">
            <text:p>0,206</text:p>
          </table:table-cell>
          <table:table-cell table:style-name="ce31" table:formula="of:=IF([.E101]=&quot;-&quot;;&quot;&quot;;IF([.A101]=&quot;&quot;;[.F101];[.A101]*[.F101]))" office:value-type="currency" office:currency="GBP" office:value="0.824" calcext:value-type="currency">
            <text:p>£0,82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01]=&quot;-&quot;;&quot;&quot;;IF([.A101]=&quot;&quot;;[.J101];[.A101]*[.J101]))">
            <text:p/>
          </table:table-cell>
          <table:table-cell table:style-name="ce55" table:formula="of:=IF([.A101]&lt;&gt;&quot;&quot;; IF([.E101]&lt;&gt;&quot;-&quot; ; IF([.K101] &gt; [.G101]*[.$L$1];[.G101]*[.$L$1];[.K101]);[.K101]);&quot;&quot;)" office:value-type="currency" office:currency="EUR" office:value="1.03979736" calcext:value-type="currency">
            <text:p>1,040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R020/2W</text:p>
          </table:table-cell>
          <table:table-cell table:style-name="ce15" office:value-type="string" calcext:value-type="string">
            <text:p>2512</text:p>
          </table:table-cell>
          <table:table-cell table:style-name="ce15" office:value-type="string" calcext:value-type="string">
            <text:p>R66</text:p>
          </table:table-cell>
          <table:table-cell table:style-name="ce15" office:value-type="string" calcext:value-type="string">
            <text:p>2079436</text:p>
          </table:table-cell>
          <table:table-cell table:style-name="ce27" office:value-type="float" office:value="0.22" calcext:value-type="float">
            <text:p>0,220</text:p>
          </table:table-cell>
          <table:table-cell table:style-name="ce30" table:formula="of:=IF([.E102]=&quot;-&quot;;&quot;&quot;;IF([.A102]=&quot;&quot;;[.F102];[.A102]*[.F102]))" office:value-type="currency" office:currency="GBP" office:value="0.22" calcext:value-type="currency">
            <text:p>£0,22</text:p>
          </table:table-cell>
          <table:table-cell table:style-name="ce35"/>
          <table:table-cell table:style-name="ce38" office:value-type="string" calcext:value-type="string">
            <text:p>WW25NR020FTL </text:p>
          </table:table-cell>
          <table:table-cell table:style-name="ce45" office:value-type="float" office:value="0.189" calcext:value-type="float">
            <text:p>0,189</text:p>
          </table:table-cell>
          <table:table-cell table:style-name="ce48" table:formula="of:=IF([.I102]=&quot;-&quot;;&quot;&quot;;IF([.A102]=&quot;&quot;;[.J102];[.A102]*[.J102]))" office:value-type="currency" office:currency="EUR" office:value="0.189" calcext:value-type="currency">
            <text:p>0,19 €</text:p>
          </table:table-cell>
          <table:table-cell table:style-name="ce55" table:formula="of:=IF([.A102]&lt;&gt;&quot;&quot;; IF([.E102]&lt;&gt;&quot;-&quot; ; IF([.K102] &gt; [.G102]*[.$L$1];[.G102]*[.$L$1];[.K102]);[.K10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5" office:value-type="string" calcext:value-type="string">
            <text:p>5</text:p>
          </table:table-cell>
          <table:table-cell table:style-name="ce16" office:value-type="string" calcext:value-type="string">
            <text:p>47K</text:p>
          </table:table-cell>
          <table:table-cell table:style-name="ce16"/>
          <table:table-cell table:style-name="ce24" office:value-type="string" calcext:value-type="string">
            <text:p>R7, R84, R85, R87, R96</text:p>
          </table:table-cell>
          <table:table-cell table:style-name="ce16" office:value-type="string" calcext:value-type="string">
            <text:p>2447664</text:p>
          </table:table-cell>
          <table:table-cell table:style-name="ce28" office:value-type="float" office:value="0.002" calcext:value-type="float">
            <text:p>0,002</text:p>
          </table:table-cell>
          <table:table-cell table:style-name="ce31" table:formula="of:=IF([.E103]=&quot;-&quot;;&quot;&quot;;IF([.A103]=&quot;&quot;;[.F103];[.A103]*[.F103]))" office:value-type="currency" office:currency="GBP" office:value="0.01" calcext:value-type="currency">
            <text:p>£0,01</text:p>
          </table:table-cell>
          <table:table-cell table:style-name="ce36"/>
          <table:table-cell table:style-name="ce39" office:value-type="string" calcext:value-type="string">
            <text:p>RC0805FR-0747K </text:p>
          </table:table-cell>
          <table:table-cell table:style-name="ce46" office:value-type="float" office:value="0.00696" calcext:value-type="float">
            <text:p>0,007</text:p>
          </table:table-cell>
          <table:table-cell table:style-name="ce49" table:formula="of:=IF([.I103]=&quot;-&quot;;&quot;&quot;;IF([.A103]=&quot;&quot;;[.J103];[.A103]*[.J103]))" office:value-type="currency" office:currency="EUR" office:value="0.0348" calcext:value-type="currency">
            <text:p>0,03 €</text:p>
          </table:table-cell>
          <table:table-cell table:style-name="ce55" table:formula="of:=IF([.A103]&lt;&gt;&quot;&quot;; IF([.E103]&lt;&gt;&quot;-&quot; ; IF([.K103] &gt; [.G103]*[.$L$1];[.G103]*[.$L$1];[.K103]);[.K103]);&quot;&quot;)" office:value-type="currency" office:currency="EUR" office:value="0.0126189" calcext:value-type="currency">
            <text:p>0,013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1K</text:p>
          </table:table-cell>
          <table:table-cell table:style-name="ce15"/>
          <table:table-cell table:style-name="ce15" office:value-type="string" calcext:value-type="string">
            <text:p>R71</text:p>
          </table:table-cell>
          <table:table-cell table:style-name="ce15" office:value-type="string" calcext:value-type="string">
            <text:p>9332456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4]=&quot;-&quot;;&quot;&quot;;IF([.A104]=&quot;&quot;;[.F104];[.A104]*[.F104]))" office:value-type="currency" office:currency="GBP" office:value="0.016" calcext:value-type="currency">
            <text:p>£0,02</text:p>
          </table:table-cell>
          <table:table-cell table:style-name="ce35"/>
          <table:table-cell table:style-name="ce38" office:value-type="string" calcext:value-type="string">
            <text:p>CRCW080511K0FKTABC </text:p>
          </table:table-cell>
          <table:table-cell table:style-name="ce45" office:value-type="float" office:value="0.00774" calcext:value-type="float">
            <text:p>0,008</text:p>
          </table:table-cell>
          <table:table-cell table:style-name="ce48" table:formula="of:=IF([.I104]=&quot;-&quot;;&quot;&quot;;IF([.A104]=&quot;&quot;;[.J104];[.A104]*[.J104]))" office:value-type="currency" office:currency="EUR" office:value="0.00774" calcext:value-type="currency">
            <text:p>0,01 €</text:p>
          </table:table-cell>
          <table:table-cell table:style-name="ce55" table:formula="of:=IF([.A104]&lt;&gt;&quot;&quot;; IF([.E104]&lt;&gt;&quot;-&quot; ; IF([.K104] &gt; [.G104]*[.$L$1];[.G104]*[.$L$1];[.K104]);[.K104]);&quot;&quot;)" office:value-type="currency" office:currency="EUR" office:value="0.00774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24" office:value-type="string" calcext:value-type="string">
            <text:p>R8, R18</text:p>
          </table:table-cell>
          <table:table-cell table:style-name="ce16" office:value-type="string" calcext:value-type="string">
            <text:p>9236643</text:p>
          </table:table-cell>
          <table:table-cell table:style-name="ce28" office:value-type="float" office:value="0.0122" calcext:value-type="float">
            <text:p>0,012</text:p>
          </table:table-cell>
          <table:table-cell table:style-name="ce31" table:formula="of:=IF([.E105]=&quot;-&quot;;&quot;&quot;;IF([.A105]=&quot;&quot;;[.F105];[.A105]*[.F105]))" office:value-type="currency" office:currency="GBP" office:value="0.0244" calcext:value-type="currency">
            <text:p>£0,02</text:p>
          </table:table-cell>
          <table:table-cell table:style-name="ce36"/>
          <table:table-cell table:style-name="ce39" office:value-type="string" calcext:value-type="string">
            <text:p>CRCW120610R0FKTABC</text:p>
          </table:table-cell>
          <table:table-cell table:style-name="ce46" office:value-type="float" office:value="0.0137" calcext:value-type="float">
            <text:p>0,014</text:p>
          </table:table-cell>
          <table:table-cell table:style-name="ce49" table:formula="of:=IF([.I105]=&quot;-&quot;;&quot;&quot;;IF([.A105]=&quot;&quot;;[.J105];[.A105]*[.J105]))" office:value-type="currency" office:currency="EUR" office:value="0.0274" calcext:value-type="currency">
            <text:p>0,03 €</text:p>
          </table:table-cell>
          <table:table-cell table:style-name="ce55" table:formula="of:=IF([.A105]&lt;&gt;&quot;&quot;; IF([.E105]&lt;&gt;&quot;-&quot; ; IF([.K105] &gt; [.G105]*[.$L$1];[.G105]*[.$L$1];[.K105]);[.K105]);&quot;&quot;)" office:value-type="currency" office:currency="EUR" office:value="0.0274" calcext:value-type="currency">
            <text:p>0,027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0R</text:p>
          </table:table-cell>
          <table:table-cell table:style-name="ce15"/>
          <table:table-cell table:style-name="ce15" office:value-type="string" calcext:value-type="string">
            <text:p>R81</text:p>
          </table:table-cell>
          <table:table-cell table:style-name="ce15" office:value-type="string" calcext:value-type="string">
            <text:p>2380677</text:p>
          </table:table-cell>
          <table:table-cell table:style-name="ce27" office:value-type="float" office:value="0.111" calcext:value-type="float">
            <text:p>0,111</text:p>
          </table:table-cell>
          <table:table-cell table:style-name="ce30" table:formula="of:=IF([.E106]=&quot;-&quot;;&quot;&quot;;IF([.A106]=&quot;&quot;;[.F106];[.A106]*[.F106]))" office:value-type="currency" office:currency="GBP" office:value="0.111" calcext:value-type="currency">
            <text:p>£0,11</text:p>
          </table:table-cell>
          <table:table-cell table:style-name="ce35"/>
          <table:table-cell table:style-name="ce38" office:value-type="string" calcext:value-type="string">
            <text:p>RC0805FR-0710R </text:p>
          </table:table-cell>
          <table:table-cell table:style-name="ce45" office:value-type="float" office:value="0.00699" calcext:value-type="float">
            <text:p>0,007</text:p>
          </table:table-cell>
          <table:table-cell table:style-name="ce48" table:formula="of:=IF([.I106]=&quot;-&quot;;&quot;&quot;;IF([.A106]=&quot;&quot;;[.J106];[.A106]*[.J106]))" office:value-type="currency" office:currency="EUR" office:value="0.00699" calcext:value-type="currency">
            <text:p>0,01 €</text:p>
          </table:table-cell>
          <table:table-cell table:style-name="ce55" table:formula="of:=IF([.A106]&lt;&gt;&quot;&quot;; IF([.E106]&lt;&gt;&quot;-&quot; ; IF([.K106] &gt; [.G106]*[.$L$1];[.G106]*[.$L$1];[.K106]);[.K106]);&quot;&quot;)" office:value-type="currency" office:currency="EUR" office:value="0.00699" calcext:value-type="currency">
            <text:p>0,007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330R</text:p>
          </table:table-cell>
          <table:table-cell table:style-name="ce16"/>
          <table:table-cell table:style-name="ce24" office:value-type="string" calcext:value-type="string">
            <text:p>R83, R97</text:p>
          </table:table-cell>
          <table:table-cell table:style-name="ce16" office:value-type="string" calcext:value-type="string">
            <text:p>9333037</text:p>
          </table:table-cell>
          <table:table-cell table:style-name="ce28" office:value-type="float" office:value="0.0016" calcext:value-type="float">
            <text:p>0,002</text:p>
          </table:table-cell>
          <table:table-cell table:style-name="ce31" table:formula="of:=IF([.E107]=&quot;-&quot;;&quot;&quot;;IF([.A107]=&quot;&quot;;[.F107];[.A107]*[.F107]))" office:value-type="currency" office:currency="GBP" office:value="0.0032" calcext:value-type="currency">
            <text:p>£0,00</text:p>
          </table:table-cell>
          <table:table-cell table:style-name="ce36"/>
          <table:table-cell table:style-name="ce39" office:value-type="string" calcext:value-type="string">
            <text:p>RC0805FR-07330RL</text:p>
          </table:table-cell>
          <table:table-cell table:style-name="ce46" office:value-type="float" office:value="0.00693" calcext:value-type="float">
            <text:p>0,007</text:p>
          </table:table-cell>
          <table:table-cell table:style-name="ce49" table:formula="of:=IF([.I107]=&quot;-&quot;;&quot;&quot;;IF([.A107]=&quot;&quot;;[.J107];[.A107]*[.J107]))" office:value-type="currency" office:currency="EUR" office:value="0.01386" calcext:value-type="currency">
            <text:p>0,01 €</text:p>
          </table:table-cell>
          <table:table-cell table:style-name="ce55" table:formula="of:=IF([.A107]&lt;&gt;&quot;&quot;; IF([.E107]&lt;&gt;&quot;-&quot; ; IF([.K107] &gt; [.G107]*[.$L$1];[.G107]*[.$L$1];[.K107]);[.K107]);&quot;&quot;)" office:value-type="currency" office:currency="EUR" office:value="0.004038048" calcext:value-type="currency">
            <text:p>0,004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1</text:p>
          </table:table-cell>
          <table:table-cell table:style-name="ce15"/>
          <table:table-cell table:style-name="ce15" office:value-type="string" calcext:value-type="string">
            <text:p>R86, R98</text:p>
          </table:table-cell>
          <table:table-cell table:style-name="ce15" office:value-type="string" calcext:value-type="string">
            <text:p>9333320</text:p>
          </table:table-cell>
          <table:table-cell table:style-name="ce27" office:value-type="float" office:value="0.016" calcext:value-type="float">
            <text:p>0,016</text:p>
          </table:table-cell>
          <table:table-cell table:style-name="ce30" table:formula="of:=IF([.E108]=&quot;-&quot;;&quot;&quot;;IF([.A108]=&quot;&quot;;[.F108];[.A108]*[.F108]))" office:value-type="currency" office:currency="GBP" office:value="0.032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RC0805FR-075K1 </text:p>
          </table:table-cell>
          <table:table-cell table:style-name="ce45" office:value-type="float" office:value="0.00701" calcext:value-type="float">
            <text:p>0,007</text:p>
          </table:table-cell>
          <table:table-cell table:style-name="ce48" table:formula="of:=IF([.I108]=&quot;-&quot;;&quot;&quot;;IF([.A108]=&quot;&quot;;[.J108];[.A108]*[.J108]))" office:value-type="currency" office:currency="EUR" office:value="0.01402" calcext:value-type="currency">
            <text:p>0,01 €</text:p>
          </table:table-cell>
          <table:table-cell table:style-name="ce55" table:formula="of:=IF([.A108]&lt;&gt;&quot;&quot;; IF([.E108]&lt;&gt;&quot;-&quot; ; IF([.K108] &gt; [.G108]*[.$L$1];[.G108]*[.$L$1];[.K108]);[.K108]);&quot;&quot;)" office:value-type="currency" office:currency="EUR" office:value="0.01402" calcext:value-type="currency">
            <text:p>0,014 €</text:p>
          </table:table-cell>
        </table:table-row>
        <table:table-row table:style-name="ro3">
          <table:table-cell table:style-name="ce5" office:value-type="string" calcext:value-type="string">
            <text:p>2</text:p>
          </table:table-cell>
          <table:table-cell table:style-name="ce16" office:value-type="string" calcext:value-type="string">
            <text:p>750R</text:p>
          </table:table-cell>
          <table:table-cell table:style-name="ce16"/>
          <table:table-cell table:style-name="ce24" office:value-type="string" calcext:value-type="string">
            <text:p>R88, R94</text:p>
          </table:table-cell>
          <table:table-cell table:style-name="ce16" office:value-type="string" calcext:value-type="string">
            <text:p>9333525</text:p>
          </table:table-cell>
          <table:table-cell table:style-name="ce28" office:value-type="float" office:value="0.016" calcext:value-type="float">
            <text:p>0,016</text:p>
          </table:table-cell>
          <table:table-cell table:style-name="ce31" table:formula="of:=IF([.E109]=&quot;-&quot;;&quot;&quot;;IF([.A109]=&quot;&quot;;[.F109];[.A109]*[.F109]))" office:value-type="currency" office:currency="GBP" office:value="0.032" calcext:value-type="currency">
            <text:p>£0,03</text:p>
          </table:table-cell>
          <table:table-cell table:style-name="ce36"/>
          <table:table-cell table:style-name="ce39" office:value-type="string" calcext:value-type="string">
            <text:p>CRCW0805750RFKTABC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49" table:formula="of:=IF([.I109]=&quot;-&quot;;&quot;&quot;;IF([.A109]=&quot;&quot;;[.J109];[.A109]*[.J109]))" office:value-type="currency" office:currency="EUR" office:value="0.0232" calcext:value-type="currency">
            <text:p>0,02 €</text:p>
          </table:table-cell>
          <table:table-cell table:style-name="ce55" table:formula="of:=IF([.A109]&lt;&gt;&quot;&quot;; IF([.E109]&lt;&gt;&quot;-&quot; ; IF([.K109] &gt; [.G109]*[.$L$1];[.G109]*[.$L$1];[.K109]);[.K109]);&quot;&quot;)" office:value-type="currency" office:currency="EUR" office:value="0.0232" calcext:value-type="currency">
            <text:p>0,023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89, R100</text:p>
          </table:table-cell>
          <table:table-cell table:style-name="ce15" office:value-type="string" calcext:value-type="string">
            <text:p>2447693</text:p>
          </table:table-cell>
          <table:table-cell table:style-name="ce27" office:value-type="float" office:value="0.002" calcext:value-type="float">
            <text:p>0,002</text:p>
          </table:table-cell>
          <table:table-cell table:style-name="ce30" table:formula="of:=IF([.E110]=&quot;-&quot;;&quot;&quot;;IF([.A110]=&quot;&quot;;[.F110];[.A110]*[.F110]))" office:value-type="currency" office:currency="GBP" office:value="0.004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5K6 </text:p>
          </table:table-cell>
          <table:table-cell table:style-name="ce45" office:value-type="float" office:value="0.0069" calcext:value-type="float">
            <text:p>0,007</text:p>
          </table:table-cell>
          <table:table-cell table:style-name="ce48" table:formula="of:=IF([.I110]=&quot;-&quot;;&quot;&quot;;IF([.A110]=&quot;&quot;;[.J110];[.A110]*[.J110]))" office:value-type="currency" office:currency="EUR" office:value="0.0138" calcext:value-type="currency">
            <text:p>0,01 €</text:p>
          </table:table-cell>
          <table:table-cell table:style-name="ce55" table:formula="of:=IF([.A110]&lt;&gt;&quot;&quot;; IF([.E110]&lt;&gt;&quot;-&quot; ; IF([.K110] &gt; [.G110]*[.$L$1];[.G110]*[.$L$1];[.K110]);[.K110]);&quot;&quot;)" office:value-type="currency" office:currency="EUR" office:value="0.00504756" calcext:value-type="currency">
            <text:p>0,005 €</text:p>
          </table:table-cell>
        </table:table-row>
        <table:table-row table:style-name="ro5">
          <table:table-cell table:style-name="ce5" office:value-type="string" calcext:value-type="string">
            <text:p>14</text:p>
          </table:table-cell>
          <table:table-cell table:style-name="ce16" office:value-type="string" calcext:value-type="string">
            <text:p>10K</text:p>
          </table:table-cell>
          <table:table-cell table:style-name="ce16"/>
          <table:table-cell table:style-name="ce24" office:value-type="string" calcext:value-type="string">
            <text:p>R9, R10, R27, R43, R49, R51, R58, R72, R74, R82, R92, R93, R95, R101</text:p>
          </table:table-cell>
          <table:table-cell table:style-name="ce16" office:value-type="string" calcext:value-type="string">
            <text:p>9237755</text:p>
          </table:table-cell>
          <table:table-cell table:style-name="ce28" office:value-type="float" office:value="0.009" calcext:value-type="float">
            <text:p>0,009</text:p>
          </table:table-cell>
          <table:table-cell table:style-name="ce31" table:formula="of:=IF([.E111]=&quot;-&quot;;&quot;&quot;;IF([.A111]=&quot;&quot;;[.F111];[.A111]*[.F111]))" office:value-type="currency" office:currency="GBP" office:value="0.126" calcext:value-type="currency">
            <text:p>£0,13</text:p>
          </table:table-cell>
          <table:table-cell table:style-name="ce36"/>
          <table:table-cell table:style-name="ce39" office:value-type="string" calcext:value-type="string">
            <text:p>RC0805FR-0710K </text:p>
          </table:table-cell>
          <table:table-cell table:style-name="ce46" office:value-type="float" office:value="0.00603" calcext:value-type="float">
            <text:p>0,006</text:p>
          </table:table-cell>
          <table:table-cell table:style-name="ce49" table:formula="of:=IF([.I111]=&quot;-&quot;;&quot;&quot;;IF([.A111]=&quot;&quot;;[.J111];[.A111]*[.J111]))" office:value-type="currency" office:currency="EUR" office:value="0.08442" calcext:value-type="currency">
            <text:p>0,08 €</text:p>
          </table:table-cell>
          <table:table-cell table:style-name="ce55" table:formula="of:=IF([.A111]&lt;&gt;&quot;&quot;; IF([.E111]&lt;&gt;&quot;-&quot; ; IF([.K111] &gt; [.G111]*[.$L$1];[.G111]*[.$L$1];[.K111]);[.K111]);&quot;&quot;)" office:value-type="currency" office:currency="EUR" office:value="0.08442" calcext:value-type="currency">
            <text:p>0,084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3K3</text:p>
          </table:table-cell>
          <table:table-cell table:style-name="ce15"/>
          <table:table-cell table:style-name="ce15" office:value-type="string" calcext:value-type="string">
            <text:p>R90</text:p>
          </table:table-cell>
          <table:table-cell table:style-name="ce15" office:value-type="string" calcext:value-type="string">
            <text:p>9333045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0" table:formula="of:=IF([.E112]=&quot;-&quot;;&quot;&quot;;IF([.A112]=&quot;&quot;;[.F112];[.A112]*[.F112]))" office:value-type="currency" office:currency="GBP" office:value="0.0016" calcext:value-type="currency">
            <text:p>£0,00</text:p>
          </table:table-cell>
          <table:table-cell table:style-name="ce35"/>
          <table:table-cell table:style-name="ce38" office:value-type="string" calcext:value-type="string">
            <text:p>RC0805FR-073K3</text:p>
          </table:table-cell>
          <table:table-cell table:style-name="ce45" office:value-type="float" office:value="0.00669" calcext:value-type="float">
            <text:p>0,007</text:p>
          </table:table-cell>
          <table:table-cell table:style-name="ce48" table:formula="of:=IF([.I112]=&quot;-&quot;;&quot;&quot;;IF([.A112]=&quot;&quot;;[.J112];[.A112]*[.J112]))" office:value-type="currency" office:currency="EUR" office:value="0.00669" calcext:value-type="currency">
            <text:p>0,01 €</text:p>
          </table:table-cell>
          <table:table-cell table:style-name="ce55" table:formula="of:=IF([.A112]&lt;&gt;&quot;&quot;; IF([.E112]&lt;&gt;&quot;-&quot; ; IF([.K112] &gt; [.G112]*[.$L$1];[.G112]*[.$L$1];[.K112]);[.K112]);&quot;&quot;)" office:value-type="currency" office:currency="EUR" office:value="0.002019024" calcext:value-type="currency">
            <text:p>0,002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SRF0703-821M</text:p>
          </table:table-cell>
          <table:table-cell table:style-name="ce16" office:value-type="string" calcext:value-type="string">
            <text:p>2x820 uH</text:p>
          </table:table-cell>
          <table:table-cell table:style-name="ce24" office:value-type="string" calcext:value-type="string">
            <text:p>TR1</text:p>
          </table:table-cell>
          <table:table-cell table:style-name="ce16" office:value-type="string" calcext:value-type="string">
            <text:p>1852832</text:p>
          </table:table-cell>
          <table:table-cell table:style-name="ce28" office:value-type="float" office:value="0.73" calcext:value-type="float">
            <text:p>0,730</text:p>
          </table:table-cell>
          <table:table-cell table:style-name="ce31" table:formula="of:=IF([.E113]=&quot;-&quot;;&quot;&quot;;IF([.A113]=&quot;&quot;;[.F113];[.A113]*[.F113]))" office:value-type="currency" office:currency="GBP" office:value="0.73" calcext:value-type="currency">
            <text:p>£0,73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13]=&quot;-&quot;;&quot;&quot;;IF([.A113]=&quot;&quot;;[.J113];[.A113]*[.J113]))">
            <text:p/>
          </table:table-cell>
          <table:table-cell table:style-name="ce55" table:formula="of:=IF([.A113]&lt;&gt;&quot;&quot;; IF([.E113]&lt;&gt;&quot;-&quot; ; IF([.K113] &gt; [.G113]*[.$L$1];[.G113]*[.$L$1];[.K113]);[.K113]);&quot;&quot;)" office:value-type="currency" office:currency="EUR" office:value="0.9211797" calcext:value-type="currency">
            <text:p>0,921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SSW-113-02-G-D-RA</text:p>
          </table:table-cell>
          <table:table-cell table:style-name="ce15" office:value-type="string" calcext:value-type="string">
            <text:p>2x13 pin 0.1” socket</text:p>
          </table:table-cell>
          <table:table-cell table:style-name="ce15" office:value-type="string" calcext:value-type="string">
            <text:p>X3</text:p>
          </table:table-cell>
          <table:table-cell table:style-name="ce15" office:value-type="string" calcext:value-type="string">
            <text:p>1805583</text:p>
          </table:table-cell>
          <table:table-cell table:style-name="ce27" office:value-type="float" office:value="4.17" calcext:value-type="float">
            <text:p>4,170</text:p>
          </table:table-cell>
          <table:table-cell table:style-name="ce30" table:formula="of:=IF([.E114]=&quot;-&quot;;&quot;&quot;;IF([.A114]=&quot;&quot;;[.F114];[.A114]*[.F114]))" office:value-type="currency" office:currency="GBP" office:value="4.17" calcext:value-type="currency">
            <text:p>£4,17</text:p>
          </table:table-cell>
          <table:table-cell table:style-name="ce35"/>
          <table:table-cell table:style-name="ce38" office:value-type="string" calcext:value-type="string">
            <text:p>ZL263-26DG</text:p>
          </table:table-cell>
          <table:table-cell table:style-name="ce45" office:value-type="float" office:value="0.3796" calcext:value-type="float">
            <text:p>0,380</text:p>
          </table:table-cell>
          <table:table-cell table:style-name="ce48" table:formula="of:=IF([.I114]=&quot;-&quot;;&quot;&quot;;IF([.A114]=&quot;&quot;;[.J114];[.A114]*[.J114]))" office:value-type="currency" office:currency="EUR" office:value="0.3796" calcext:value-type="currency">
            <text:p>0,38 €</text:p>
          </table:table-cell>
          <table:table-cell table:style-name="ce55" table:formula="of:=IF([.A114]&lt;&gt;&quot;&quot;; IF([.E114]&lt;&gt;&quot;-&quot; ; IF([.K114] &gt; [.G114]*[.$L$1];[.G114]*[.$L$1];[.K114]);[.K114]);&quot;&quot;)" office:value-type="currency" office:currency="EUR" office:value="0.3796" calcext:value-type="currency">
            <text:p>0,380 €</text:p>
          </table:table-cell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13V (or 15V)</text:p>
          </table:table-cell>
          <table:table-cell table:style-name="ce16" office:value-type="string" calcext:value-type="string">
            <text:p>MiniMELF</text:p>
          </table:table-cell>
          <table:table-cell table:style-name="ce24" office:value-type="string" calcext:value-type="string">
            <text:p>ZD4</text:p>
          </table:table-cell>
          <table:table-cell table:style-name="ce16" office:value-type="string" calcext:value-type="string">
            <text:p>1621844</text:p>
          </table:table-cell>
          <table:table-cell table:style-name="ce28" office:value-type="float" office:value="0.0467" calcext:value-type="float">
            <text:p>0,047</text:p>
          </table:table-cell>
          <table:table-cell table:style-name="ce31" table:formula="of:=IF([.E115]=&quot;-&quot;;&quot;&quot;;IF([.A115]=&quot;&quot;;[.F115];[.A115]*[.F115]))" office:value-type="currency" office:currency="GBP" office:value="0.0467" calcext:value-type="currency">
            <text:p>£0,05</text:p>
          </table:table-cell>
          <table:table-cell table:style-name="ce36"/>
          <table:table-cell table:style-name="ce39" office:value-type="string" calcext:value-type="string">
            <text:p>ZMM13-DIO </text:p>
          </table:table-cell>
          <table:table-cell table:style-name="ce46" office:value-type="float" office:value="0.02" calcext:value-type="float">
            <text:p>0,020</text:p>
          </table:table-cell>
          <table:table-cell table:style-name="ce49" table:formula="of:=IF([.I115]=&quot;-&quot;;&quot;&quot;;IF([.A115]=&quot;&quot;;[.J115];[.A115]*[.J115]))" office:value-type="currency" office:currency="EUR" office:value="0.02" calcext:value-type="currency">
            <text:p>0,02 €</text:p>
          </table:table-cell>
          <table:table-cell table:style-name="ce55" table:formula="of:=IF([.A115]&lt;&gt;&quot;&quot;; IF([.E115]&lt;&gt;&quot;-&quot; ; IF([.K115] &gt; [.G115]*[.$L$1];[.G115]*[.$L$1];[.K115]);[.K115]);&quot;&quot;)" office:value-type="currency" office:currency="EUR" office:value="0.02" calcext:value-type="currency">
            <text:p>0,020 €</text:p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6V2</text:p>
          </table:table-cell>
          <table:table-cell table:style-name="ce15" office:value-type="string" calcext:value-type="string">
            <text:p>MiniMELF</text:p>
          </table:table-cell>
          <table:table-cell table:style-name="ce15" office:value-type="string" calcext:value-type="string">
            <text:p>ZD5</text:p>
          </table:table-cell>
          <table:table-cell table:style-name="ce15" office:value-type="string" calcext:value-type="string">
            <text:p>1469416</text:p>
          </table:table-cell>
          <table:table-cell table:style-name="ce27" office:value-type="float" office:value="0.0317" calcext:value-type="float">
            <text:p>0,032</text:p>
          </table:table-cell>
          <table:table-cell table:style-name="ce30" table:formula="of:=IF([.E116]=&quot;-&quot;;&quot;&quot;;IF([.A116]=&quot;&quot;;[.F116];[.A116]*[.F116]))" office:value-type="currency" office:currency="GBP" office:value="0.0317" calcext:value-type="currency">
            <text:p>£0,03</text:p>
          </table:table-cell>
          <table:table-cell table:style-name="ce35"/>
          <table:table-cell table:style-name="ce38" office:value-type="string" calcext:value-type="string">
            <text:p>ZMD6.2-DIO </text:p>
          </table:table-cell>
          <table:table-cell table:style-name="ce45" office:value-type="float" office:value="0.078" calcext:value-type="float">
            <text:p>0,078</text:p>
          </table:table-cell>
          <table:table-cell table:style-name="ce48" table:formula="of:=IF([.I116]=&quot;-&quot;;&quot;&quot;;IF([.A116]=&quot;&quot;;[.J116];[.A116]*[.J116]))" office:value-type="currency" office:currency="EUR" office:value="0.078" calcext:value-type="currency">
            <text:p>0,08 €</text:p>
          </table:table-cell>
          <table:table-cell table:style-name="ce55" table:formula="of:=IF([.A116]&lt;&gt;&quot;&quot;; IF([.E116]&lt;&gt;&quot;-&quot; ; IF([.K116] &gt; [.G116]*[.$L$1];[.G116]*[.$L$1];[.K116]);[.K116]);&quot;&quot;)" office:value-type="currency" office:currency="EUR" office:value="0.040001913" calcext:value-type="currency">
            <text:p>0,040 €</text:p>
          </table:table-cell>
        </table:table-row>
        <table:table-row table:style-name="ro3">
          <table:table-cell table:number-columns-repeated="6"/>
          <table:table-cell table:style-name="ce32" table:formula="of:=SUM([.G4:.G116])" office:value-type="currency" office:currency="GBP" office:value="62.9715" calcext:value-type="currency">
            <text:p>£62,97</text:p>
          </table:table-cell>
          <table:table-cell table:number-columns-repeated="3"/>
          <table:table-cell table:style-name="ce50" table:formula="of:=SUM([.K4:.K116])" office:value-type="currency" office:currency="EUR" office:value="18.38941" calcext:value-type="currency">
            <text:p>18,39 €</text:p>
          </table:table-cell>
          <table:table-cell table:style-name="ce50" table:formula="of:=SUM([.L4:.L116])" office:value-type="currency" office:currency="EUR" office:value="52.923511659" calcext:value-type="currency">
            <text:p>52,92 €</text:p>
          </table:table-cell>
        </table:table-row>
        <table:table-row table:style-name="ro6">
          <table:table-cell table:number-columns-repeated="6"/>
          <table:table-cell table:style-name="ce33"/>
          <table:table-cell table:number-columns-repeated="3"/>
          <table:table-cell table:style-name="ce33" table:number-columns-repeated="2"/>
        </table:table-row>
        <table:table-row table:style-name="ro3">
          <table:table-cell table:style-name="ce7" office:value-type="string" calcext:value-type="string" table:number-columns-spanned="11" table:number-rows-spanned="1">
            <text:p>0-30 V range (CV gain: 0.0833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40K</text:p>
          </table:table-cell>
          <table:table-cell table:style-name="ce15"/>
          <table:table-cell table:style-name="ce15" office:value-type="string" calcext:value-type="string">
            <text:p>R12</text:p>
          </table:table-cell>
          <table:table-cell table:style-name="ce15" office:value-type="string" calcext:value-type="string">
            <text:p>2139055</text:p>
          </table:table-cell>
          <table:table-cell table:style-name="ce27" office:value-type="float" office:value="0.0125" calcext:value-type="float">
            <text:p>0,013</text:p>
          </table:table-cell>
          <table:table-cell table:style-name="ce30" table:formula="of:=IF([.E120]=&quot;-&quot;;&quot;&quot;;IF([.A120]=&quot;&quot;;[.F120];[.A120]*[.F120]))" office:value-type="currency" office:currency="GBP" office:value="0.0125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SMD0805-240K-1%</text:p>
          </table:table-cell>
          <table:table-cell table:style-name="ce45" office:value-type="float" office:value="0.00813" calcext:value-type="float">
            <text:p>0,008</text:p>
          </table:table-cell>
          <table:table-cell table:style-name="ce48" table:formula="of:=IF([.I120]=&quot;-&quot;;&quot;&quot;;IF([.A120]=&quot;&quot;;[.J120];[.A120]*[.J120]))" office:value-type="currency" office:currency="EUR" office:value="0.00813" calcext:value-type="currency">
            <text:p>0,01 €</text:p>
          </table:table-cell>
          <table:table-cell table:style-name="ce55" table:formula="of:=IF([.A120]&lt;&gt;&quot;&quot;; IF([.E120]&lt;&gt;&quot;-&quot; ; IF([.K120] &gt; [.G120]*[.$L$1];[.G120]*[.$L$1];[.K120]);[.K120]);&quot;&quot;)" office:value-type="currency" office:currency="EUR" office:value="0.00813" calcext:value-type="currency">
            <text:p>0,008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5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7, R57</text:p>
          </table:table-cell>
          <table:table-cell table:style-name="ce16" office:value-type="string" calcext:value-type="string">
            <text:p>2112886</text:p>
          </table:table-cell>
          <table:table-cell table:style-name="ce28" office:value-type="float" office:value="0.108" calcext:value-type="float">
            <text:p>0,108</text:p>
          </table:table-cell>
          <table:table-cell table:style-name="ce31" table:formula="of:=IF([.E121]=&quot;-&quot;;&quot;&quot;;IF([.A121]=&quot;&quot;;[.F121];[.A121]*[.F121]))" office:value-type="currency" office:currency="GBP" office:value="0.216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TC0525B1502T1E</text:p>
          </table:table-cell>
          <table:table-cell table:style-name="ce46" office:value-type="float" office:value="0.10753" calcext:value-type="float">
            <text:p>0,108</text:p>
          </table:table-cell>
          <table:table-cell table:style-name="ce49" table:formula="of:=IF([.I121]=&quot;-&quot;;&quot;&quot;;IF([.A121]=&quot;&quot;;[.J121];[.A121]*[.J121]))" office:value-type="currency" office:currency="EUR" office:value="0.21506" calcext:value-type="currency">
            <text:p>0,22 €</text:p>
          </table:table-cell>
          <table:table-cell table:style-name="ce55" table:formula="of:=IF([.A121]&lt;&gt;&quot;&quot;; IF([.E121]&lt;&gt;&quot;-&quot; ; IF([.K121] &gt; [.G121]*[.$L$1];[.G121]*[.$L$1];[.K121]);[.K121]);&quot;&quot;)" office:value-type="currency" office:currency="EUR" office:value="0.21506" calcext:value-type="currency">
            <text:p>0,215 €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75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8, R58</text:p>
          </table:table-cell>
          <table:table-cell table:style-name="ce15" office:value-type="string" calcext:value-type="string">
            <text:p>1653312</text:p>
          </table:table-cell>
          <table:table-cell table:style-name="ce27" office:value-type="float" office:value="0.0812" calcext:value-type="float">
            <text:p>0,081</text:p>
          </table:table-cell>
          <table:table-cell table:style-name="ce30" table:formula="of:=IF([.E122]=&quot;-&quot;;&quot;&quot;;IF([.A122]=&quot;&quot;;[.F122];[.A122]*[.F122]))" office:value-type="currency" office:currency="GBP" office:value="0.1624" calcext:value-type="currency">
            <text:p>£0,16</text:p>
          </table:table-cell>
          <table:table-cell table:style-name="ce35"/>
          <table:table-cell table:style-name="ce38" office:value-type="string" calcext:value-type="string">
            <text:p>RN73C2A75KBTDF</text:p>
          </table:table-cell>
          <table:table-cell table:style-name="ce45" office:value-type="float" office:value="0.48055" calcext:value-type="float">
            <text:p>0,481</text:p>
          </table:table-cell>
          <table:table-cell table:style-name="ce48" table:formula="of:=IF([.I122]=&quot;-&quot;;&quot;&quot;;IF([.A122]=&quot;&quot;;[.J122];[.A122]*[.J122]))" office:value-type="currency" office:currency="EUR" office:value="0.9611" calcext:value-type="currency">
            <text:p>0,96 €</text:p>
          </table:table-cell>
          <table:table-cell table:style-name="ce55" table:formula="of:=IF([.A122]&lt;&gt;&quot;&quot;; IF([.E122]&lt;&gt;&quot;-&quot; ; IF([.K122] &gt; [.G122]*[.$L$1];[.G122]*[.$L$1];[.K122]);[.K122]);&quot;&quot;)" office:value-type="currency" office:currency="EUR" office:value="0.204930936" calcext:value-type="currency">
            <text:p>0,205 €</text:p>
          </table:table-cell>
        </table:table-row>
        <table:table-row table:style-name="ro6">
          <table:table-cell table:style-name="ce8"/>
          <table:table-cell table:style-name="Default"/>
          <table:table-cell table:number-columns-repeated="9"/>
          <table:table-cell table:style-name="ce56"/>
        </table:table-row>
        <table:table-row table:style-name="ro3">
          <table:table-cell table:style-name="ce7" office:value-type="string" calcext:value-type="string" table:number-columns-spanned="11" table:number-rows-spanned="1">
            <text:p>0-50 V range (CV gain: 0.05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20K</text:p>
          </table:table-cell>
          <table:table-cell table:style-name="ce15" office:value-type="string" calcext:value-type="string">
            <text:p>0.1%</text:p>
          </table:table-cell>
          <table:table-cell table:style-name="ce15" office:value-type="string" calcext:value-type="string">
            <text:p>R47, R57</text:p>
          </table:table-cell>
          <table:table-cell table:style-name="ce15" office:value-type="string" calcext:value-type="string">
            <text:p>1575937</text:p>
          </table:table-cell>
          <table:table-cell table:style-name="ce27" office:value-type="float" office:value="0.058" calcext:value-type="float">
            <text:p>0,058</text:p>
          </table:table-cell>
          <table:table-cell table:style-name="ce30" table:formula="of:=IF([.E125]=&quot;-&quot;;&quot;&quot;;IF([.A125]=&quot;&quot;;[.F125];[.A125]*[.F125]))" office:value-type="currency" office:currency="GBP" office:value="0.116" calcext:value-type="currency">
            <text:p>£0,12</text:p>
          </table:table-cell>
          <table:table-cell table:style-name="ce35"/>
          <table:table-cell table:style-name="ce38" office:value-type="string" calcext:value-type="string">
            <text:p>TC0525B2002T1E </text:p>
          </table:table-cell>
          <table:table-cell table:style-name="ce45" office:value-type="float" office:value="0.10958" calcext:value-type="float">
            <text:p>0,110</text:p>
          </table:table-cell>
          <table:table-cell table:style-name="ce48" table:formula="of:=IF([.I125]=&quot;-&quot;;&quot;&quot;;IF([.A125]=&quot;&quot;;[.J125];[.A125]*[.J125]))" office:value-type="currency" office:currency="EUR" office:value="0.21916" calcext:value-type="currency">
            <text:p>0,22 €</text:p>
          </table:table-cell>
          <table:table-cell table:style-name="ce55" table:formula="of:=IF([.A125]&lt;&gt;&quot;&quot;; IF([.E125]&lt;&gt;&quot;-&quot; ; IF([.K125] &gt; [.G125]*[.$L$1];[.G125]*[.$L$1];[.K125]);[.K125]);&quot;&quot;)" office:value-type="currency" office:currency="EUR" office:value="0.14637924" calcext:value-type="currency">
            <text:p>0,146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130K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48, R58</text:p>
          </table:table-cell>
          <table:table-cell table:style-name="ce16" office:value-type="string" calcext:value-type="string">
            <text:p>1576028</text:p>
          </table:table-cell>
          <table:table-cell table:style-name="ce28" office:value-type="float" office:value="0.118" calcext:value-type="float">
            <text:p>0,118</text:p>
          </table:table-cell>
          <table:table-cell table:style-name="ce31" table:formula="of:=IF([.E126]=&quot;-&quot;;&quot;&quot;;IF([.A126]=&quot;&quot;;[.F126];[.A126]*[.F126]))" office:value-type="currency" office:currency="GBP" office:value="0.236" calcext:value-type="currency">
            <text:p>£0,24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26]=&quot;-&quot;;&quot;&quot;;IF([.A126]=&quot;&quot;;[.J126];[.A126]*[.J126]))">
            <text:p/>
          </table:table-cell>
          <table:table-cell table:style-name="ce55" table:formula="of:=IF([.A126]&lt;&gt;&quot;&quot;; IF([.E126]&lt;&gt;&quot;-&quot; ; IF([.K126] &gt; [.G126]*[.$L$1];[.G126]*[.$L$1];[.K126]);[.K126]);&quot;&quot;)" office:value-type="currency" office:currency="EUR" office:value="0.29780604" calcext:value-type="currency">
            <text:p>0,298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3.12 A range (CC gain: 5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4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7447709330</text:p>
          </table:table-cell>
          <table:table-cell table:style-name="ce15"/>
          <table:table-cell table:style-name="ce15" office:value-type="string" calcext:value-type="string">
            <text:p>L2</text:p>
          </table:table-cell>
          <table:table-cell table:style-name="ce15" office:value-type="string" calcext:value-type="string">
            <text:p>2082654</text:p>
          </table:table-cell>
          <table:table-cell table:style-name="ce27" office:value-type="float" office:value="2.36" calcext:value-type="float">
            <text:p>2,360</text:p>
          </table:table-cell>
          <table:table-cell table:style-name="ce30" table:formula="of:=IF([.E129]=&quot;-&quot;;&quot;&quot;;IF([.A129]=&quot;&quot;;[.F129];[.A129]*[.F129]))" office:value-type="currency" office:currency="GBP" office:value="2.36" calcext:value-type="currency">
            <text:p>£2,36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29]=&quot;-&quot;;&quot;&quot;;IF([.A129]=&quot;&quot;;[.J129];[.A129]*[.J129]))">
            <text:p/>
          </table:table-cell>
          <table:table-cell table:style-name="ce55" table:formula="of:=IF([.A129]&lt;&gt;&quot;&quot;; IF([.E129]&lt;&gt;&quot;-&quot; ; IF([.K129] &gt; [.G129]*[.$L$1];[.G129]*[.$L$1];[.K129]);[.K129]);&quot;&quot;)" office:value-type="currency" office:currency="EUR" office:value="2.9780604" calcext:value-type="currency">
            <text:p>2,978 €</text:p>
          </table:table-cell>
        </table:table-row>
        <table:table-row table:style-name="ro3">
          <table:table-cell table:style-name="ce5"/>
          <table:table-cell table:style-name="ce16" office:value-type="string" calcext:value-type="string">
            <text:p>Option #1: MSS1210-333</text:p>
          </table:table-cell>
          <table:table-cell table:style-name="ce16"/>
          <table:table-cell table:style-name="ce24"/>
          <table:table-cell table:style-name="ce16" office:value-type="string" calcext:value-type="string">
            <text:p>2288334</text:p>
          </table:table-cell>
          <table:table-cell table:style-name="ce28" office:value-type="float" office:value="2.79" calcext:value-type="float">
            <text:p>2,790</text:p>
          </table:table-cell>
          <table:table-cell table:style-name="ce31" table:formula="of:=IF([.E130]=&quot;-&quot;;&quot;&quot;;IF([.A130]=&quot;&quot;;[.F130];[.A130]*[.F130]))" office:value-type="currency" office:currency="GBP" office:value="2.79" calcext:value-type="currency">
            <text:p>£2,7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0]=&quot;-&quot;;&quot;&quot;;IF([.A130]=&quot;&quot;;[.J130];[.A130]*[.J130]))">
            <text:p/>
          </table:table-cell>
          <table:table-cell table:style-name="ce55" table:formula="of:=IF([.A130]&lt;&gt;&quot;&quot;; IF([.E130]&lt;&gt;&quot;-&quot; ; IF([.K130] &gt; [.G130]*[.$L$1];[.G130]*[.$L$1];[.K130]);[.K130]);&quot;&quot;)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15"/>
          <table:table-cell table:style-name="ce15" office:value-type="string" calcext:value-type="string">
            <text:p>Q4</text:p>
          </table:table-cell>
          <table:table-cell table:style-name="ce15" office:value-type="string" calcext:value-type="string">
            <text:p>8649294</text:p>
          </table:table-cell>
          <table:table-cell table:style-name="ce27" office:value-type="float" office:value="2.37" calcext:value-type="float">
            <text:p>2,370</text:p>
          </table:table-cell>
          <table:table-cell table:style-name="ce30" table:formula="of:=IF([.E131]=&quot;-&quot;;&quot;&quot;;IF([.A131]=&quot;&quot;;[.F131];[.A131]*[.F131]))" office:value-type="currency" office:currency="GBP" office:value="2.37" calcext:value-type="currency">
            <text:p>£2,37</text:p>
          </table:table-cell>
          <table:table-cell table:style-name="ce35"/>
          <table:table-cell table:style-name="ce38" office:value-type="string" calcext:value-type="string">
            <text:p>IRFP260N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48" table:formula="of:=IF([.I131]=&quot;-&quot;;&quot;&quot;;IF([.A131]=&quot;&quot;;[.J131];[.A131]*[.J131]))" office:value-type="currency" office:currency="EUR" office:value="1.52" calcext:value-type="currency">
            <text:p>1,52 €</text:p>
          </table:table-cell>
          <table:table-cell table:style-name="ce55" table:formula="of:=IF([.A131]&lt;&gt;&quot;&quot;; IF([.E131]&lt;&gt;&quot;-&quot; ; IF([.K131] &gt; [.G131]*[.$L$1];[.G131]*[.$L$1];[.K131]);[.K131]);&quot;&quot;)" office:value-type="currency" office:currency="EUR" office:value="1.52" calcext:value-type="currency">
            <text:p>1,52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20/2W</text:p>
          </table:table-cell>
          <table:table-cell table:style-name="ce16" office:value-type="string" calcext:value-type="string">
            <text:p>2512, 1 W or more</text:p>
          </table:table-cell>
          <table:table-cell table:style-name="ce24" office:value-type="string" calcext:value-type="string">
            <text:p>R2</text:p>
          </table:table-cell>
          <table:table-cell table:style-name="ce16" office:value-type="string" calcext:value-type="string">
            <text:p>2079436</text:p>
          </table:table-cell>
          <table:table-cell table:style-name="ce28" office:value-type="float" office:value="0.22" calcext:value-type="float">
            <text:p>0,220</text:p>
          </table:table-cell>
          <table:table-cell table:style-name="ce31" table:formula="of:=IF([.E132]=&quot;-&quot;;&quot;&quot;;IF([.A132]=&quot;&quot;;[.F132];[.A132]*[.F132]))" office:value-type="currency" office:currency="GBP" office:value="0.22" calcext:value-type="currency">
            <text:p>£0,22</text:p>
          </table:table-cell>
          <table:table-cell table:style-name="ce36"/>
          <table:table-cell table:style-name="ce36" office:value-type="string" calcext:value-type="string">
            <text:p>WW25NR020FTL </text:p>
          </table:table-cell>
          <table:table-cell table:style-name="ce46" office:value-type="float" office:value="0.189" calcext:value-type="float">
            <text:p>0,189</text:p>
          </table:table-cell>
          <table:table-cell table:style-name="ce49" table:formula="of:=IF([.I132]=&quot;-&quot;;&quot;&quot;;IF([.A132]=&quot;&quot;;[.J132];[.A132]*[.J132]))" office:value-type="currency" office:currency="EUR" office:value="0.189" calcext:value-type="currency">
            <text:p>0,19 €</text:p>
          </table:table-cell>
          <table:table-cell table:style-name="ce55" table:formula="of:=IF([.A132]&lt;&gt;&quot;&quot;; IF([.E132]&lt;&gt;&quot;-&quot; ; IF([.K132] &gt; [.G132]*[.$L$1];[.G132]*[.$L$1];[.K132]);[.K132]);&quot;&quot;)" office:value-type="currency" office:currency="EUR" office:value="0.189" calcext:value-type="currency">
            <text:p>0,189 €</text:p>
          </table:table-cell>
        </table:table-row>
        <table:table-row table:style-name="ro3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3K9</text:p>
          </table:table-cell>
          <table:table-cell table:style-name="ce15" office:value-type="string" calcext:value-type="string">
            <text:p>0.1% (0-3.12 A range)</text:p>
          </table:table-cell>
          <table:table-cell table:style-name="ce15" office:value-type="string" calcext:value-type="string">
            <text:p>R61, R69</text:p>
          </table:table-cell>
          <table:table-cell table:style-name="ce15" office:value-type="string" calcext:value-type="string">
            <text:p>1577666</text:p>
          </table:table-cell>
          <table:table-cell table:style-name="ce27" office:value-type="float" office:value="0.206" calcext:value-type="float">
            <text:p>0,206</text:p>
          </table:table-cell>
          <table:table-cell table:style-name="ce30" table:formula="of:=IF([.E133]=&quot;-&quot;;&quot;&quot;;IF([.A133]=&quot;&quot;;[.F133];[.A133]*[.F133]))" office:value-type="currency" office:currency="GBP" office:value="0.412" calcext:value-type="currency">
            <text:p>£0,41</text:p>
          </table:table-cell>
          <table:table-cell table:style-name="ce35"/>
          <table:table-cell table:style-name="ce38" office:value-type="string" calcext:value-type="string">
            <text:p>-</text:p>
          </table:table-cell>
          <table:table-cell table:style-name="ce45"/>
          <table:table-cell table:style-name="ce48" table:formula="of:=IF([.I133]=&quot;-&quot;;&quot;&quot;;IF([.A133]=&quot;&quot;;[.J133];[.A133]*[.J133]))">
            <text:p/>
          </table:table-cell>
          <table:table-cell table:style-name="ce55" table:formula="of:=IF([.A133]&lt;&gt;&quot;&quot;; IF([.E133]&lt;&gt;&quot;-&quot; ; IF([.K133] &gt; [.G133]*[.$L$1];[.G133]*[.$L$1];[.K133]);[.K133]);&quot;&quot;)" office:value-type="currency" office:currency="EUR" office:value="0.51989868" calcext:value-type="currency">
            <text:p>0,520 €</text:p>
          </table:table-cell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2K37</text:p>
          </table:table-cell>
          <table:table-cell table:style-name="ce16" office:value-type="string" calcext:value-type="string">
            <text:p>0.1%</text:p>
          </table:table-cell>
          <table:table-cell table:style-name="ce24" office:value-type="string" calcext:value-type="string">
            <text:p>R61, R69</text:p>
          </table:table-cell>
          <table:table-cell table:style-name="ce16" office:value-type="string" calcext:value-type="string">
            <text:p>1575834</text:p>
          </table:table-cell>
          <table:table-cell table:style-name="ce28" office:value-type="float" office:value="0.343" calcext:value-type="float">
            <text:p>0,343</text:p>
          </table:table-cell>
          <table:table-cell table:style-name="ce31" table:formula="of:=IF([.E134]=&quot;-&quot;;&quot;&quot;;IF([.A134]=&quot;&quot;;[.F134];[.A134]*[.F134]))" office:value-type="currency" office:currency="GBP" office:value="0.686" calcext:value-type="currency">
            <text:p>£0,69</text:p>
          </table:table-cell>
          <table:table-cell table:style-name="ce36"/>
          <table:table-cell table:style-name="ce36" office:value-type="string" calcext:value-type="string">
            <text:p>-</text:p>
          </table:table-cell>
          <table:table-cell table:style-name="ce46"/>
          <table:table-cell table:style-name="ce49" table:formula="of:=IF([.I134]=&quot;-&quot;;&quot;&quot;;IF([.A134]=&quot;&quot;;[.J134];[.A134]*[.J134]))">
            <text:p/>
          </table:table-cell>
          <table:table-cell table:style-name="ce55" table:formula="of:=IF([.A134]&lt;&gt;&quot;&quot;; IF([.E134]&lt;&gt;&quot;-&quot; ; IF([.K134] &gt; [.G134]*[.$L$1];[.G134]*[.$L$1];[.K134]);[.K134]);&quot;&quot;)" office:value-type="currency" office:currency="EUR" office:value="0.86565654" calcext:value-type="currency">
            <text:p>0,866 €</text:p>
          </table:table-cell>
        </table:table-row>
        <table:table-row table:style-name="ro3">
          <table:table-cell table:style-name="Default" table:number-columns-repeated="2"/>
          <table:table-cell table:number-columns-repeated="10"/>
        </table:table-row>
        <table:table-row table:style-name="ro3">
          <table:table-cell table:style-name="ce7" office:value-type="string" calcext:value-type="string" table:number-columns-spanned="11" table:number-rows-spanned="1">
            <text:p>0-4.16 A range (CC gain: 30 V/V)</text:p>
          </table:table-cell>
          <table:covered-table-cell table:number-columns-repeated="3" table:style-name="ce18"/>
          <table:covered-table-cell table:style-name="ce12"/>
          <table:covered-table-cell table:number-columns-repeated="3" table:style-name="ce18"/>
          <table:covered-table-cell table:style-name="ce40"/>
          <table:covered-table-cell table:style-name="ce18"/>
          <table:covered-table-cell table:style-name="ce51"/>
          <table:table-cell table:style-name="ce5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2" office:value-type="float" office:value="7443551331" calcext:value-type="float">
            <text:p>7443551331</text:p>
          </table:table-cell>
          <table:table-cell table:style-name="ce18" office:value-type="string" calcext:value-type="string">
            <text:p>Ir=5.5 A, Isat = 5.5 A</text:p>
          </table:table-cell>
          <table:table-cell table:style-name="ce15" office:value-type="string" calcext:value-type="string">
            <text:p>L2</text:p>
          </table:table-cell>
          <table:table-cell table:style-name="ce12" office:value-type="string" calcext:value-type="string">
            <text:p>2211631</text:p>
          </table:table-cell>
          <table:table-cell table:style-name="ce26" office:value-type="float" office:value="2.56" calcext:value-type="float">
            <text:p>2,560</text:p>
          </table:table-cell>
          <table:table-cell table:style-name="ce29" table:formula="of:=IF([.E137]=&quot;-&quot;;&quot;&quot;;IF([.A137]=&quot;&quot;;[.F137];[.A137]*[.F137]))" office:value-type="currency" office:currency="GBP" office:value="2.56" calcext:value-type="currency">
            <text:p>£2,56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7]=&quot;-&quot;;&quot;&quot;;IF([.A137]=&quot;&quot;;[.J137];[.A137]*[.J137]))">
            <text:p/>
          </table:table-cell>
          <table:table-cell table:style-name="ce55" table:formula="of:=IF([.A137]&lt;&gt;&quot;&quot;; IF([.E137]&lt;&gt;&quot;-&quot; ; IF([.K137] &gt; [.G137]*[.$L$1];[.G137]*[.$L$1];[.K137]);[.K137]);&quot;&quot;)" office:value-type="currency" office:currency="EUR" office:value="3.2304384" calcext:value-type="currency">
            <text:p>3,230 €</text:p>
          </table:table-cell>
        </table:table-row>
        <table:table-row table:style-name="ro3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015</text:p>
          </table:table-cell>
          <table:table-cell table:style-name="ce23" office:value-type="string" calcext:value-type="string">
            <text:p>2512, 1 W or more</text:p>
          </table:table-cell>
          <table:table-cell table:style-name="ce16" office:value-type="string" calcext:value-type="string">
            <text:p>R2</text:p>
          </table:table-cell>
          <table:table-cell table:style-name="ce16" office:value-type="string" calcext:value-type="string">
            <text:p>2079427</text:p>
          </table:table-cell>
          <table:table-cell table:style-name="ce28" office:value-type="float" office:value="0.191" calcext:value-type="float">
            <text:p>0,191</text:p>
          </table:table-cell>
          <table:table-cell table:style-name="ce31" table:formula="of:=IF([.E138]=&quot;-&quot;;&quot;&quot;;IF([.A138]=&quot;&quot;;[.F138];[.A138]*[.F138]))" office:value-type="currency" office:currency="GBP" office:value="0.191" calcext:value-type="currency">
            <text:p>£0,19</text:p>
          </table:table-cell>
          <table:table-cell table:style-name="ce36"/>
          <table:table-cell table:style-name="ce42" office:value-type="string" calcext:value-type="string">
            <text:p>-</text:p>
          </table:table-cell>
          <table:table-cell table:style-name="ce46"/>
          <table:table-cell table:style-name="ce49" table:formula="of:=IF([.I138]=&quot;-&quot;;&quot;&quot;;IF([.A138]=&quot;&quot;;[.J138];[.A138]*[.J138]))">
            <text:p/>
          </table:table-cell>
          <table:table-cell table:style-name="ce55" table:formula="of:=IF([.A138]&lt;&gt;&quot;&quot;; IF([.E138]&lt;&gt;&quot;-&quot; ; IF([.K138] &gt; [.G138]*[.$L$1];[.G138]*[.$L$1];[.K138]);[.K138]);&quot;&quot;)" office:value-type="currency" office:currency="EUR" office:value="0.24102099" calcext:value-type="currency">
            <text:p>0,241 €</text:p>
          </table:table-cell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18" office:value-type="string" calcext:value-type="string">
            <text:p>3K24</text:p>
          </table:table-cell>
          <table:table-cell table:style-name="ce18" office:value-type="string" calcext:value-type="string">
            <text:p>0.1%</text:p>
          </table:table-cell>
          <table:table-cell table:style-name="ce15" office:value-type="string" calcext:value-type="string">
            <text:p>R61, R69</text:p>
          </table:table-cell>
          <table:table-cell table:style-name="ce12" office:value-type="string" calcext:value-type="string">
            <text:p>1353270</text:p>
          </table:table-cell>
          <table:table-cell table:style-name="ce26" office:value-type="float" office:value="0.369" calcext:value-type="float">
            <text:p>0,369</text:p>
          </table:table-cell>
          <table:table-cell table:style-name="ce29" table:formula="of:=IF([.E139]=&quot;-&quot;;&quot;&quot;;IF([.A139]=&quot;&quot;;[.F139];[.A139]*[.F139]))" office:value-type="currency" office:currency="GBP" office:value="0.738" calcext:value-type="currency">
            <text:p>£0,74</text:p>
          </table:table-cell>
          <table:table-cell table:style-name="ce18"/>
          <table:table-cell table:style-name="ce41" office:value-type="string" calcext:value-type="string">
            <text:p>-</text:p>
          </table:table-cell>
          <table:table-cell table:style-name="ce26"/>
          <table:table-cell table:style-name="ce51" table:formula="of:=IF([.I139]=&quot;-&quot;;&quot;&quot;;IF([.A139]=&quot;&quot;;[.J139];[.A139]*[.J139]))">
            <text:p/>
          </table:table-cell>
          <table:table-cell table:style-name="ce55" table:formula="of:=IF([.A139]&lt;&gt;&quot;&quot;; IF([.E139]&lt;&gt;&quot;-&quot; ; IF([.K139] &gt; [.G139]*[.$L$1];[.G139]*[.$L$1];[.K139]);[.K139]);&quot;&quot;)" office:value-type="currency" office:currency="EUR" office:value="0.93127482" calcext:value-type="currency">
            <text:p>0,931 €</text:p>
          </table:table-cell>
        </table:table-row>
        <table:table-row table:style-name="ro6">
          <table:table-cell table:number-columns-repeated="12"/>
        </table:table-row>
        <table:table-row table:style-name="ro7">
          <table:table-cell table:style-name="ce9" office:value-type="string" calcext:value-type="string" table:number-columns-spanned="11" table:number-rows-spanned="1">
            <text:p>AC input option (main transformer is for 2 channel)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4">
          <table:table-cell table:style-name="ce4" office:value-type="string" calcext:value-type="string">
            <text:p>2</text:p>
          </table:table-cell>
          <table:table-cell table:style-name="ce15" office:value-type="string" calcext:value-type="string">
            <text:p>2m2</text:p>
          </table:table-cell>
          <table:table-cell table:style-name="ce15" office:value-type="string" calcext:value-type="string">
            <text:p>Ø18 mm, RM 7.5, 50 V</text:p>
          </table:table-cell>
          <table:table-cell table:style-name="ce15" office:value-type="string" calcext:value-type="string">
            <text:p>C4, C5</text:p>
          </table:table-cell>
          <table:table-cell table:style-name="ce4" office:value-type="string" calcext:value-type="string">
            <text:p>1822562</text:p>
          </table:table-cell>
          <table:table-cell table:style-name="ce27" office:value-type="float" office:value="1.651" calcext:value-type="float">
            <text:p>1,651</text:p>
          </table:table-cell>
          <table:table-cell table:style-name="ce30" table:formula="of:=IF([.E142]=&quot;-&quot;;&quot;&quot;;IF([.A142]=&quot;&quot;;[.F142];[.A142]*[.F142]))" office:value-type="currency" office:currency="GBP" office:value="3.302" calcext:value-type="currency">
            <text:p>£3,30</text:p>
          </table:table-cell>
          <table:table-cell table:style-name="ce35"/>
          <table:table-cell table:style-name="ce38" office:value-type="string" calcext:value-type="string">
            <text:p>UVR1H222MHD</text:p>
          </table:table-cell>
          <table:table-cell table:style-name="ce45" office:value-type="float" office:value="1.1" calcext:value-type="float">
            <text:p>1,100</text:p>
          </table:table-cell>
          <table:table-cell table:style-name="ce48" table:formula="of:=IF([.I142]=&quot;-&quot;;&quot;&quot;;IF([.A142]=&quot;&quot;;[.J142];[.A142]*[.J142]))" office:value-type="currency" office:currency="EUR" office:value="2.2" calcext:value-type="currency">
            <text:p>2,20 €</text:p>
          </table:table-cell>
          <table:table-cell table:style-name="ce55" table:formula="of:=IF([.A142]&lt;&gt;&quot;&quot;; IF([.E142]&lt;&gt;&quot;-&quot; ; IF([.K142] &gt; [.G142]*[.$L$1];[.G142]*[.$L$1];[.K142]);[.K142]);&quot;&quot;)" office:value-type="currency" office:currency="EUR" office:value="2.2" calcext:value-type="currency">
            <text:p>2,200 €</text:p>
          </table:table-cell>
        </table:table-row>
        <table:table-row table:style-name="ro3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TPS15H100</text:p>
          </table:table-cell>
          <table:table-cell table:style-name="ce16"/>
          <table:table-cell table:style-name="ce16" office:value-type="string" calcext:value-type="string">
            <text:p>D1, D2, D3, D4</text:p>
          </table:table-cell>
          <table:table-cell table:style-name="ce5" office:value-type="string" calcext:value-type="string">
            <text:p>2344052</text:p>
          </table:table-cell>
          <table:table-cell table:style-name="ce28" office:value-type="float" office:value="0.549" calcext:value-type="float">
            <text:p>0,549</text:p>
          </table:table-cell>
          <table:table-cell table:style-name="ce31" table:formula="of:=IF([.E143]=&quot;-&quot;;&quot;&quot;;IF([.A143]=&quot;&quot;;[.F143];[.A143]*[.F143]))" office:value-type="currency" office:currency="GBP" office:value="2.196" calcext:value-type="currency">
            <text:p>£2,20</text:p>
          </table:table-cell>
          <table:table-cell table:style-name="ce36"/>
          <table:table-cell table:style-name="ce39" office:value-type="string" calcext:value-type="string">
            <text:p>-</text:p>
          </table:table-cell>
          <table:table-cell table:style-name="ce46"/>
          <table:table-cell table:style-name="ce49" table:formula="of:=IF([.I143]=&quot;-&quot;;&quot;&quot;;IF([.A143]=&quot;&quot;;[.J143];[.A143]*[.J143]))">
            <text:p/>
          </table:table-cell>
          <table:table-cell table:style-name="ce55" table:formula="of:=IF([.A143]&lt;&gt;&quot;&quot;; IF([.E143]&lt;&gt;&quot;-&quot; ; IF([.K143] &gt; [.G143]*[.$L$1];[.G143]*[.$L$1];[.K143]);[.K143]);&quot;&quot;)" office:value-type="currency" office:currency="EUR" office:value="2.77111044" calcext:value-type="currency">
            <text:p>2,771 €</text:p>
          </table:table-cell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</text:p>
          </table:table-cell>
          <table:table-cell table:style-name="ce4" office:value-type="string" calcext:value-type="string">
            <text:p>1100220</text:p>
          </table:table-cell>
          <table:table-cell table:style-name="ce27" office:value-type="float" office:value="0.0133" calcext:value-type="float">
            <text:p>0,013</text:p>
          </table:table-cell>
          <table:table-cell table:style-name="ce30" table:formula="of:=IF([.E144]=&quot;-&quot;;&quot;&quot;;IF([.A144]=&quot;&quot;;[.F144];[.A144]*[.F144]))" office:value-type="currency" office:currency="GBP" office:value="0.0133" calcext:value-type="currency">
            <text:p>£0,01</text:p>
          </table:table-cell>
          <table:table-cell table:style-name="ce35"/>
          <table:table-cell table:style-name="ce38" office:value-type="string" calcext:value-type="string">
            <text:p>RC1206JR-0712K</text:p>
          </table:table-cell>
          <table:table-cell table:style-name="ce45" office:value-type="float" office:value="0.0063" calcext:value-type="float">
            <text:p>0,006</text:p>
          </table:table-cell>
          <table:table-cell table:style-name="ce48" table:formula="of:=IF([.I144]=&quot;-&quot;;&quot;&quot;;IF([.A144]=&quot;&quot;;[.J144];[.A144]*[.J144]))" office:value-type="currency" office:currency="EUR" office:value="0.0063" calcext:value-type="currency">
            <text:p>0,01 €</text:p>
          </table:table-cell>
          <table:table-cell table:style-name="ce55" table:formula="of:=IF([.A144]&lt;&gt;&quot;&quot;; IF([.E144]&lt;&gt;&quot;-&quot; ; IF([.K144] &gt; [.G144]*[.$L$1];[.G144]*[.$L$1];[.K144]);[.K144]);&quot;&quot;)" office:value-type="currency" office:currency="EUR" office:value="0.0063" calcext:value-type="currency">
            <text:p>0,006 €</text:p>
          </table:table-cell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282836-2</text:p>
          </table:table-cell>
          <table:table-cell table:style-name="ce16" office:value-type="string" calcext:value-type="string">
            <text:p>Terminal block 2-way, 1.5mm2, 5mm</text:p>
          </table:table-cell>
          <table:table-cell table:style-name="ce16" office:value-type="string" calcext:value-type="string">
            <text:p>X2</text:p>
          </table:table-cell>
          <table:table-cell table:style-name="ce5" office:value-type="string" calcext:value-type="string">
            <text:p>3089034</text:p>
          </table:table-cell>
          <table:table-cell table:style-name="ce28" office:value-type="float" office:value="0.264" calcext:value-type="float">
            <text:p>0,264</text:p>
          </table:table-cell>
          <table:table-cell table:style-name="ce31" table:formula="of:=IF([.E145]=&quot;-&quot;;&quot;&quot;;IF([.A145]=&quot;&quot;;[.F145];[.A145]*[.F145]))" office:value-type="currency" office:currency="GBP" office:value="0.264" calcext:value-type="currency">
            <text:p>£0,26</text:p>
          </table:table-cell>
          <table:table-cell table:style-name="ce36"/>
          <table:table-cell table:style-name="ce39" office:value-type="string" calcext:value-type="string">
            <text:p>282836-2</text:p>
          </table:table-cell>
          <table:table-cell table:style-name="ce46" office:value-type="float" office:value="0.27" calcext:value-type="float">
            <text:p>0,270</text:p>
          </table:table-cell>
          <table:table-cell table:style-name="ce49" table:formula="of:=IF([.I145]=&quot;-&quot;;&quot;&quot;;IF([.A145]=&quot;&quot;;[.J145];[.A145]*[.J145]))" office:value-type="currency" office:currency="EUR" office:value="0.27" calcext:value-type="currency">
            <text:p>0,27 €</text:p>
          </table:table-cell>
          <table:table-cell table:style-name="ce55" table:formula="of:=IF([.A145]&lt;&gt;&quot;&quot;; IF([.E145]&lt;&gt;&quot;-&quot; ; IF([.K145] &gt; [.G145]*[.$L$1];[.G145]*[.$L$1];[.K145]);[.K145]);&quot;&quot;)" office:value-type="currency" office:currency="EUR" office:value="0.27" calcext:value-type="currency">
            <text:p>0,27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INDEL TST450/014</text:p>
          </table:table-cell>
          <table:table-cell table:style-name="ce15" office:value-type="string" calcext:value-type="string">
            <text:p>Transformer: toroidal; 450VA; 230VAC; 2x40V 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6]=&quot;-&quot;;&quot;&quot;;IF([.A146]=&quot;&quot;;[.F146];[.A146]*[.F146]))">
            <text:p/>
          </table:table-cell>
          <table:table-cell table:style-name="ce35"/>
          <table:table-cell table:style-name="ce38" office:value-type="string" calcext:value-type="string">
            <text:p>TST450/014</text:p>
          </table:table-cell>
          <table:table-cell table:style-name="ce45" office:value-type="float" office:value="35.9" calcext:value-type="float">
            <text:p>35,900</text:p>
          </table:table-cell>
          <table:table-cell table:style-name="ce48" table:formula="of:=IF([.I146]=&quot;-&quot;;&quot;&quot;;IF([.A146]=&quot;&quot;;[.J146];[.A146]*[.J146]))" office:value-type="currency" office:currency="EUR" office:value="35.9" calcext:value-type="currency">
            <text:p>35,90 €</text:p>
          </table:table-cell>
          <table:table-cell table:style-name="ce55" table:formula="of:=IF([.A146]&lt;&gt;&quot;&quot;; IF([.E146]&lt;&gt;&quot;-&quot; ; IF([.K146] &gt; [.G146]*[.$L$1];[.G146]*[.$L$1];[.K146]);[.K146]);&quot;&quot;)" office:value-type="currency" office:currency="EUR" office:value="35.9" calcext:value-type="currency">
            <text:p>35,900 €</text:p>
          </table:table-cell>
        </table:table-row>
        <table:table-row table:style-name="ro4">
          <table:table-cell table:style-name="ce5"/>
          <table:table-cell table:style-name="ce16" office:value-type="string" calcext:value-type="string">
            <text:p>Option #1: UVZ1H222MHD</text:p>
          </table:table-cell>
          <table:table-cell table:style-name="ce16" office:value-type="string" calcext:value-type="string">
            <text:p>Ø16 mm, RM 7.5, 50 V</text:p>
          </table:table-cell>
          <table:table-cell table:style-name="ce16"/>
          <table:table-cell table:style-name="ce5" office:value-type="string" calcext:value-type="string">
            <text:p>-</text:p>
          </table:table-cell>
          <table:table-cell table:style-name="ce28"/>
          <table:table-cell table:style-name="ce31" table:formula="of:=IF([.E147]=&quot;-&quot;;&quot;&quot;;IF([.A147]=&quot;&quot;;[.F147];[.A147]*[.F147]))">
            <text:p/>
          </table:table-cell>
          <table:table-cell table:style-name="ce36"/>
          <table:table-cell table:style-name="ce39" office:value-type="string" calcext:value-type="string">
            <text:p>UVZ1H222MHD</text:p>
          </table:table-cell>
          <table:table-cell table:style-name="ce46" office:value-type="float" office:value="0.97282" calcext:value-type="float">
            <text:p>0,973</text:p>
          </table:table-cell>
          <table:table-cell table:style-name="ce49" table:formula="of:=IF([.I147]=&quot;-&quot;;&quot;&quot;;IF([.A147]=&quot;&quot;;[.J147];[.A147]*[.J147]))" office:value-type="currency" office:currency="EUR" office:value="0.97282" calcext:value-type="currency">
            <text:p>0,97 €</text:p>
          </table:table-cell>
          <table:table-cell table:style-name="ce55" table:formula="of:=IF([.A147]&lt;&gt;&quot;&quot;; IF([.E147]&lt;&gt;&quot;-&quot; ; IF([.K147] &gt; [.G147]*[.$L$1];[.G147]*[.$L$1];[.K147]);[.K147]);&quot;&quot;)">
            <text:p/>
          </table:table-cell>
        </table:table-row>
        <table:table-row table:style-name="ro4">
          <table:table-cell table:style-name="ce4"/>
          <table:table-cell table:style-name="ce15" office:value-type="string" calcext:value-type="string">
            <text:p>Option #2: UVZ1J222MHD</text:p>
          </table:table-cell>
          <table:table-cell table:style-name="ce15" office:value-type="string" calcext:value-type="string">
            <text:p>Ø16 mm, RM 7.5, 63 V</text:p>
          </table:table-cell>
          <table:table-cell table:style-name="ce15"/>
          <table:table-cell table:style-name="ce4" office:value-type="string" calcext:value-type="string">
            <text:p>-</text:p>
          </table:table-cell>
          <table:table-cell table:style-name="ce27"/>
          <table:table-cell table:style-name="ce30" table:formula="of:=IF([.E148]=&quot;-&quot;;&quot;&quot;;IF([.A148]=&quot;&quot;;[.F148];[.A148]*[.F148]))">
            <text:p/>
          </table:table-cell>
          <table:table-cell table:style-name="ce35"/>
          <table:table-cell table:style-name="ce38" office:value-type="string" calcext:value-type="string">
            <text:p>UVZ1J222MHD</text:p>
          </table:table-cell>
          <table:table-cell table:style-name="ce45" office:value-type="float" office:value="1.59292" calcext:value-type="float">
            <text:p>1,593</text:p>
          </table:table-cell>
          <table:table-cell table:style-name="ce48" table:formula="of:=IF([.I148]=&quot;-&quot;;&quot;&quot;;IF([.A148]=&quot;&quot;;[.J148];[.A148]*[.J148]))" office:value-type="currency" office:currency="EUR" office:value="1.59292" calcext:value-type="currency">
            <text:p>1,59 €</text:p>
          </table:table-cell>
          <table:table-cell table:style-name="ce55" table:formula="of:=IF([.A148]&lt;&gt;&quot;&quot;; IF([.E148]&lt;&gt;&quot;-&quot; ; IF([.K146] &gt; [.G148]*[.$L$1];[.G148]*[.$L$1];[.K146]);[.K146]);&quot;&quot;)">
            <text:p/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42:.G148])" office:value-type="currency" office:currency="GBP" office:value="5.7753" calcext:value-type="currency">
            <text:p>£5,78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42:.K148])" office:value-type="currency" office:currency="EUR" office:value="40.94204" calcext:value-type="currency">
            <text:p>40,94 €</text:p>
          </table:table-cell>
          <table:table-cell table:style-name="ce50" table:formula="of:=SUM([.L142:.L148])" office:value-type="currency" office:currency="EUR" office:value="41.14741044" calcext:value-type="currency">
            <text:p>41,15 €</text:p>
          </table:table-cell>
        </table:table-row>
        <table:table-row table:style-name="ro6">
          <table:table-cell table:number-columns-repeated="12"/>
        </table:table-row>
        <table:table-row table:style-name="ro3">
          <table:table-cell table:style-name="ce9" office:value-type="string" calcext:value-type="string" table:number-columns-spanned="11" table:number-rows-spanned="1">
            <text:p>DC input option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3</text:p>
          </table:table-cell>
          <table:table-cell table:style-name="ce15" office:value-type="string" calcext:value-type="string">
            <text:p>100n</text:p>
          </table:table-cell>
          <table:table-cell table:style-name="ce15" office:value-type="string" calcext:value-type="string">
            <text:p>1210, 100 V</text:p>
          </table:table-cell>
          <table:table-cell table:style-name="ce15" office:value-type="string" calcext:value-type="string">
            <text:p>C1, C2, C3</text:p>
          </table:table-cell>
          <table:table-cell table:style-name="ce15" office:value-type="string" calcext:value-type="string">
            <text:p>2497072</text:p>
          </table:table-cell>
          <table:table-cell table:style-name="ce27" office:value-type="float" office:value="0.0349" calcext:value-type="float">
            <text:p>0,035</text:p>
          </table:table-cell>
          <table:table-cell table:style-name="ce30" table:formula="of:=IF([.E152]=&quot;-&quot;;&quot;&quot;;IF([.A152]=&quot;&quot;;[.F152];[.A152]*[.F152]))" office:value-type="currency" office:currency="GBP" office:value="0.1047" calcext:value-type="currency">
            <text:p>£0,10</text:p>
          </table:table-cell>
          <table:table-cell table:style-name="ce35"/>
          <table:table-cell table:style-name="ce35" office:value-type="string" calcext:value-type="string">
            <text:p>C1206C104K5RAC</text:p>
          </table:table-cell>
          <table:table-cell table:style-name="ce45" office:value-type="float" office:value="0.0134" calcext:value-type="float">
            <text:p>0,013</text:p>
          </table:table-cell>
          <table:table-cell table:style-name="ce48" table:formula="of:=IF([.I152]=&quot;-&quot;;&quot;&quot;;IF([.A152]=&quot;&quot;;[.J152];[.A152]*[.J152]))" office:value-type="currency" office:currency="EUR" office:value="0.0402" calcext:value-type="currency">
            <text:p>0,04 €</text:p>
          </table:table-cell>
          <table:table-cell table:style-name="ce55" table:formula="of:=IF([.A152]&lt;&gt;&quot;&quot;; IF([.E152]&lt;&gt;&quot;-&quot; ; IF([.K152] &gt; [.G152]*[.$L$1];[.G152]*[.$L$1];[.K152]);[.K152]);&quot;&quot;)" office:value-type="currency" office:currency="EUR" office:value="0.0402" calcext:value-type="currency">
            <text:p>0,040 €</text:p>
          </table:table-cell>
        </table:table-row>
        <table:table-row table:style-name="ro4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RN114-4-02</text:p>
          </table:table-cell>
          <table:table-cell table:style-name="ce16" office:value-type="string" calcext:value-type="string">
            <text:p>Current compensated choke, 4 A</text:p>
          </table:table-cell>
          <table:table-cell table:style-name="ce16" office:value-type="string" calcext:value-type="string">
            <text:p>L1</text:p>
          </table:table-cell>
          <table:table-cell table:style-name="ce16" office:value-type="string" calcext:value-type="string">
            <text:p>1191484</text:p>
          </table:table-cell>
          <table:table-cell table:style-name="ce28" office:value-type="float" office:value="2.18" calcext:value-type="float">
            <text:p>2,180</text:p>
          </table:table-cell>
          <table:table-cell table:style-name="ce31" table:formula="of:=IF([.E153]=&quot;-&quot;;&quot;&quot;;IF([.A153]=&quot;&quot;;[.F153];[.A153]*[.F153]))" office:value-type="currency" office:currency="GBP" office:value="2.18" calcext:value-type="currency">
            <text:p>£2,18</text:p>
          </table:table-cell>
          <table:table-cell table:style-name="ce36"/>
          <table:table-cell table:style-name="ce39" office:value-type="string" calcext:value-type="string">
            <text:p>CAF-3.1-1.2</text:p>
          </table:table-cell>
          <table:table-cell table:style-name="ce46" office:value-type="float" office:value="1.82" calcext:value-type="float">
            <text:p>1,820</text:p>
          </table:table-cell>
          <table:table-cell table:style-name="ce49" table:formula="of:=IF([.I153]=&quot;-&quot;;&quot;&quot;;IF([.A153]=&quot;&quot;;[.J153];[.A153]*[.J153]))" office:value-type="currency" office:currency="EUR" office:value="1.82" calcext:value-type="currency">
            <text:p>1,82 €</text:p>
          </table:table-cell>
          <table:table-cell table:style-name="ce55" table:formula="of:=IF([.A153]&lt;&gt;&quot;&quot;; IF([.E153]&lt;&gt;&quot;-&quot; ; IF([.K153] &gt; [.G153]*[.$L$1];[.G153]*[.$L$1];[.K153]);[.K153]);&quot;&quot;)" office:value-type="currency" office:currency="EUR" office:value="1.82" calcext:value-type="currency">
            <text:p>1,820 €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282836-3</text:p>
          </table:table-cell>
          <table:table-cell table:style-name="ce15" office:value-type="string" calcext:value-type="string">
            <text:p>Terminal block 3-way, 1.5mm2, 5mm</text:p>
          </table:table-cell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3089046</text:p>
          </table:table-cell>
          <table:table-cell table:style-name="ce27" office:value-type="float" office:value="0.361" calcext:value-type="float">
            <text:p>0,361</text:p>
          </table:table-cell>
          <table:table-cell table:style-name="ce30" table:formula="of:=IF([.E154]=&quot;-&quot;;&quot;&quot;;IF([.A154]=&quot;&quot;;[.F154];[.A154]*[.F154]))" office:value-type="currency" office:currency="GBP" office:value="0.361" calcext:value-type="currency">
            <text:p>£0,36</text:p>
          </table:table-cell>
          <table:table-cell table:style-name="ce35"/>
          <table:table-cell table:style-name="ce35" office:value-type="string" calcext:value-type="string">
            <text:p>282836-3</text:p>
          </table:table-cell>
          <table:table-cell table:style-name="ce45" office:value-type="float" office:value="0.47" calcext:value-type="float">
            <text:p>0,470</text:p>
          </table:table-cell>
          <table:table-cell table:style-name="ce48" table:formula="of:=IF([.I154]=&quot;-&quot;;&quot;&quot;;IF([.A154]=&quot;&quot;;[.J154];[.A154]*[.J154]))" office:value-type="currency" office:currency="EUR" office:value="0.47" calcext:value-type="currency">
            <text:p>0,47 €</text:p>
          </table:table-cell>
          <table:table-cell table:style-name="ce55" table:formula="of:=IF([.A154]&lt;&gt;&quot;&quot;; IF([.E154]&lt;&gt;&quot;-&quot; ; IF([.K154] &gt; [.G154]*[.$L$1];[.G154]*[.$L$1];[.K154]);[.K154]);&quot;&quot;)" office:value-type="currency" office:currency="EUR" office:value="0.45554229" calcext:value-type="currency">
            <text:p>0,456 €</text:p>
          </table:table-cell>
        </table:table-row>
        <table:table-row table:style-name="ro5">
          <table:table-cell table:style-name="ce5" office:value-type="string" calcext:value-type="string">
            <text:p>1</text:p>
          </table:table-cell>
          <table:table-cell table:style-name="ce16" office:value-type="string" calcext:value-type="string">
            <text:p>MEAN WELL LRS-150-48 </text:p>
          </table:table-cell>
          <table:table-cell table:style-name="ce16" office:value-type="string" calcext:value-type="string">
            <text:p>Power module 48VDC; 3.3A (adjustable to 54VDC)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55]=&quot;-&quot;;&quot;&quot;;IF([.A155]=&quot;&quot;;[.F155];[.A155]*[.F155]))">
            <text:p/>
          </table:table-cell>
          <table:table-cell table:style-name="ce36"/>
          <table:table-cell table:style-name="ce39" office:value-type="string" calcext:value-type="string">
            <text:p>LRS-150-48</text:p>
          </table:table-cell>
          <table:table-cell table:style-name="ce46" office:value-type="float" office:value="18.01" calcext:value-type="float">
            <text:p>18,010</text:p>
          </table:table-cell>
          <table:table-cell table:style-name="ce49" table:formula="of:=IF([.I155]=&quot;-&quot;;&quot;&quot;;IF([.A155]=&quot;&quot;;[.J155];[.A155]*[.J155]))" office:value-type="currency" office:currency="EUR" office:value="18.01" calcext:value-type="currency">
            <text:p>18,01 €</text:p>
          </table:table-cell>
          <table:table-cell table:style-name="ce55" table:formula="of:=IF([.A155]&lt;&gt;&quot;&quot;; IF([.E155]&lt;&gt;&quot;-&quot; ; IF([.K155] &gt; [.G155]*[.$L$1];[.G155]*[.$L$1];[.K155]);[.K155]);&quot;&quot;)" office:value-type="currency" office:currency="EUR" office:value="18.01" calcext:value-type="currency">
            <text:p>18,010 €</text:p>
          </table:table-cell>
        </table:table-row>
        <table:table-row table:style-name="ro5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TFF-M3X40/DR124</text:p>
          </table:table-cell>
          <table:table-cell table:style-name="ce15" office:value-type="string" calcext:value-type="string">
            <text:p>40 mm metal spacer, M3 (a pair is required for dual channel)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7" office:value-type="float" office:value="0" calcext:value-type="float">
            <text:p>0,000</text:p>
          </table:table-cell>
          <table:table-cell table:style-name="ce30" table:formula="of:=IF([.E156]=&quot;-&quot;;&quot;&quot;;IF([.A156]=&quot;&quot;;[.F156];[.A156]*[.F156]))">
            <text:p/>
          </table:table-cell>
          <table:table-cell table:style-name="ce35"/>
          <table:table-cell table:style-name="ce35" office:value-type="string" calcext:value-type="string">
            <text:p>TFF-M3X40/DR124</text:p>
          </table:table-cell>
          <table:table-cell table:style-name="ce45" office:value-type="float" office:value="0.1558" calcext:value-type="float">
            <text:p>0,156</text:p>
          </table:table-cell>
          <table:table-cell table:style-name="ce48" table:formula="of:=IF([.I156]=&quot;-&quot;;&quot;&quot;;IF([.A156]=&quot;&quot;;[.J156];[.A156]*[.J156]))" office:value-type="currency" office:currency="EUR" office:value="0.1558" calcext:value-type="currency">
            <text:p>0,16 €</text:p>
          </table:table-cell>
          <table:table-cell table:style-name="ce55" table:formula="of:=IF([.A156]&lt;&gt;&quot;&quot;; IF([.E156]&lt;&gt;&quot;-&quot; ; IF([.K156] &gt; [.G156]*[.$L$1];[.G156]*[.$L$1];[.K156]);[.K156]);&quot;&quot;)" office:value-type="currency" office:currency="EUR" office:value="0.1558" calcext:value-type="currency">
            <text:p>0,1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52:.G156])" office:value-type="currency" office:currency="GBP" office:value="2.6457" calcext:value-type="currency">
            <text:p>£2,65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52:.K156])" office:value-type="currency" office:currency="EUR" office:value="20.496" calcext:value-type="currency">
            <text:p>20,50 €</text:p>
          </table:table-cell>
          <table:table-cell table:style-name="ce50" table:formula="of:=SUM([.L152:.L156])" office:value-type="currency" office:currency="EUR" office:value="20.48154229" calcext:value-type="currency">
            <text:p>20,48 €</text:p>
          </table:table-cell>
        </table:table-row>
        <table:table-row table:style-name="ro6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3">
          <table:table-cell table:style-name="ce9" office:value-type="string" calcext:value-type="string" table:number-columns-spanned="11" table:number-rows-spanned="1">
            <text:p>Mechanical</text:p>
          </table:table-cell>
          <table:covered-table-cell table:number-columns-repeated="3" table:style-name="ce19"/>
          <table:covered-table-cell table:style-name="ce12"/>
          <table:covered-table-cell table:number-columns-repeated="3"/>
          <table:covered-table-cell table:style-name="ce19"/>
          <table:covered-table-cell table:number-columns-repeated="2"/>
          <table:table-cell table:style-name="ce53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5" office:value-type="string" calcext:value-type="string">
            <text:p>Heatsink 70 x 120 mm</text:p>
          </table:table-cell>
          <table:table-cell table:style-name="ce15" table:number-columns-repeated="2"/>
          <table:table-cell table:style-name="ce15" office:value-type="string" calcext:value-type="string">
            <text:p>-</text:p>
          </table:table-cell>
          <table:table-cell table:style-name="ce27" office:value-type="float" office:value="0" calcext:value-type="float">
            <text:p>0,000</text:p>
          </table:table-cell>
          <table:table-cell table:style-name="ce30" table:formula="of:=IF([.E160]=&quot;-&quot;;&quot;&quot;;IF([.A160]=&quot;&quot;;[.F160];[.A160]*[.F160]))">
            <text:p/>
          </table:table-cell>
          <table:table-cell table:style-name="ce35"/>
          <table:table-cell table:style-name="ce35" office:value-type="string" calcext:value-type="string">
            <text:p>RAD-A4463/120</text:p>
          </table:table-cell>
          <table:table-cell table:style-name="ce45" office:value-type="float" office:value="1.34" calcext:value-type="float">
            <text:p>1,340</text:p>
          </table:table-cell>
          <table:table-cell table:style-name="ce48" table:formula="of:=IF([.I160]=&quot;-&quot;;&quot;&quot;;IF([.A160]=&quot;&quot;;[.J160];[.A160]*[.J160]))" office:value-type="currency" office:currency="EUR" office:value="1.34" calcext:value-type="currency">
            <text:p>1,34 €</text:p>
          </table:table-cell>
          <table:table-cell table:style-name="ce55" table:formula="of:=IF([.A160]&lt;&gt;&quot;&quot;; IF([.E160]&lt;&gt;&quot;-&quot; ; IF([.K160] &gt; [.G160]*[.$L$1];[.G160]*[.$L$1];[.K160]);[.K160]);&quot;&quot;)" office:value-type="currency" office:currency="EUR" office:value="1.34" calcext:value-type="currency">
            <text:p>1,340 €</text:p>
          </table:table-cell>
        </table:table-row>
        <table:table-row table:style-name="ro2">
          <table:table-cell table:style-name="ce5" office:value-type="string" calcext:value-type="string">
            <text:p>4</text:p>
          </table:table-cell>
          <table:table-cell table:style-name="ce16" office:value-type="string" calcext:value-type="string">
            <text:p>Screwed spacer sleeve; M3; 6 mm</text:p>
          </table:table-cell>
          <table:table-cell table:style-name="ce16" office:value-type="string" calcext:value-type="string">
            <text:p>Dremec 213x6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8" office:value-type="float" office:value="0" calcext:value-type="float">
            <text:p>0,000</text:p>
          </table:table-cell>
          <table:table-cell table:style-name="ce31" table:formula="of:=IF([.E161]=&quot;-&quot;;&quot;&quot;;IF([.A161]=&quot;&quot;;[.F161];[.A161]*[.F161]))">
            <text:p/>
          </table:table-cell>
          <table:table-cell table:style-name="ce36"/>
          <table:table-cell table:style-name="ce39" office:value-type="string" calcext:value-type="string">
            <text:p>TFM-M3X6/DR213</text:p>
          </table:table-cell>
          <table:table-cell table:style-name="ce46" office:value-type="float" office:value="0.0891" calcext:value-type="float">
            <text:p>0,089</text:p>
          </table:table-cell>
          <table:table-cell table:style-name="ce49" table:formula="of:=IF([.I161]=&quot;-&quot;;&quot;&quot;;IF([.A161]=&quot;&quot;;[.J161];[.A161]*[.J161]))" office:value-type="currency" office:currency="EUR" office:value="0.3564" calcext:value-type="currency">
            <text:p>0,36 €</text:p>
          </table:table-cell>
          <table:table-cell table:style-name="ce55" table:formula="of:=IF([.A161]&lt;&gt;&quot;&quot;; IF([.E161]&lt;&gt;&quot;-&quot; ; IF([.K161] &gt; [.G161]*[.$L$1];[.G161]*[.$L$1];[.K161]);[.K161]);&quot;&quot;)" office:value-type="currency" office:currency="EUR" office:value="0.3564" calcext:value-type="currency">
            <text:p>0,356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2" table:formula="of:=SUM([.G160:.G161])" office:value-type="currency" office:currency="GBP" office:value="0" calcext:value-type="currency">
            <text:p>£0,00</text:p>
          </table:table-cell>
          <table:table-cell table:style-name="ce35"/>
          <table:table-cell table:style-name="ce38"/>
          <table:table-cell table:style-name="ce45"/>
          <table:table-cell table:style-name="ce50" table:formula="of:=SUM([.K160:.K161])" office:value-type="currency" office:currency="EUR" office:value="1.6964" calcext:value-type="currency">
            <text:p>1,70 €</text:p>
          </table:table-cell>
          <table:table-cell table:style-name="ce50" table:formula="of:=SUM([.L160:.L161])" office:value-type="currency" office:currency="EUR" office:value="1.6964" calcext:value-type="currency">
            <text:p>1,70 €</text:p>
          </table:table-cell>
        </table:table-row>
        <table:table-row table:style-name="ro3">
          <table:table-cell table:style-name="ce4"/>
          <table:table-cell table:style-name="ce15" table:number-columns-repeated="3"/>
          <table:table-cell table:style-name="ce4"/>
          <table:table-cell table:style-name="ce27"/>
          <table:table-cell table:style-name="ce30"/>
          <table:table-cell table:style-name="ce35"/>
          <table:table-cell table:style-name="ce38"/>
          <table:table-cell table:style-name="ce45"/>
          <table:table-cell table:style-name="ce48"/>
          <table:table-cell/>
        </table:table-row>
        <table:table-row table:style-name="ro6">
          <table:table-cell table:style-name="ce10" office:value-type="string" calcext:value-type="string" table:number-columns-spanned="12" table:number-rows-spanned="1">
            <text:p>Important: max. input voltage for LTC3864 is 65VDC. Therefore main transformer secondary voltage should not exceed 44VAC in any case.</text:p>
          </table:table-cell>
          <table:covered-table-cell table:number-columns-repeated="11"/>
        </table:table-row>
        <table:table-row table:style-name="ro6">
          <table:table-cell table:number-columns-repeated="12"/>
        </table:table-row>
        <table:table-row table:style-name="ro6">
          <table:table-cell table:style-name="ce11" office:value-type="string" calcext:value-type="string" table:number-columns-spanned="12" table:number-rows-spanned="1">
            <text:p>All prices are net prices (without VAT)</text:p>
          </table:table-cell>
          <table:covered-table-cell table:number-columns-repeated="11"/>
        </table:table-row>
        <table:table-row table:style-name="ro6" table:number-rows-repeated="1048405">
          <table:table-cell table:number-columns-repeated="12"/>
        </table:table-row>
        <table:table-row table:style-name="ro3" table:number-rows-repeated="4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31:Sheet1.AMJ13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2mm" fo:margin-bottom="4.83mm" fo:margin-left="6.72mm" fo:margin-right="4.96mm" style:scale-to="96%" style:writing-mode="lr-tb"/>
      <style:header-style>
        <style:header-footer-properties fo:min-height="3.81mm" fo:margin-left="0mm" fo:margin-right="0mm" fo:margin-bottom="2.5mm"/>
      </style:header-style>
      <style:footer-style>
        <style:header-footer-properties fo:min-height="4.0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power board BOM (PCB: r5B8, 2016-06-18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.00.0000</text:date>, <text:time style:data-style-name="N2" text:time-value="19:06:40.411563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18T19:13:38.515838310</dc:date>
    <dc:creator>Denis Kotlar</dc:creator>
    <meta:editing-duration>P1DT11H31M31S</meta:editing-duration>
    <meta:editing-cycles>370</meta:editing-cycles>
    <meta:document-statistic meta:table-count="1" meta:cell-count="1464" meta:object-count="0"/>
  </office:meta>
</office:document-meta>
</file>